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99"/>
  </office:automatic-styles>
  <office:body>
    <office:spreadsheet>
      <table:table table:name="arm-none-eabi-gcc_4.8.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6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Always on/off (1/0) in train18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OR</text:p>
          </table:table-cell>
          <table:table-cell table:style-name="Default" office:value-type="string" calcext:value-type="string">
            <text:p>Include</text:p>
          </table:table-cell>
          <table:table-cell table:style-name="Default" office:value-type="string" calcext:value-type="string">
            <text:p>Reason</text:p>
          </table:table-cell>
          <table:table-cell table:style-name="Default" office:value-type="string" calcext:value-type="string">
            <text:p>Reason code</text:p>
          </table:table-cell>
          <table:table-cell table:style-name="Default" office:value-type="string" calcext:value-type="string">
            <text:p>Dependent on</text:p>
          </table:table-cell>
          <table:table-cell table:style-name="Default" office:value-type="string" calcext:value-type="string">
            <text:p>In arm-none-eabi-gcc 4.9.3</text:p>
          </table:table-cell>
          <table:table-cell table:style-name="Default" office:value-type="string" calcext:value-type="string">
            <text:p>why missing</text:p>
          </table:table-cell>
          <table:table-cell/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lways On</text:p>
          </table:table-cell>
          <table:table-cell office:value-type="string" calcext:value-type="string">
            <text:p>Always Off</text:p>
          </table:table-cell>
        </table:table-row>
        <table:table-row table:style-name="ro1">
          <table:table-cell office:value-type="string" calcext:value-type="string">
            <text:p>-faggressive-loop-optimizations</text:p>
          </table:table-cell>
          <table:table-cell table:formula="of:=IF(ISNUMBER(MATCH([.$A2];[.P$2:.P$124];0));1;0)" office:value-type="float" office:value="1" calcext:value-type="float">
            <text:p>1</text:p>
          </table:table-cell>
          <table:table-cell table:formula="of:=IF(ISNUMBER(MATCH([.$A2];[.Q$2:.Q$124];0));1;0)" office:value-type="float" office:value="1" calcext:value-type="float">
            <text:p>1</text:p>
          </table:table-cell>
          <table:table-cell table:formula="of:=IF(ISNUMBER(MATCH([.$A2];[.R$2:.R$124];0));1;0)" office:value-type="float" office:value="1" calcext:value-type="float">
            <text:p>1</text:p>
          </table:table-cell>
          <table:table-cell table:formula="of:=IF(ISNUMBER(MATCH([.$A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];['arm-none-eabi-gcc_4.9.3'.$A$2:.$A$192];0)))" office:value-type="boolean" office:boolean-value="true" calcext:value-type="boolean">
            <text:p>TRUE</text:p>
          </table:table-cell>
          <table:table-cell/>
          <table:table-cell table:style-name="ce2"/>
          <table:table-cell table:number-columns-repeated="4" office:value-type="string" calcext:value-type="string">
            <text:p>-faggressive-loop-optimizations</text:p>
          </table:table-cell>
          <table:table-cell/>
          <table:table-cell office:value-type="string" calcext:value-type="string">
            <text:p>-fbtr-bb-exclusive</text:p>
          </table:table-cell>
          <table:table-cell office:value-type="string" calcext:value-type="string">
            <text:p>-fbranch-target-load-optimize2</text:p>
          </table:table-cell>
        </table:table-row>
        <table:table-row table:style-name="ro1">
          <table:table-cell office:value-type="string" calcext:value-type="string">
            <text:p>-falign-functions</text:p>
          </table:table-cell>
          <table:table-cell table:formula="of:=IF(ISNUMBER(MATCH([.$A3];[.P$2:.P$124];0));1;0)" office:value-type="float" office:value="0" calcext:value-type="float">
            <text:p>0</text:p>
          </table:table-cell>
          <table:table-cell table:formula="of:=IF(ISNUMBER(MATCH([.$A3];[.Q$2:.Q$124];0));1;0)" office:value-type="float" office:value="0" calcext:value-type="float">
            <text:p>0</text:p>
          </table:table-cell>
          <table:table-cell table:formula="of:=IF(ISNUMBER(MATCH([.$A3];[.R$2:.R$124];0));1;0)" office:value-type="float" office:value="1" calcext:value-type="float">
            <text:p>1</text:p>
          </table:table-cell>
          <table:table-cell table:formula="of:=IF(ISNUMBER(MATCH([.$A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string" calcext:value-type="string">
            <text:p>-fbranch-count-reg</text:p>
          </table:table-cell>
          <table:table-cell table:number-columns-repeated="2" office:value-type="string" calcext:value-type="string">
            <text:p>-falign-functions</text:p>
          </table:table-cell>
          <table:table-cell/>
          <table:table-cell office:value-type="string" calcext:value-type="string">
            <text:p>-fdce</text:p>
          </table:table-cell>
          <table:table-cell office:value-type="string" calcext:value-type="string">
            <text:p>-ftree-bit-ccp</text:p>
          </table:table-cell>
        </table:table-row>
        <table:table-row table:style-name="ro1">
          <table:table-cell office:value-type="string" calcext:value-type="string">
            <text:p>-falign-jumps</text:p>
          </table:table-cell>
          <table:table-cell table:formula="of:=IF(ISNUMBER(MATCH([.$A4];[.P$2:.P$124];0));1;0)" office:value-type="float" office:value="0" calcext:value-type="float">
            <text:p>0</text:p>
          </table:table-cell>
          <table:table-cell table:formula="of:=IF(ISNUMBER(MATCH([.$A4];[.Q$2:.Q$124];0));1;0)" office:value-type="float" office:value="0" calcext:value-type="float">
            <text:p>0</text:p>
          </table:table-cell>
          <table:table-cell table:formula="of:=IF(ISNUMBER(MATCH([.$A4];[.R$2:.R$124];0));1;0)" office:value-type="float" office:value="1" calcext:value-type="float">
            <text:p>1</text:p>
          </table:table-cell>
          <table:table-cell table:formula="of:=IF(ISNUMBER(MATCH([.$A4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common</text:p>
          </table:table-cell>
          <table:table-cell office:value-type="string" calcext:value-type="string">
            <text:p>-fcombine-stack-adjustments</text:p>
          </table:table-cell>
          <table:table-cell table:number-columns-repeated="2" office:value-type="string" calcext:value-type="string">
            <text:p>-falign-jumps</text:p>
          </table:table-cell>
          <table:table-cell/>
          <table:table-cell office:value-type="string" calcext:value-type="string">
            <text:p>-fdefer-pop</text:p>
          </table:table-cell>
          <table:table-cell office:value-type="string" calcext:value-type="string">
            <text:p>-ftree-phiprop</text:p>
          </table:table-cell>
        </table:table-row>
        <table:table-row table:style-name="ro1">
          <table:table-cell office:value-type="string" calcext:value-type="string">
            <text:p>-falign-labels</text:p>
          </table:table-cell>
          <table:table-cell table:formula="of:=IF(ISNUMBER(MATCH([.$A5];[.P$2:.P$124];0));1;0)" office:value-type="float" office:value="0" calcext:value-type="float">
            <text:p>0</text:p>
          </table:table-cell>
          <table:table-cell table:formula="of:=IF(ISNUMBER(MATCH([.$A5];[.Q$2:.Q$124];0));1;0)" office:value-type="float" office:value="0" calcext:value-type="float">
            <text:p>0</text:p>
          </table:table-cell>
          <table:table-cell table:formula="of:=IF(ISNUMBER(MATCH([.$A5];[.R$2:.R$124];0));1;0)" office:value-type="float" office:value="1" calcext:value-type="float">
            <text:p>1</text:p>
          </table:table-cell>
          <table:table-cell table:formula="of:=IF(ISNUMBER(MATCH([.$A5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dce</text:p>
          </table:table-cell>
          <table:table-cell office:value-type="string" calcext:value-type="string">
            <text:p>-fcommon</text:p>
          </table:table-cell>
          <table:table-cell table:number-columns-repeated="2" office:value-type="string" calcext:value-type="string">
            <text:p>-falign-labels</text:p>
          </table:table-cell>
          <table:table-cell/>
          <table:table-cell office:value-type="string" calcext:value-type="string">
            <text:p>-fdelete-null-pointer-checks</text:p>
          </table:table-cell>
          <table:table-cell office:value-type="string" calcext:value-type="string">
            <text:p>-fcse-follow-jumps</text:p>
          </table:table-cell>
        </table:table-row>
        <table:table-row table:style-name="ro1">
          <table:table-cell office:value-type="string" calcext:value-type="string">
            <text:p>-falign-loops</text:p>
          </table:table-cell>
          <table:table-cell table:formula="of:=IF(ISNUMBER(MATCH([.$A6];[.P$2:.P$124];0));1;0)" office:value-type="float" office:value="0" calcext:value-type="float">
            <text:p>0</text:p>
          </table:table-cell>
          <table:table-cell table:formula="of:=IF(ISNUMBER(MATCH([.$A6];[.Q$2:.Q$124];0));1;0)" office:value-type="float" office:value="0" calcext:value-type="float">
            <text:p>0</text:p>
          </table:table-cell>
          <table:table-cell table:formula="of:=IF(ISNUMBER(MATCH([.$A6];[.R$2:.R$124];0));1;0)" office:value-type="float" office:value="1" calcext:value-type="float">
            <text:p>1</text:p>
          </table:table-cell>
          <table:table-cell table:formula="of:=IF(ISNUMBER(MATCH([.$A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6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delete-null-pointer-checks</text:p>
          </table:table-cell>
          <table:table-cell office:value-type="string" calcext:value-type="string">
            <text:p>-fcompare-elim</text:p>
          </table:table-cell>
          <table:table-cell table:number-columns-repeated="2" office:value-type="string" calcext:value-type="string">
            <text:p>-falign-loops</text:p>
          </table:table-cell>
          <table:table-cell/>
          <table:table-cell office:value-type="string" calcext:value-type="string">
            <text:p>-fgcse-las</text:p>
          </table:table-cell>
          <table:table-cell office:value-type="string" calcext:value-type="string">
            <text:p>-funroll-loops</text:p>
          </table:table-cell>
        </table:table-row>
        <table:table-row table:style-name="ro1">
          <table:table-cell office:value-type="string" calcext:value-type="string">
            <text:p>-fasynchronous-unwind-tables</text:p>
          </table:table-cell>
          <table:table-cell table:formula="of:=IF(ISNUMBER(MATCH([.$A7];[.P$2:.P$124];0));1;0)" office:value-type="float" office:value="0" calcext:value-type="float">
            <text:p>0</text:p>
          </table:table-cell>
          <table:table-cell table:formula="of:=IF(ISNUMBER(MATCH([.$A7];[.Q$2:.Q$124];0));1;0)" office:value-type="float" office:value="0" calcext:value-type="float">
            <text:p>0</text:p>
          </table:table-cell>
          <table:table-cell table:formula="of:=IF(ISNUMBER(MATCH([.$A7];[.R$2:.R$124];0));1;0)" office:value-type="float" office:value="0" calcext:value-type="float">
            <text:p>0</text:p>
          </table:table-cell>
          <table:table-cell table:formula="of:=IF(ISNUMBER(MATCH([.$A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or debugging/execptions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7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dse</text:p>
          </table:table-cell>
          <table:table-cell office:value-type="string" calcext:value-type="string">
            <text:p>-fcprop-registers</text:p>
          </table:table-cell>
          <table:table-cell table:number-columns-repeated="2" office:value-type="string" calcext:value-type="string">
            <text:p>-fbranch-count-reg</text:p>
          </table:table-cell>
          <table:table-cell/>
          <table:table-cell office:value-type="string" calcext:value-type="string">
            <text:p>-finline-functions</text:p>
          </table:table-cell>
          <table:table-cell office:value-type="string" calcext:value-type="string">
            <text:p>-fsched-interblock</text:p>
          </table:table-cell>
        </table:table-row>
        <table:table-row table:style-name="ro1">
          <table:table-cell office:value-type="string" calcext:value-type="string">
            <text:p>-fbranch-count-reg</text:p>
          </table:table-cell>
          <table:table-cell table:formula="of:=IF(ISNUMBER(MATCH([.$A8];[.P$2:.P$124];0));1;0)" office:value-type="float" office:value="1" calcext:value-type="float">
            <text:p>1</text:p>
          </table:table-cell>
          <table:table-cell table:formula="of:=IF(ISNUMBER(MATCH([.$A8];[.Q$2:.Q$124];0));1;0)" office:value-type="float" office:value="1" calcext:value-type="float">
            <text:p>1</text:p>
          </table:table-cell>
          <table:table-cell table:formula="of:=IF(ISNUMBER(MATCH([.$A8];[.R$2:.R$124];0));1;0)" office:value-type="float" office:value="1" calcext:value-type="float">
            <text:p>1</text:p>
          </table:table-cell>
          <table:table-cell table:formula="of:=IF(ISNUMBER(MATCH([.$A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early-inlining</text:p>
          </table:table-cell>
          <table:table-cell office:value-type="string" calcext:value-type="string">
            <text:p>-fdce</text:p>
          </table:table-cell>
          <table:table-cell table:number-columns-repeated="2" office:value-type="string" calcext:value-type="string">
            <text:p>-fcaller-saves</text:p>
          </table:table-cell>
          <table:table-cell/>
          <table:table-cell office:value-type="string" calcext:value-type="string">
            <text:p>-finline-functions-called-once</text:p>
          </table:table-cell>
          <table:table-cell office:value-type="string" calcext:value-type="string">
            <text:p>-fsel-sched-pipelining-outer-loops</text:p>
          </table:table-cell>
        </table:table-row>
        <table:table-row table:style-name="ro1">
          <table:table-cell office:value-type="string" calcext:value-type="string">
            <text:p>-fbranch-probabilities</text:p>
          </table:table-cell>
          <table:table-cell table:formula="of:=IF(ISNUMBER(MATCH([.$A9];[.P$2:.P$124];0));1;0)" office:value-type="float" office:value="0" calcext:value-type="float">
            <text:p>0</text:p>
          </table:table-cell>
          <table:table-cell table:formula="of:=IF(ISNUMBER(MATCH([.$A9];[.Q$2:.Q$124];0));1;0)" office:value-type="float" office:value="0" calcext:value-type="float">
            <text:p>0</text:p>
          </table:table-cell>
          <table:table-cell table:formula="of:=IF(ISNUMBER(MATCH([.$A9];[.R$2:.R$124];0));1;0)" office:value-type="float" office:value="0" calcext:value-type="float">
            <text:p>0</text:p>
          </table:table-cell>
          <table:table-cell table:formula="of:=IF(ISNUMBER(MATCH([.$A9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requires profile</text:p>
          </table:table-cell>
          <table:table-cell office:value-type="string" calcext:value-type="string">
            <text:p>P</text:p>
          </table:table-cell>
          <table:table-cell/>
          <table:table-cell table:formula="of:=NOT(ISERROR(MATCH([.A9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gcse-lm</text:p>
          </table:table-cell>
          <table:table-cell office:value-type="string" calcext:value-type="string">
            <text:p>-fdefer-pop</text:p>
          </table:table-cell>
          <table:table-cell table:number-columns-repeated="2" office:value-type="string" calcext:value-type="string">
            <text:p>-fcombine-stack-adjustments</text:p>
          </table:table-cell>
          <table:table-cell/>
          <table:table-cell office:value-type="string" calcext:value-type="string">
            <text:p>-finline-small-functions</text:p>
          </table:table-cell>
          <table:table-cell office:value-type="string" calcext:value-type="string">
            <text:p>-fstrict-aliasing</text:p>
          </table:table-cell>
        </table:table-row>
        <table:table-row table:style-name="ro1">
          <table:table-cell office:value-type="string" calcext:value-type="string">
            <text:p>-fbranch-target-load-optimize</text:p>
          </table:table-cell>
          <table:table-cell table:formula="of:=IF(ISNUMBER(MATCH([.$A10];[.P$2:.P$124];0));1;0)" office:value-type="float" office:value="0" calcext:value-type="float">
            <text:p>0</text:p>
          </table:table-cell>
          <table:table-cell table:formula="of:=IF(ISNUMBER(MATCH([.$A10];[.Q$2:.Q$124];0));1;0)" office:value-type="float" office:value="0" calcext:value-type="float">
            <text:p>0</text:p>
          </table:table-cell>
          <table:table-cell table:formula="of:=IF(ISNUMBER(MATCH([.$A10];[.R$2:.R$124];0));1;0)" office:value-type="float" office:value="0" calcext:value-type="float">
            <text:p>0</text:p>
          </table:table-cell>
          <table:table-cell table:formula="of:=IF(ISNUMBER(MATCH([.$A10];[.S$2:.S$124];0))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fbranch-target-load-optimize2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inline</text:p>
          </table:table-cell>
          <table:table-cell office:value-type="string" calcext:value-type="string">
            <text:p>-fdelete-null-pointer-checks</text:p>
          </table:table-cell>
          <table:table-cell table:number-columns-repeated="2" office:value-type="string" calcext:value-type="string">
            <text:p>-fcommon</text:p>
          </table:table-cell>
          <table:table-cell/>
          <table:table-cell office:value-type="string" calcext:value-type="string">
            <text:p>-fira-hoist-pressure</text:p>
          </table:table-cell>
          <table:table-cell office:value-type="string" calcext:value-type="string">
            <text:p>-fsched-stalled-insns</text:p>
          </table:table-cell>
        </table:table-row>
        <table:table-row table:style-name="ro1">
          <table:table-cell office:value-type="string" calcext:value-type="string">
            <text:p>-fbranch-target-load-optimize2</text:p>
          </table:table-cell>
          <table:table-cell table:formula="of:=IF(ISNUMBER(MATCH([.$A11];[.P$2:.P$124];0));1;0)" office:value-type="float" office:value="0" calcext:value-type="float">
            <text:p>0</text:p>
          </table:table-cell>
          <table:table-cell table:formula="of:=IF(ISNUMBER(MATCH([.$A11];[.Q$2:.Q$124];0));1;0)" office:value-type="float" office:value="0" calcext:value-type="float">
            <text:p>0</text:p>
          </table:table-cell>
          <table:table-cell table:formula="of:=IF(ISNUMBER(MATCH([.$A11];[.R$2:.R$124];0));1;0)" office:value-type="float" office:value="0" calcext:value-type="float">
            <text:p>0</text:p>
          </table:table-cell>
          <table:table-cell table:formula="of:=IF(ISNUMBER(MATCH([.$A11];[.S$2:.S$124];0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fbranch-target-load-optimize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1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inline-atomics</text:p>
          </table:table-cell>
          <table:table-cell office:value-type="string" calcext:value-type="string">
            <text:p>-fdse</text:p>
          </table:table-cell>
          <table:table-cell table:number-columns-repeated="2" office:value-type="string" calcext:value-type="string">
            <text:p>-fcompare-elim</text:p>
          </table:table-cell>
          <table:table-cell/>
          <table:table-cell office:value-type="string" calcext:value-type="string">
            <text:p>-fmerge-constants</text:p>
          </table:table-cell>
          <table:table-cell office:value-type="string" calcext:value-type="string">
            <text:p>-falign-labels</text:p>
          </table:table-cell>
        </table:table-row>
        <table:table-row table:style-name="ro1">
          <table:table-cell office:value-type="string" calcext:value-type="string">
            <text:p>-fbtr-bb-exclusive</text:p>
          </table:table-cell>
          <table:table-cell table:formula="of:=IF(ISNUMBER(MATCH([.$A12];[.P$2:.P$124];0));1;0)" office:value-type="float" office:value="0" calcext:value-type="float">
            <text:p>0</text:p>
          </table:table-cell>
          <table:table-cell table:formula="of:=IF(ISNUMBER(MATCH([.$A12];[.Q$2:.Q$124];0));1;0)" office:value-type="float" office:value="0" calcext:value-type="float">
            <text:p>0</text:p>
          </table:table-cell>
          <table:table-cell table:formula="of:=IF(ISNUMBER(MATCH([.$A12];[.R$2:.R$124];0));1;0)" office:value-type="float" office:value="0" calcext:value-type="float">
            <text:p>0</text:p>
          </table:table-cell>
          <table:table-cell table:formula="of:=IF(ISNUMBER(MATCH([.$A12];[.S$2:.S$124];0)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ira-hoist-pressure</text:p>
          </table:table-cell>
          <table:table-cell office:value-type="string" calcext:value-type="string">
            <text:p>-fearly-inlining</text:p>
          </table:table-cell>
          <table:table-cell table:number-columns-repeated="2" office:value-type="string" calcext:value-type="string">
            <text:p>-fcprop-registers</text:p>
          </table:table-cell>
          <table:table-cell/>
          <table:table-cell office:value-type="string" calcext:value-type="string">
            <text:p>-fmodulo-sched</text:p>
          </table:table-cell>
          <table:table-cell office:value-type="string" calcext:value-type="string">
            <text:p>-fipa-sra</text:p>
          </table:table-cell>
        </table:table-row>
        <table:table-row table:style-name="ro1">
          <table:table-cell office:value-type="string" calcext:value-type="string">
            <text:p>-fcaller-saves</text:p>
          </table:table-cell>
          <table:table-cell table:formula="of:=IF(ISNUMBER(MATCH([.$A13];[.P$2:.P$124];0));1;0)" office:value-type="float" office:value="0" calcext:value-type="float">
            <text:p>0</text:p>
          </table:table-cell>
          <table:table-cell table:formula="of:=IF(ISNUMBER(MATCH([.$A13];[.Q$2:.Q$124];0));1;0)" office:value-type="float" office:value="0" calcext:value-type="float">
            <text:p>0</text:p>
          </table:table-cell>
          <table:table-cell table:formula="of:=IF(ISNUMBER(MATCH([.$A13];[.R$2:.R$124];0));1;0)" office:value-type="float" office:value="1" calcext:value-type="float">
            <text:p>1</text:p>
          </table:table-cell>
          <table:table-cell table:formula="of:=IF(ISNUMBER(MATCH([.$A1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ivopts</text:p>
          </table:table-cell>
          <table:table-cell office:value-type="string" calcext:value-type="string">
            <text:p>-fforward-propagate</text:p>
          </table:table-cell>
          <table:table-cell table:number-columns-repeated="2" office:value-type="string" calcext:value-type="string">
            <text:p>-fcrossjumping</text:p>
          </table:table-cell>
          <table:table-cell/>
          <table:table-cell office:value-type="string" calcext:value-type="string">
            <text:p>-fmove-loop-invariants</text:p>
          </table:table-cell>
          <table:table-cell office:value-type="string" calcext:value-type="string">
            <text:p>-fdse</text:p>
          </table:table-cell>
        </table:table-row>
        <table:table-row table:style-name="ro1">
          <table:table-cell office:value-type="string" calcext:value-type="string">
            <text:p>-fcombine-stack-adjustments</text:p>
          </table:table-cell>
          <table:table-cell table:formula="of:=IF(ISNUMBER(MATCH([.$A14];[.P$2:.P$124];0));1;0)" office:value-type="float" office:value="0" calcext:value-type="float">
            <text:p>0</text:p>
          </table:table-cell>
          <table:table-cell table:formula="of:=IF(ISNUMBER(MATCH([.$A14];[.Q$2:.Q$124];0));1;0)" office:value-type="float" office:value="1" calcext:value-type="float">
            <text:p>1</text:p>
          </table:table-cell>
          <table:table-cell table:formula="of:=IF(ISNUMBER(MATCH([.$A14];[.R$2:.R$124];0));1;0)" office:value-type="float" office:value="1" calcext:value-type="float">
            <text:p>1</text:p>
          </table:table-cell>
          <table:table-cell table:formula="of:=IF(ISNUMBER(MATCH([.$A1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jump-tables</text:p>
          </table:table-cell>
          <table:table-cell office:value-type="string" calcext:value-type="string">
            <text:p>-fgcse-lm</text:p>
          </table:table-cell>
          <table:table-cell table:number-columns-repeated="2" office:value-type="string" calcext:value-type="string">
            <text:p>-fcse-follow-jumps</text:p>
          </table:table-cell>
          <table:table-cell/>
          <table:table-cell office:value-type="string" calcext:value-type="string">
            <text:p>-fomit-frame-pointer</text:p>
          </table:table-cell>
          <table:table-cell office:value-type="string" calcext:value-type="string">
            <text:p>-frerun-cse-after-loop</text:p>
          </table:table-cell>
        </table:table-row>
        <table:table-row table:style-name="ro1">
          <table:table-cell office:value-type="string" calcext:value-type="string">
            <text:p>-fcommon</text:p>
          </table:table-cell>
          <table:table-cell table:formula="of:=IF(ISNUMBER(MATCH([.$A15];[.P$2:.P$124];0));1;0)" office:value-type="float" office:value="1" calcext:value-type="float">
            <text:p>1</text:p>
          </table:table-cell>
          <table:table-cell table:formula="of:=IF(ISNUMBER(MATCH([.$A15];[.Q$2:.Q$124];0));1;0)" office:value-type="float" office:value="1" calcext:value-type="float">
            <text:p>1</text:p>
          </table:table-cell>
          <table:table-cell table:formula="of:=IF(ISNUMBER(MATCH([.$A15];[.R$2:.R$124];0));1;0)" office:value-type="float" office:value="1" calcext:value-type="float">
            <text:p>1</text:p>
          </table:table-cell>
          <table:table-cell table:formula="of:=IF(ISNUMBER(MATCH([.$A1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ould produce errors with multiple defs of uninit global vars in two files (if extern not used)</text:p>
          </table:table-cell>
          <table:table-cell table:number-columns-repeated="2"/>
          <table:table-cell table:formula="of:=NOT(ISERROR(MATCH([.A15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math-errno</text:p>
          </table:table-cell>
          <table:table-cell office:value-type="string" calcext:value-type="string">
            <text:p>-fguess-branch-probability</text:p>
          </table:table-cell>
          <table:table-cell table:number-columns-repeated="2" office:value-type="string" calcext:value-type="string">
            <text:p>-fdce</text:p>
          </table:table-cell>
          <table:table-cell/>
          <table:table-cell office:value-type="string" calcext:value-type="string">
            <text:p>-fpeephole</text:p>
          </table:table-cell>
          <table:table-cell office:value-type="string" calcext:value-type="string">
            <text:p>-fsched-spec</text:p>
          </table:table-cell>
        </table:table-row>
        <table:table-row table:style-name="ro1">
          <table:table-cell office:value-type="string" calcext:value-type="string">
            <text:p>-fcompare-elim</text:p>
          </table:table-cell>
          <table:table-cell table:formula="of:=IF(ISNUMBER(MATCH([.$A16];[.P$2:.P$124];0));1;0)" office:value-type="float" office:value="0" calcext:value-type="float">
            <text:p>0</text:p>
          </table:table-cell>
          <table:table-cell table:formula="of:=IF(ISNUMBER(MATCH([.$A16];[.Q$2:.Q$124];0));1;0)" office:value-type="float" office:value="1" calcext:value-type="float">
            <text:p>1</text:p>
          </table:table-cell>
          <table:table-cell table:formula="of:=IF(ISNUMBER(MATCH([.$A16];[.R$2:.R$124];0));1;0)" office:value-type="float" office:value="1" calcext:value-type="float">
            <text:p>1</text:p>
          </table:table-cell>
          <table:table-cell table:formula="of:=IF(ISNUMBER(MATCH([.$A1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(only applicable to certain targets)</text:p>
          </table:table-cell>
          <table:table-cell table:number-columns-repeated="2"/>
          <table:table-cell table:formula="of:=NOT(ISERROR(MATCH([.A16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move-loop-invariants</text:p>
          </table:table-cell>
          <table:table-cell office:value-type="string" calcext:value-type="string">
            <text:p>-fif-conversion</text:p>
          </table:table-cell>
          <table:table-cell table:number-columns-repeated="2" office:value-type="string" calcext:value-type="string">
            <text:p>-fdefer-pop</text:p>
          </table:table-cell>
          <table:table-cell/>
          <table:table-cell office:value-type="string" calcext:value-type="string">
            <text:p>-fregmove</text:p>
          </table:table-cell>
          <table:table-cell office:value-type="string" calcext:value-type="string">
            <text:p>-falign-jumps</text:p>
          </table:table-cell>
        </table:table-row>
        <table:table-row table:style-name="ro1">
          <table:table-cell office:value-type="string" calcext:value-type="string">
            <text:p>-fconserve-stack</text:p>
          </table:table-cell>
          <table:table-cell table:formula="of:=IF(ISNUMBER(MATCH([.$A17];[.P$2:.P$124];0));1;0)" office:value-type="float" office:value="0" calcext:value-type="float">
            <text:p>0</text:p>
          </table:table-cell>
          <table:table-cell table:formula="of:=IF(ISNUMBER(MATCH([.$A17];[.Q$2:.Q$124];0));1;0)" office:value-type="float" office:value="0" calcext:value-type="float">
            <text:p>0</text:p>
          </table:table-cell>
          <table:table-cell table:formula="of:=IF(ISNUMBER(MATCH([.$A17];[.R$2:.R$124];0));1;0)" office:value-type="float" office:value="0" calcext:value-type="float">
            <text:p>0</text:p>
          </table:table-cell>
          <table:table-cell table:formula="of:=IF(ISNUMBER(MATCH([.$A1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7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peephole</text:p>
          </table:table-cell>
          <table:table-cell office:value-type="string" calcext:value-type="string">
            <text:p>-fif-conversion2</text:p>
          </table:table-cell>
          <table:table-cell table:number-columns-repeated="2" office:value-type="string" calcext:value-type="string">
            <text:p>-fdelete-null-pointer-checks</text:p>
          </table:table-cell>
          <table:table-cell/>
          <table:table-cell office:value-type="string" calcext:value-type="string">
            <text:p>-freorder-functions</text:p>
          </table:table-cell>
          <table:table-cell office:value-type="string" calcext:value-type="string">
            <text:p>-fipa-pta</text:p>
          </table:table-cell>
        </table:table-row>
        <table:table-row table:style-name="ro1">
          <table:table-cell office:value-type="string" calcext:value-type="string">
            <text:p>-fcprop-registers</text:p>
          </table:table-cell>
          <table:table-cell table:formula="of:=IF(ISNUMBER(MATCH([.$A18];[.P$2:.P$124];0));1;0)" office:value-type="float" office:value="0" calcext:value-type="float">
            <text:p>0</text:p>
          </table:table-cell>
          <table:table-cell table:formula="of:=IF(ISNUMBER(MATCH([.$A18];[.Q$2:.Q$124];0));1;0)" office:value-type="float" office:value="1" calcext:value-type="float">
            <text:p>1</text:p>
          </table:table-cell>
          <table:table-cell table:formula="of:=IF(ISNUMBER(MATCH([.$A18];[.R$2:.R$124];0));1;0)" office:value-type="float" office:value="1" calcext:value-type="float">
            <text:p>1</text:p>
          </table:table-cell>
          <table:table-cell table:formula="of:=IF(ISNUMBER(MATCH([.$A1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8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prefetch-loop-arrays</text:p>
          </table:table-cell>
          <table:table-cell office:value-type="string" calcext:value-type="string">
            <text:p>-finline</text:p>
          </table:table-cell>
          <table:table-cell table:number-columns-repeated="2" office:value-type="string" calcext:value-type="string">
            <text:p>-fdevirtualize</text:p>
          </table:table-cell>
          <table:table-cell/>
          <table:table-cell office:value-type="string" calcext:value-type="string">
            <text:p>-fsched-stalled-insns-dep</text:p>
          </table:table-cell>
          <table:table-cell office:value-type="string" calcext:value-type="string">
            <text:p>-fsched-rank-heuristic</text:p>
          </table:table-cell>
        </table:table-row>
        <table:table-row table:style-name="ro1">
          <table:table-cell office:value-type="string" calcext:value-type="string">
            <text:p>-fcrossjumping</text:p>
          </table:table-cell>
          <table:table-cell table:formula="of:=IF(ISNUMBER(MATCH([.$A19];[.P$2:.P$124];0));1;0)" office:value-type="float" office:value="0" calcext:value-type="float">
            <text:p>0</text:p>
          </table:table-cell>
          <table:table-cell table:formula="of:=IF(ISNUMBER(MATCH([.$A19];[.Q$2:.Q$124];0));1;0)" office:value-type="float" office:value="0" calcext:value-type="float">
            <text:p>0</text:p>
          </table:table-cell>
          <table:table-cell table:formula="of:=IF(ISNUMBER(MATCH([.$A19];[.R$2:.R$124];0));1;0)" office:value-type="float" office:value="1" calcext:value-type="float">
            <text:p>1</text:p>
          </table:table-cell>
          <table:table-cell table:formula="of:=IF(ISNUMBER(MATCH([.$A19];[.S$2:.S$124];0));1;0)" office:value-type="float" office:value="1" calcext:value-type="float">
            <text:p>1</text:p>
          </table:table-cell>
          <table:table-cell/>
          <table:table-cell office:value-type="string" calcext:value-type="string">
            <text:p>Perform cross-jumping transformation. This transformation unifies equivalent code and saves code size. The resulting code may or may not perform better than without cross-jumping.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(may or may not perform better)</text:p>
          </table:table-cell>
          <table:table-cell table:number-columns-repeated="2"/>
          <table:table-cell table:formula="of:=NOT(ISERROR(MATCH([.A19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reg-struct-return</text:p>
          </table:table-cell>
          <table:table-cell office:value-type="string" calcext:value-type="string">
            <text:p>-finline-atomics</text:p>
          </table:table-cell>
          <table:table-cell table:number-columns-repeated="2" office:value-type="string" calcext:value-type="string">
            <text:p>-fdse</text:p>
          </table:table-cell>
          <table:table-cell/>
          <table:table-cell office:value-type="string" calcext:value-type="string">
            <text:p>-fthread-jumps</text:p>
          </table:table-cell>
          <table:table-cell office:value-type="string" calcext:value-type="string">
            <text:p>-fshrink-wrap</text:p>
          </table:table-cell>
        </table:table-row>
        <table:table-row table:style-name="ro1">
          <table:table-cell office:value-type="string" calcext:value-type="string">
            <text:p>-fcse-follow-jumps</text:p>
          </table:table-cell>
          <table:table-cell table:formula="of:=IF(ISNUMBER(MATCH([.$A20];[.P$2:.P$124];0));1;0)" office:value-type="float" office:value="0" calcext:value-type="float">
            <text:p>0</text:p>
          </table:table-cell>
          <table:table-cell table:formula="of:=IF(ISNUMBER(MATCH([.$A20];[.Q$2:.Q$124];0));1;0)" office:value-type="float" office:value="0" calcext:value-type="float">
            <text:p>0</text:p>
          </table:table-cell>
          <table:table-cell table:formula="of:=IF(ISNUMBER(MATCH([.$A20];[.R$2:.R$124];0));1;0)" office:value-type="float" office:value="1" calcext:value-type="float">
            <text:p>1</text:p>
          </table:table-cell>
          <table:table-cell table:formula="of:=IF(ISNUMBER(MATCH([.$A20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0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rename-registers</text:p>
          </table:table-cell>
          <table:table-cell office:value-type="string" calcext:value-type="string">
            <text:p>-finline-functions-called-once</text:p>
          </table:table-cell>
          <table:table-cell table:number-columns-repeated="2" office:value-type="string" calcext:value-type="string">
            <text:p>-fearly-inlining</text:p>
          </table:table-cell>
          <table:table-cell/>
          <table:table-cell office:value-type="string" calcext:value-type="string">
            <text:p>-ftoplevel-reorder</text:p>
          </table:table-cell>
          <table:table-cell office:value-type="string" calcext:value-type="string">
            <text:p>-fsched-group-heuristic</text:p>
          </table:table-cell>
        </table:table-row>
        <table:table-row table:style-name="ro1">
          <table:table-cell office:value-type="string" calcext:value-type="string">
            <text:p>-fcx-fortran-rules</text:p>
          </table:table-cell>
          <table:table-cell table:formula="of:=IF(ISNUMBER(MATCH([.$A21];[.P$2:.P$124];0));1;0)" office:value-type="float" office:value="0" calcext:value-type="float">
            <text:p>0</text:p>
          </table:table-cell>
          <table:table-cell table:formula="of:=IF(ISNUMBER(MATCH([.$A21];[.Q$2:.Q$124];0));1;0)" office:value-type="float" office:value="0" calcext:value-type="float">
            <text:p>0</text:p>
          </table:table-cell>
          <table:table-cell table:formula="of:=IF(ISNUMBER(MATCH([.$A21];[.R$2:.R$124];0));1;0)" office:value-type="float" office:value="0" calcext:value-type="float">
            <text:p>0</text:p>
          </table:table-cell>
          <table:table-cell table:formula="of:=IF(ISNUMBER(MATCH([.$A21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21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rtti</text:p>
          </table:table-cell>
          <table:table-cell office:value-type="string" calcext:value-type="string">
            <text:p>-fipa-profile</text:p>
          </table:table-cell>
          <table:table-cell table:number-columns-repeated="2" office:value-type="string" calcext:value-type="string">
            <text:p>-fexpensive-optimizations</text:p>
          </table:table-cell>
          <table:table-cell/>
          <table:table-cell office:value-type="string" calcext:value-type="string">
            <text:p>-ftree-coalesce-inlined-vars</text:p>
          </table:table-cell>
          <table:table-cell/>
        </table:table-row>
        <table:table-row table:style-name="ro1">
          <table:table-cell office:value-type="string" calcext:value-type="string">
            <text:p>-fcx-limited-range</text:p>
          </table:table-cell>
          <table:table-cell table:formula="of:=IF(ISNUMBER(MATCH([.$A22];[.P$2:.P$124];0));1;0)" office:value-type="float" office:value="0" calcext:value-type="float">
            <text:p>0</text:p>
          </table:table-cell>
          <table:table-cell table:formula="of:=IF(ISNUMBER(MATCH([.$A22];[.Q$2:.Q$124];0));1;0)" office:value-type="float" office:value="0" calcext:value-type="float">
            <text:p>0</text:p>
          </table:table-cell>
          <table:table-cell table:formula="of:=IF(ISNUMBER(MATCH([.$A22];[.R$2:.R$124];0));1;0)" office:value-type="float" office:value="0" calcext:value-type="float">
            <text:p>0</text:p>
          </table:table-cell>
          <table:table-cell table:formula="of:=IF(ISNUMBER(MATCH([.$A2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22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critical-path-heuristic</text:p>
          </table:table-cell>
          <table:table-cell office:value-type="string" calcext:value-type="string">
            <text:p>-fipa-pure-const</text:p>
          </table:table-cell>
          <table:table-cell table:number-columns-repeated="2" office:value-type="string" calcext:value-type="string">
            <text:p>-fforward-propagate</text:p>
          </table:table-cell>
          <table:table-cell/>
          <table:table-cell office:value-type="string" calcext:value-type="string">
            <text:p>-ftree-coalesce-vars</text:p>
          </table:table-cell>
          <table:table-cell/>
        </table:table-row>
        <table:table-row table:style-name="ro1">
          <table:table-cell office:value-type="string" calcext:value-type="string">
            <text:p>-fdata-sections</text:p>
          </table:table-cell>
          <table:table-cell table:formula="of:=IF(ISNUMBER(MATCH([.$A23];[.P$2:.P$124];0));1;0)" office:value-type="float" office:value="0" calcext:value-type="float">
            <text:p>0</text:p>
          </table:table-cell>
          <table:table-cell table:formula="of:=IF(ISNUMBER(MATCH([.$A23];[.Q$2:.Q$124];0));1;0)" office:value-type="float" office:value="0" calcext:value-type="float">
            <text:p>0</text:p>
          </table:table-cell>
          <table:table-cell table:formula="of:=IF(ISNUMBER(MATCH([.$A23];[.R$2:.R$124];0));1;0)" office:value-type="float" office:value="0" calcext:value-type="float">
            <text:p>0</text:p>
          </table:table-cell>
          <table:table-cell table:formula="of:=IF(ISNUMBER(MATCH([.$A2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ould make slower</text:p>
          </table:table-cell>
          <table:table-cell table:number-columns-repeated="2"/>
          <table:table-cell table:formula="of:=NOT(ISERROR(MATCH([.A2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dep-count-heuristic</text:p>
          </table:table-cell>
          <table:table-cell office:value-type="string" calcext:value-type="string">
            <text:p>-fipa-reference</text:p>
          </table:table-cell>
          <table:table-cell table:number-columns-repeated="2" office:value-type="string" calcext:value-type="string">
            <text:p>-fgcse</text:p>
          </table:table-cell>
          <table:table-cell/>
          <table:table-cell office:value-type="string" calcext:value-type="string">
            <text:p>-ftree-copy-prop</text:p>
          </table:table-cell>
          <table:table-cell/>
        </table:table-row>
        <table:table-row table:style-name="ro1">
          <table:table-cell office:value-type="string" calcext:value-type="string">
            <text:p>-fdce</text:p>
          </table:table-cell>
          <table:table-cell table:formula="of:=IF(ISNUMBER(MATCH([.$A24];[.P$2:.P$124];0));1;0)" office:value-type="float" office:value="1" calcext:value-type="float">
            <text:p>1</text:p>
          </table:table-cell>
          <table:table-cell table:formula="of:=IF(ISNUMBER(MATCH([.$A24];[.Q$2:.Q$124];0));1;0)" office:value-type="float" office:value="1" calcext:value-type="float">
            <text:p>1</text:p>
          </table:table-cell>
          <table:table-cell table:formula="of:=IF(ISNUMBER(MATCH([.$A24];[.R$2:.R$124];0));1;0)" office:value-type="float" office:value="1" calcext:value-type="float">
            <text:p>1</text:p>
          </table:table-cell>
          <table:table-cell table:formula="of:=IF(ISNUMBER(MATCH([.$A24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4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group-heuristic</text:p>
          </table:table-cell>
          <table:table-cell office:value-type="string" calcext:value-type="string">
            <text:p>-fira-hoist-pressure</text:p>
          </table:table-cell>
          <table:table-cell office:value-type="string" calcext:value-type="string">
            <text:p>-fgcse-lm</text:p>
          </table:table-cell>
          <table:table-cell office:value-type="string" calcext:value-type="string">
            <text:p>-fgcse-after-reload</text:p>
          </table:table-cell>
          <table:table-cell/>
          <table:table-cell office:value-type="string" calcext:value-type="string">
            <text:p>-ftree-dominator-opts</text:p>
          </table:table-cell>
          <table:table-cell/>
        </table:table-row>
        <table:table-row table:style-name="ro1">
          <table:table-cell office:value-type="string" calcext:value-type="string">
            <text:p>-fdefer-pop</text:p>
          </table:table-cell>
          <table:table-cell table:formula="of:=IF(ISNUMBER(MATCH([.$A25];[.P$2:.P$124];0));1;0)" office:value-type="float" office:value="0" calcext:value-type="float">
            <text:p>0</text:p>
          </table:table-cell>
          <table:table-cell table:formula="of:=IF(ISNUMBER(MATCH([.$A25];[.Q$2:.Q$124];0));1;0)" office:value-type="float" office:value="1" calcext:value-type="float">
            <text:p>1</text:p>
          </table:table-cell>
          <table:table-cell table:formula="of:=IF(ISNUMBER(MATCH([.$A25];[.R$2:.R$124];0));1;0)" office:value-type="float" office:value="1" calcext:value-type="float">
            <text:p>1</text:p>
          </table:table-cell>
          <table:table-cell table:formula="of:=IF(ISNUMBER(MATCH([.$A25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5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interblock</text:p>
          </table:table-cell>
          <table:table-cell office:value-type="string" calcext:value-type="string">
            <text:p>-fivopts</text:p>
          </table:table-cell>
          <table:table-cell office:value-type="string" calcext:value-type="string">
            <text:p>-fguess-branch-probability</text:p>
          </table:table-cell>
          <table:table-cell office:value-type="string" calcext:value-type="string">
            <text:p>-fgcse-lm</text:p>
          </table:table-cell>
          <table:table-cell/>
          <table:table-cell office:value-type="string" calcext:value-type="string">
            <text:p>-ftree-dse</text:p>
          </table:table-cell>
          <table:table-cell/>
        </table:table-row>
        <table:table-row table:style-name="ro1">
          <table:table-cell office:value-type="string" calcext:value-type="string">
            <text:p>-fdelayed-branch</text:p>
          </table:table-cell>
          <table:table-cell table:formula="of:=IF(ISNUMBER(MATCH([.$A26];[.P$2:.P$124];0));1;0)" office:value-type="float" office:value="0" calcext:value-type="float">
            <text:p>0</text:p>
          </table:table-cell>
          <table:table-cell table:formula="of:=IF(ISNUMBER(MATCH([.$A26];[.Q$2:.Q$124];0));1;0)" office:value-type="float" office:value="0" calcext:value-type="float">
            <text:p>0</text:p>
          </table:table-cell>
          <table:table-cell table:formula="of:=IF(ISNUMBER(MATCH([.$A26];[.R$2:.R$124];0));1;0)" office:value-type="float" office:value="0" calcext:value-type="float">
            <text:p>0</text:p>
          </table:table-cell>
          <table:table-cell table:formula="of:=IF(ISNUMBER(MATCH([.$A26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/a on cm3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26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last-insn-heuristic</text:p>
          </table:table-cell>
          <table:table-cell office:value-type="string" calcext:value-type="string">
            <text:p>-fjump-tables</text:p>
          </table:table-cell>
          <table:table-cell office:value-type="string" calcext:value-type="string">
            <text:p>-fhoist-adjacent-loads</text:p>
          </table:table-cell>
          <table:table-cell office:value-type="string" calcext:value-type="string">
            <text:p>-fguess-branch-probability</text:p>
          </table:table-cell>
          <table:table-cell/>
          <table:table-cell office:value-type="string" calcext:value-type="string">
            <text:p>-ftree-loop-im</text:p>
          </table:table-cell>
          <table:table-cell/>
        </table:table-row>
        <table:table-row table:style-name="ro1">
          <table:table-cell office:value-type="string" calcext:value-type="string">
            <text:p>-fdelete-null-pointer-checks</text:p>
          </table:table-cell>
          <table:table-cell table:formula="of:=IF(ISNUMBER(MATCH([.$A27];[.P$2:.P$124];0));1;0)" office:value-type="float" office:value="1" calcext:value-type="float">
            <text:p>1</text:p>
          </table:table-cell>
          <table:table-cell table:formula="of:=IF(ISNUMBER(MATCH([.$A27];[.Q$2:.Q$124];0));1;0)" office:value-type="float" office:value="1" calcext:value-type="float">
            <text:p>1</text:p>
          </table:table-cell>
          <table:table-cell table:formula="of:=IF(ISNUMBER(MATCH([.$A27];[.R$2:.R$124];0));1;0)" office:value-type="float" office:value="1" calcext:value-type="float">
            <text:p>1</text:p>
          </table:table-cell>
          <table:table-cell table:formula="of:=IF(ISNUMBER(MATCH([.$A27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heck compliance</text:p>
          </table:table-cell>
          <table:table-cell table:number-columns-repeated="2"/>
          <table:table-cell table:formula="of:=NOT(ISERROR(MATCH([.A27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rank-heuristic</text:p>
          </table:table-cell>
          <table:table-cell office:value-type="string" calcext:value-type="string">
            <text:p>-fmath-errno</text:p>
          </table:table-cell>
          <table:table-cell office:value-type="string" calcext:value-type="string">
            <text:p>-fif-conversion</text:p>
          </table:table-cell>
          <table:table-cell office:value-type="string" calcext:value-type="string">
            <text:p>-fhoist-adjacent-loads</text:p>
          </table:table-cell>
          <table:table-cell/>
          <table:table-cell office:value-type="string" calcext:value-type="string">
            <text:p>-ftree-partial-pre</text:p>
          </table:table-cell>
          <table:table-cell/>
        </table:table-row>
        <table:table-row table:style-name="ro1">
          <table:table-cell office:value-type="string" calcext:value-type="string">
            <text:p>-fdevirtualize</text:p>
          </table:table-cell>
          <table:table-cell table:formula="of:=IF(ISNUMBER(MATCH([.$A28];[.P$2:.P$124];0));1;0)" office:value-type="float" office:value="0" calcext:value-type="float">
            <text:p>0</text:p>
          </table:table-cell>
          <table:table-cell table:formula="of:=IF(ISNUMBER(MATCH([.$A28];[.Q$2:.Q$124];0));1;0)" office:value-type="float" office:value="0" calcext:value-type="float">
            <text:p>0</text:p>
          </table:table-cell>
          <table:table-cell table:formula="of:=IF(ISNUMBER(MATCH([.$A28];[.R$2:.R$124];0));1;0)" office:value-type="float" office:value="1" calcext:value-type="float">
            <text:p>1</text:p>
          </table:table-cell>
          <table:table-cell table:formula="of:=IF(ISNUMBER(MATCH([.$A2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8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spec</text:p>
          </table:table-cell>
          <table:table-cell office:value-type="string" calcext:value-type="string">
            <text:p>-fmerge-constants</text:p>
          </table:table-cell>
          <table:table-cell office:value-type="string" calcext:value-type="string">
            <text:p>-fif-conversion2</text:p>
          </table:table-cell>
          <table:table-cell office:value-type="string" calcext:value-type="string">
            <text:p>-fif-conversion</text:p>
          </table:table-cell>
          <table:table-cell/>
          <table:table-cell office:value-type="string" calcext:value-type="string">
            <text:p>-ftree-pta</text:p>
          </table:table-cell>
          <table:table-cell/>
        </table:table-row>
        <table:table-row table:style-name="ro1">
          <table:table-cell office:value-type="string" calcext:value-type="string">
            <text:p>-fdse</text:p>
          </table:table-cell>
          <table:table-cell table:formula="of:=IF(ISNUMBER(MATCH([.$A29];[.P$2:.P$124];0));1;0)" office:value-type="float" office:value="1" calcext:value-type="float">
            <text:p>1</text:p>
          </table:table-cell>
          <table:table-cell table:formula="of:=IF(ISNUMBER(MATCH([.$A29];[.Q$2:.Q$124];0));1;0)" office:value-type="float" office:value="1" calcext:value-type="float">
            <text:p>1</text:p>
          </table:table-cell>
          <table:table-cell table:formula="of:=IF(ISNUMBER(MATCH([.$A29];[.R$2:.R$124];0));1;0)" office:value-type="float" office:value="1" calcext:value-type="float">
            <text:p>1</text:p>
          </table:table-cell>
          <table:table-cell table:formula="of:=IF(ISNUMBER(MATCH([.$A29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29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spec-insn-heuristic</text:p>
          </table:table-cell>
          <table:table-cell office:value-type="string" calcext:value-type="string">
            <text:p>-fmove-loop-invariants</text:p>
          </table:table-cell>
          <table:table-cell office:value-type="string" calcext:value-type="string">
            <text:p>-finline</text:p>
          </table:table-cell>
          <table:table-cell office:value-type="string" calcext:value-type="string">
            <text:p>-fif-conversion2</text:p>
          </table:table-cell>
          <table:table-cell/>
          <table:table-cell office:value-type="string" calcext:value-type="string">
            <text:p>-ftree-sink</text:p>
          </table:table-cell>
          <table:table-cell/>
        </table:table-row>
        <table:table-row table:style-name="ro1">
          <table:table-cell office:value-type="string" calcext:value-type="string">
            <text:p>-fearly-inlining</text:p>
          </table:table-cell>
          <table:table-cell table:formula="of:=IF(ISNUMBER(MATCH([.$A30];[.P$2:.P$124];0));1;0)" office:value-type="float" office:value="1" calcext:value-type="float">
            <text:p>1</text:p>
          </table:table-cell>
          <table:table-cell table:formula="of:=IF(ISNUMBER(MATCH([.$A30];[.Q$2:.Q$124];0));1;0)" office:value-type="float" office:value="1" calcext:value-type="float">
            <text:p>1</text:p>
          </table:table-cell>
          <table:table-cell table:formula="of:=IF(ISNUMBER(MATCH([.$A30];[.R$2:.R$124];0));1;0)" office:value-type="float" office:value="1" calcext:value-type="float">
            <text:p>1</text:p>
          </table:table-cell>
          <table:table-cell table:formula="of:=IF(ISNUMBER(MATCH([.$A3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ould this ever be bad?</text:p>
          </table:table-cell>
          <table:table-cell table:number-columns-repeated="2"/>
          <table:table-cell table:formula="of:=NOT(ISERROR(MATCH([.A30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ched-stalled-insns-dep</text:p>
          </table:table-cell>
          <table:table-cell office:value-type="string" calcext:value-type="string">
            <text:p>-fomit-frame-pointer</text:p>
          </table:table-cell>
          <table:table-cell office:value-type="string" calcext:value-type="string">
            <text:p>-finline-atomics</text:p>
          </table:table-cell>
          <table:table-cell office:value-type="string" calcext:value-type="string">
            <text:p>-finline</text:p>
          </table:table-cell>
          <table:table-cell/>
          <table:table-cell office:value-type="string" calcext:value-type="string">
            <text:p>-ftree-slsr</text:p>
          </table:table-cell>
          <table:table-cell/>
        </table:table-row>
        <table:table-row table:style-name="ro1">
          <table:table-cell office:value-type="string" calcext:value-type="string">
            <text:p>-fexceptions</text:p>
          </table:table-cell>
          <table:table-cell table:formula="of:=IF(ISNUMBER(MATCH([.$A31];[.P$2:.P$124];0));1;0)" office:value-type="float" office:value="0" calcext:value-type="float">
            <text:p>0</text:p>
          </table:table-cell>
          <table:table-cell table:formula="of:=IF(ISNUMBER(MATCH([.$A31];[.Q$2:.Q$124];0));1;0)" office:value-type="float" office:value="0" calcext:value-type="float">
            <text:p>0</text:p>
          </table:table-cell>
          <table:table-cell table:formula="of:=IF(ISNUMBER(MATCH([.$A31];[.R$2:.R$124];0));1;0)" office:value-type="float" office:value="0" calcext:value-type="float">
            <text:p>0</text:p>
          </table:table-cell>
          <table:table-cell table:formula="of:=IF(ISNUMBER(MATCH([.$A31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31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hort-enums</text:p>
          </table:table-cell>
          <table:table-cell office:value-type="string" calcext:value-type="string">
            <text:p>-fpeephole</text:p>
          </table:table-cell>
          <table:table-cell office:value-type="string" calcext:value-type="string">
            <text:p>-finline-functions-called-once</text:p>
          </table:table-cell>
          <table:table-cell office:value-type="string" calcext:value-type="string">
            <text:p>-finline-atomics</text:p>
          </table:table-cell>
          <table:table-cell/>
          <table:table-cell office:value-type="string" calcext:value-type="string">
            <text:p>-ftree-switch-conversion</text:p>
          </table:table-cell>
          <table:table-cell/>
        </table:table-row>
        <table:table-row table:style-name="ro1">
          <table:table-cell office:value-type="string" calcext:value-type="string">
            <text:p>-fexpensive-optimizations</text:p>
          </table:table-cell>
          <table:table-cell table:formula="of:=IF(ISNUMBER(MATCH([.$A32];[.P$2:.P$124];0));1;0)" office:value-type="float" office:value="0" calcext:value-type="float">
            <text:p>0</text:p>
          </table:table-cell>
          <table:table-cell table:formula="of:=IF(ISNUMBER(MATCH([.$A32];[.Q$2:.Q$124];0));1;0)" office:value-type="float" office:value="0" calcext:value-type="float">
            <text:p>0</text:p>
          </table:table-cell>
          <table:table-cell table:formula="of:=IF(ISNUMBER(MATCH([.$A32];[.R$2:.R$124];0));1;0)" office:value-type="float" office:value="1" calcext:value-type="float">
            <text:p>1</text:p>
          </table:table-cell>
          <table:table-cell table:formula="of:=IF(ISNUMBER(MATCH([.$A3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2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igned-zeros</text:p>
          </table:table-cell>
          <table:table-cell office:value-type="string" calcext:value-type="string">
            <text:p>-fprefetch-loop-arrays</text:p>
          </table:table-cell>
          <table:table-cell office:value-type="string" calcext:value-type="string">
            <text:p>-finline-small-functions</text:p>
          </table:table-cell>
          <table:table-cell office:value-type="string" calcext:value-type="string">
            <text:p>-finline-functions</text:p>
          </table:table-cell>
          <table:table-cell/>
          <table:table-cell office:value-type="string" calcext:value-type="string">
            <text:p>-ftree-tail-merge</text:p>
          </table:table-cell>
          <table:table-cell/>
        </table:table-row>
        <table:table-row table:style-name="ro1">
          <table:table-cell office:value-type="string" calcext:value-type="string">
            <text:p>-ffinite-math-only</text:p>
          </table:table-cell>
          <table:table-cell table:formula="of:=IF(ISNUMBER(MATCH([.$A33];[.P$2:.P$124];0));1;0)" office:value-type="float" office:value="0" calcext:value-type="float">
            <text:p>0</text:p>
          </table:table-cell>
          <table:table-cell table:formula="of:=IF(ISNUMBER(MATCH([.$A33];[.Q$2:.Q$124];0));1;0)" office:value-type="float" office:value="0" calcext:value-type="float">
            <text:p>0</text:p>
          </table:table-cell>
          <table:table-cell table:formula="of:=IF(ISNUMBER(MATCH([.$A33];[.R$2:.R$124];0));1;0)" office:value-type="float" office:value="0" calcext:value-type="float">
            <text:p>0</text:p>
          </table:table-cell>
          <table:table-cell table:formula="of:=IF(ISNUMBER(MATCH([.$A3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3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split-ivs-in-unroller</text:p>
          </table:table-cell>
          <table:table-cell office:value-type="string" calcext:value-type="string">
            <text:p>-freg-struct-return</text:p>
          </table:table-cell>
          <table:table-cell office:value-type="string" calcext:value-type="string">
            <text:p>-fipa-cp</text:p>
          </table:table-cell>
          <table:table-cell office:value-type="string" calcext:value-type="string">
            <text:p>-finline-functions-called-once</text:p>
          </table:table-cell>
          <table:table-cell/>
          <table:table-cell office:value-type="string" calcext:value-type="string">
            <text:p>-funswitch-loops</text:p>
          </table:table-cell>
          <table:table-cell/>
        </table:table-row>
        <table:table-row table:style-name="ro1">
          <table:table-cell office:value-type="string" calcext:value-type="string">
            <text:p>-ffloat-store</text:p>
          </table:table-cell>
          <table:table-cell table:formula="of:=IF(ISNUMBER(MATCH([.$A34];[.P$2:.P$124];0));1;0)" office:value-type="float" office:value="0" calcext:value-type="float">
            <text:p>0</text:p>
          </table:table-cell>
          <table:table-cell table:formula="of:=IF(ISNUMBER(MATCH([.$A34];[.Q$2:.Q$124];0));1;0)" office:value-type="float" office:value="0" calcext:value-type="float">
            <text:p>0</text:p>
          </table:table-cell>
          <table:table-cell table:formula="of:=IF(ISNUMBER(MATCH([.$A34];[.R$2:.R$124];0));1;0)" office:value-type="float" office:value="0" calcext:value-type="float">
            <text:p>0</text:p>
          </table:table-cell>
          <table:table-cell table:formula="of:=IF(ISNUMBER(MATCH([.$A3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ores floats on the stack (slow) instead of registers (fast)</text:p>
          </table:table-cell>
          <table:table-cell office:value-type="string" calcext:value-type="string">
            <text:p>B</text:p>
          </table:table-cell>
          <table:table-cell/>
          <table:table-cell table:formula="of:=NOT(ISERROR(MATCH([.A34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no-threadsafe-statics</text:p>
          </table:table-cell>
          <table:table-cell office:value-type="string" calcext:value-type="string">
            <text:p>-frename-registers</text:p>
          </table:table-cell>
          <table:table-cell office:value-type="string" calcext:value-type="string">
            <text:p>-fipa-profile</text:p>
          </table:table-cell>
          <table:table-cell office:value-type="string" calcext:value-type="string">
            <text:p>-finline-small-functions</text:p>
          </table:table-cell>
          <table:table-cell/>
          <table:table-cell office:value-type="string" calcext:value-type="string">
            <text:p>-fweb</text:p>
          </table:table-cell>
          <table:table-cell/>
        </table:table-row>
        <table:table-row table:style-name="ro1">
          <table:table-cell office:value-type="string" calcext:value-type="string">
            <text:p>-fforward-propagate</text:p>
          </table:table-cell>
          <table:table-cell table:formula="of:=IF(ISNUMBER(MATCH([.$A35];[.P$2:.P$124];0));1;0)" office:value-type="float" office:value="0" calcext:value-type="float">
            <text:p>0</text:p>
          </table:table-cell>
          <table:table-cell table:formula="of:=IF(ISNUMBER(MATCH([.$A35];[.Q$2:.Q$124];0));1;0)" office:value-type="float" office:value="1" calcext:value-type="float">
            <text:p>1</text:p>
          </table:table-cell>
          <table:table-cell table:formula="of:=IF(ISNUMBER(MATCH([.$A35];[.R$2:.R$124];0));1;0)" office:value-type="float" office:value="1" calcext:value-type="float">
            <text:p>1</text:p>
          </table:table-cell>
          <table:table-cell table:formula="of:=IF(ISNUMBER(MATCH([.$A3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5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oplevel-reorder</text:p>
          </table:table-cell>
          <table:table-cell office:value-type="string" calcext:value-type="string">
            <text:p>-frtti</text:p>
          </table:table-cell>
          <table:table-cell office:value-type="string" calcext:value-type="string">
            <text:p>-fipa-pure-const</text:p>
          </table:table-cell>
          <table:table-cell office:value-type="string" calcext:value-type="string">
            <text:p>-fipa-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cse</text:p>
          </table:table-cell>
          <table:table-cell table:formula="of:=IF(ISNUMBER(MATCH([.$A36];[.P$2:.P$124];0));1;0)" office:value-type="float" office:value="0" calcext:value-type="float">
            <text:p>0</text:p>
          </table:table-cell>
          <table:table-cell table:formula="of:=IF(ISNUMBER(MATCH([.$A36];[.Q$2:.Q$124];0));1;0)" office:value-type="float" office:value="0" calcext:value-type="float">
            <text:p>0</text:p>
          </table:table-cell>
          <table:table-cell table:formula="of:=IF(ISNUMBER(MATCH([.$A36];[.R$2:.R$124];0));1;0)" office:value-type="float" office:value="1" calcext:value-type="float">
            <text:p>1</text:p>
          </table:table-cell>
          <table:table-cell table:formula="of:=IF(ISNUMBER(MATCH([.$A3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6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apping-math</text:p>
          </table:table-cell>
          <table:table-cell office:value-type="string" calcext:value-type="string">
            <text:p>-fsched-critical-path-heuristic</text:p>
          </table:table-cell>
          <table:table-cell office:value-type="string" calcext:value-type="string">
            <text:p>-fipa-reference</text:p>
          </table:table-cell>
          <table:table-cell office:value-type="string" calcext:value-type="string">
            <text:p>-fipa-cp-cl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cse-after-reload</text:p>
          </table:table-cell>
          <table:table-cell table:formula="of:=IF(ISNUMBER(MATCH([.$A37];[.P$2:.P$124];0));1;0)" office:value-type="float" office:value="0" calcext:value-type="float">
            <text:p>0</text:p>
          </table:table-cell>
          <table:table-cell table:formula="of:=IF(ISNUMBER(MATCH([.$A37];[.Q$2:.Q$124];0));1;0)" office:value-type="float" office:value="0" calcext:value-type="float">
            <text:p>0</text:p>
          </table:table-cell>
          <table:table-cell table:formula="of:=IF(ISNUMBER(MATCH([.$A37];[.R$2:.R$124];0));1;0)" office:value-type="float" office:value="0" calcext:value-type="float">
            <text:p>0</text:p>
          </table:table-cell>
          <table:table-cell table:formula="of:=IF(ISNUMBER(MATCH([.$A3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7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coalesce-vars</text:p>
          </table:table-cell>
          <table:table-cell office:value-type="string" calcext:value-type="string">
            <text:p>-fsched-dep-count-heuristic</text:p>
          </table:table-cell>
          <table:table-cell office:value-type="string" calcext:value-type="string">
            <text:p>-fipa-sra</text:p>
          </table:table-cell>
          <table:table-cell office:value-type="string" calcext:value-type="string">
            <text:p>-fipa-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cse-las</text:p>
          </table:table-cell>
          <table:table-cell table:formula="of:=IF(ISNUMBER(MATCH([.$A38];[.P$2:.P$124];0));1;0)" office:value-type="float" office:value="0" calcext:value-type="float">
            <text:p>0</text:p>
          </table:table-cell>
          <table:table-cell table:formula="of:=IF(ISNUMBER(MATCH([.$A38];[.Q$2:.Q$124];0));1;0)" office:value-type="float" office:value="0" calcext:value-type="float">
            <text:p>0</text:p>
          </table:table-cell>
          <table:table-cell table:formula="of:=IF(ISNUMBER(MATCH([.$A38];[.R$2:.R$124];0));1;0)" office:value-type="float" office:value="0" calcext:value-type="float">
            <text:p>0</text:p>
          </table:table-cell>
          <table:table-cell table:formula="of:=IF(ISNUMBER(MATCH([.$A38];[.S$2:.S$124];0)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8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cselim</text:p>
          </table:table-cell>
          <table:table-cell office:value-type="string" calcext:value-type="string">
            <text:p>-fsched-group-heuristic</text:p>
          </table:table-cell>
          <table:table-cell office:value-type="string" calcext:value-type="string">
            <text:p>-fira-hoist-pressure</text:p>
          </table:table-cell>
          <table:table-cell office:value-type="string" calcext:value-type="string">
            <text:p>-fipa-pure-co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cse-lm</text:p>
          </table:table-cell>
          <table:table-cell table:formula="of:=IF(ISNUMBER(MATCH([.$A39];[.P$2:.P$124];0));1;0)" office:value-type="float" office:value="1" calcext:value-type="float">
            <text:p>1</text:p>
          </table:table-cell>
          <table:table-cell table:formula="of:=IF(ISNUMBER(MATCH([.$A39];[.Q$2:.Q$124];0));1;0)" office:value-type="float" office:value="1" calcext:value-type="float">
            <text:p>1</text:p>
          </table:table-cell>
          <table:table-cell table:formula="of:=IF(ISNUMBER(MATCH([.$A39];[.R$2:.R$124];0));1;0)" office:value-type="float" office:value="1" calcext:value-type="float">
            <text:p>1</text:p>
          </table:table-cell>
          <table:table-cell table:formula="of:=IF(ISNUMBER(MATCH([.$A3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39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forwprop</text:p>
          </table:table-cell>
          <table:table-cell office:value-type="string" calcext:value-type="string">
            <text:p>-fsched-interblock</text:p>
          </table:table-cell>
          <table:table-cell office:value-type="string" calcext:value-type="string">
            <text:p>-fivopts</text:p>
          </table:table-cell>
          <table:table-cell office:value-type="string" calcext:value-type="string">
            <text:p>-fipa-re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cse-sm</text:p>
          </table:table-cell>
          <table:table-cell table:formula="of:=IF(ISNUMBER(MATCH([.$A40];[.P$2:.P$124];0));1;0)" office:value-type="float" office:value="0" calcext:value-type="float">
            <text:p>0</text:p>
          </table:table-cell>
          <table:table-cell table:formula="of:=IF(ISNUMBER(MATCH([.$A40];[.Q$2:.Q$124];0));1;0)" office:value-type="float" office:value="0" calcext:value-type="float">
            <text:p>0</text:p>
          </table:table-cell>
          <table:table-cell table:formula="of:=IF(ISNUMBER(MATCH([.$A40];[.R$2:.R$124];0));1;0)" office:value-type="float" office:value="0" calcext:value-type="float">
            <text:p>0</text:p>
          </table:table-cell>
          <table:table-cell table:formula="of:=IF(ISNUMBER(MATCH([.$A40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0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loop-if-convert</text:p>
          </table:table-cell>
          <table:table-cell office:value-type="string" calcext:value-type="string">
            <text:p>-fsched-last-insn-heuristic</text:p>
          </table:table-cell>
          <table:table-cell office:value-type="string" calcext:value-type="string">
            <text:p>-fjump-tables</text:p>
          </table:table-cell>
          <table:table-cell office:value-type="string" calcext:value-type="string">
            <text:p>-fipa-s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raphite-identity</text:p>
          </table:table-cell>
          <table:table-cell table:formula="of:=IF(ISNUMBER(MATCH([.$A41];[.P$2:.P$124];0));1;0)" office:value-type="float" office:value="0" calcext:value-type="float">
            <text:p>0</text:p>
          </table:table-cell>
          <table:table-cell table:formula="of:=IF(ISNUMBER(MATCH([.$A41];[.Q$2:.Q$124];0));1;0)" office:value-type="float" office:value="0" calcext:value-type="float">
            <text:p>0</text:p>
          </table:table-cell>
          <table:table-cell table:formula="of:=IF(ISNUMBER(MATCH([.$A41];[.R$2:.R$124];0));1;0)" office:value-type="float" office:value="0" calcext:value-type="float">
            <text:p>0</text:p>
          </table:table-cell>
          <table:table-cell table:formula="of:=IF(ISNUMBER(MATCH([.$A41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41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loop-im</text:p>
          </table:table-cell>
          <table:table-cell office:value-type="string" calcext:value-type="string">
            <text:p>-fsched-pressure</text:p>
          </table:table-cell>
          <table:table-cell office:value-type="string" calcext:value-type="string">
            <text:p>-fmath-errno</text:p>
          </table:table-cell>
          <table:table-cell office:value-type="string" calcext:value-type="string">
            <text:p>-fira-hoist-pre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guess-branch-probability</text:p>
          </table:table-cell>
          <table:table-cell table:formula="of:=IF(ISNUMBER(MATCH([.$A42];[.P$2:.P$124];0));1;0)" office:value-type="float" office:value="0" calcext:value-type="float">
            <text:p>0</text:p>
          </table:table-cell>
          <table:table-cell table:formula="of:=IF(ISNUMBER(MATCH([.$A42];[.Q$2:.Q$124];0));1;0)" office:value-type="float" office:value="1" calcext:value-type="float">
            <text:p>1</text:p>
          </table:table-cell>
          <table:table-cell table:formula="of:=IF(ISNUMBER(MATCH([.$A42];[.R$2:.R$124];0));1;0)" office:value-type="float" office:value="1" calcext:value-type="float">
            <text:p>1</text:p>
          </table:table-cell>
          <table:table-cell table:formula="of:=IF(ISNUMBER(MATCH([.$A4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2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loop-ivcanon</text:p>
          </table:table-cell>
          <table:table-cell office:value-type="string" calcext:value-type="string">
            <text:p>-fsched-rank-heuristic</text:p>
          </table:table-cell>
          <table:table-cell office:value-type="string" calcext:value-type="string">
            <text:p>-fmerge-constants</text:p>
          </table:table-cell>
          <table:table-cell office:value-type="string" calcext:value-type="string">
            <text:p>-fivo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handle-exceptions <text:s text:c="12"/></text:p>
          </table:table-cell>
          <table:table-cell table:formula="of:=IF(ISNUMBER(MATCH([.$A43];[.P$2:.P$124];0));1;0)" office:value-type="float" office:value="0" calcext:value-type="float">
            <text:p>0</text:p>
          </table:table-cell>
          <table:table-cell table:formula="of:=IF(ISNUMBER(MATCH([.$A43];[.Q$2:.Q$124];0));1;0)" office:value-type="float" office:value="0" calcext:value-type="float">
            <text:p>0</text:p>
          </table:table-cell>
          <table:table-cell table:formula="of:=IF(ISNUMBER(MATCH([.$A43];[.R$2:.R$124];0));1;0)" office:value-type="float" office:value="0" calcext:value-type="float">
            <text:p>0</text:p>
          </table:table-cell>
          <table:table-cell table:formula="of:=IF(ISNUMBER(MATCH([.$A4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t an opt</text:p>
          </table:table-cell>
          <table:table-cell office:value-type="string" calcext:value-type="string">
            <text:p>E</text:p>
          </table:table-cell>
          <table:table-cell/>
          <table:table-cell table:formula="of:=NOT(ISERROR(MATCH([.A4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loop-optimize</text:p>
          </table:table-cell>
          <table:table-cell office:value-type="string" calcext:value-type="string">
            <text:p>-fsched-spec</text:p>
          </table:table-cell>
          <table:table-cell office:value-type="string" calcext:value-type="string">
            <text:p>-fmove-loop-invariants</text:p>
          </table:table-cell>
          <table:table-cell office:value-type="string" calcext:value-type="string">
            <text:p>-fjump-t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hoist-adjacent-loads</text:p>
          </table:table-cell>
          <table:table-cell table:formula="of:=IF(ISNUMBER(MATCH([.$A44];[.P$2:.P$124];0));1;0)" office:value-type="float" office:value="0" calcext:value-type="float">
            <text:p>0</text:p>
          </table:table-cell>
          <table:table-cell table:formula="of:=IF(ISNUMBER(MATCH([.$A44];[.Q$2:.Q$124];0));1;0)" office:value-type="float" office:value="0" calcext:value-type="float">
            <text:p>0</text:p>
          </table:table-cell>
          <table:table-cell table:formula="of:=IF(ISNUMBER(MATCH([.$A44];[.R$2:.R$124];0));1;0)" office:value-type="float" office:value="1" calcext:value-type="float">
            <text:p>1</text:p>
          </table:table-cell>
          <table:table-cell table:formula="of:=IF(ISNUMBER(MATCH([.$A4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4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phiprop</text:p>
          </table:table-cell>
          <table:table-cell office:value-type="string" calcext:value-type="string">
            <text:p>-fsched-spec-insn-heuristic</text:p>
          </table:table-cell>
          <table:table-cell office:value-type="string" calcext:value-type="string">
            <text:p>-fomit-frame-pointer</text:p>
          </table:table-cell>
          <table:table-cell office:value-type="string" calcext:value-type="string">
            <text:p>-fmath-err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f-conversion</text:p>
          </table:table-cell>
          <table:table-cell table:formula="of:=IF(ISNUMBER(MATCH([.$A45];[.P$2:.P$124];0));1;0)" office:value-type="float" office:value="0" calcext:value-type="float">
            <text:p>0</text:p>
          </table:table-cell>
          <table:table-cell table:formula="of:=IF(ISNUMBER(MATCH([.$A45];[.Q$2:.Q$124];0));1;0)" office:value-type="float" office:value="1" calcext:value-type="float">
            <text:p>1</text:p>
          </table:table-cell>
          <table:table-cell table:formula="of:=IF(ISNUMBER(MATCH([.$A45];[.R$2:.R$124];0));1;0)" office:value-type="float" office:value="1" calcext:value-type="float">
            <text:p>1</text:p>
          </table:table-cell>
          <table:table-cell table:formula="of:=IF(ISNUMBER(MATCH([.$A4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5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pta</text:p>
          </table:table-cell>
          <table:table-cell office:value-type="string" calcext:value-type="string">
            <text:p>-fsched-stalled-insns-dep</text:p>
          </table:table-cell>
          <table:table-cell office:value-type="string" calcext:value-type="string">
            <text:p>-foptimize-register-move</text:p>
          </table:table-cell>
          <table:table-cell office:value-type="string" calcext:value-type="string">
            <text:p>-fmerge-const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f-conversion2</text:p>
          </table:table-cell>
          <table:table-cell table:formula="of:=IF(ISNUMBER(MATCH([.$A46];[.P$2:.P$124];0));1;0)" office:value-type="float" office:value="0" calcext:value-type="float">
            <text:p>0</text:p>
          </table:table-cell>
          <table:table-cell table:formula="of:=IF(ISNUMBER(MATCH([.$A46];[.Q$2:.Q$124];0));1;0)" office:value-type="float" office:value="1" calcext:value-type="float">
            <text:p>1</text:p>
          </table:table-cell>
          <table:table-cell table:formula="of:=IF(ISNUMBER(MATCH([.$A46];[.R$2:.R$124];0));1;0)" office:value-type="float" office:value="1" calcext:value-type="float">
            <text:p>1</text:p>
          </table:table-cell>
          <table:table-cell table:formula="of:=IF(ISNUMBER(MATCH([.$A4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6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reassoc</text:p>
          </table:table-cell>
          <table:table-cell office:value-type="string" calcext:value-type="string">
            <text:p>-fsection-anchors</text:p>
          </table:table-cell>
          <table:table-cell office:value-type="string" calcext:value-type="string">
            <text:p>-foptimize-sibling-calls</text:p>
          </table:table-cell>
          <table:table-cell office:value-type="string" calcext:value-type="string">
            <text:p>-fmove-loop-invari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nline</text:p>
          </table:table-cell>
          <table:table-cell table:formula="of:=IF(ISNUMBER(MATCH([.$A47];[.P$2:.P$124];0));1;0)" office:value-type="float" office:value="1" calcext:value-type="float">
            <text:p>1</text:p>
          </table:table-cell>
          <table:table-cell table:formula="of:=IF(ISNUMBER(MATCH([.$A47];[.Q$2:.Q$124];0));1;0)" office:value-type="float" office:value="1" calcext:value-type="float">
            <text:p>1</text:p>
          </table:table-cell>
          <table:table-cell table:formula="of:=IF(ISNUMBER(MATCH([.$A47];[.R$2:.R$124];0));1;0)" office:value-type="float" office:value="1" calcext:value-type="float">
            <text:p>1</text:p>
          </table:table-cell>
          <table:table-cell table:formula="of:=IF(ISNUMBER(MATCH([.$A4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7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scev-cprop</text:p>
          </table:table-cell>
          <table:table-cell office:value-type="string" calcext:value-type="string">
            <text:p>-fshort-enums</text:p>
          </table:table-cell>
          <table:table-cell office:value-type="string" calcext:value-type="string">
            <text:p>-foptimize-strlen</text:p>
          </table:table-cell>
          <table:table-cell office:value-type="string" calcext:value-type="string">
            <text:p>-fomit-frame-poi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nline-atomics</text:p>
          </table:table-cell>
          <table:table-cell table:formula="of:=IF(ISNUMBER(MATCH([.$A48];[.P$2:.P$124];0));1;0)" office:value-type="float" office:value="1" calcext:value-type="float">
            <text:p>1</text:p>
          </table:table-cell>
          <table:table-cell table:formula="of:=IF(ISNUMBER(MATCH([.$A48];[.Q$2:.Q$124];0));1;0)" office:value-type="float" office:value="1" calcext:value-type="float">
            <text:p>1</text:p>
          </table:table-cell>
          <table:table-cell table:formula="of:=IF(ISNUMBER(MATCH([.$A48];[.R$2:.R$124];0));1;0)" office:value-type="float" office:value="1" calcext:value-type="float">
            <text:p>1</text:p>
          </table:table-cell>
          <table:table-cell table:formula="of:=IF(ISNUMBER(MATCH([.$A4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how different to the others?</text:p>
          </table:table-cell>
          <table:table-cell table:number-columns-repeated="2"/>
          <table:table-cell table:formula="of:=NOT(ISERROR(MATCH([.A48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slp-vectorize</text:p>
          </table:table-cell>
          <table:table-cell office:value-type="string" calcext:value-type="string">
            <text:p>-fshrink-wrap</text:p>
          </table:table-cell>
          <table:table-cell office:value-type="string" calcext:value-type="string">
            <text:p>-fpeephole</text:p>
          </table:table-cell>
          <table:table-cell office:value-type="string" calcext:value-type="string">
            <text:p>-foptimize-register-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nline-functions</text:p>
          </table:table-cell>
          <table:table-cell table:formula="of:=IF(ISNUMBER(MATCH([.$A49];[.P$2:.P$124];0));1;0)" office:value-type="float" office:value="0" calcext:value-type="float">
            <text:p>0</text:p>
          </table:table-cell>
          <table:table-cell table:formula="of:=IF(ISNUMBER(MATCH([.$A49];[.Q$2:.Q$124];0));1;0)" office:value-type="float" office:value="0" calcext:value-type="float">
            <text:p>0</text:p>
          </table:table-cell>
          <table:table-cell table:formula="of:=IF(ISNUMBER(MATCH([.$A49];[.R$2:.R$124];0));1;0)" office:value-type="float" office:value="0" calcext:value-type="float">
            <text:p>0</text:p>
          </table:table-cell>
          <table:table-cell table:formula="of:=IF(ISNUMBER(MATCH([.$A49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49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tree-vect-loop-version</text:p>
          </table:table-cell>
          <table:table-cell office:value-type="string" calcext:value-type="string">
            <text:p>-fsigned-zeros</text:p>
          </table:table-cell>
          <table:table-cell office:value-type="string" calcext:value-type="string">
            <text:p>-fpeephole2</text:p>
          </table:table-cell>
          <table:table-cell office:value-type="string" calcext:value-type="string">
            <text:p>-foptimize-sibling-c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nline-functions-called-once</text:p>
          </table:table-cell>
          <table:table-cell table:formula="of:=IF(ISNUMBER(MATCH([.$A50];[.P$2:.P$124];0));1;0)" office:value-type="float" office:value="0" calcext:value-type="float">
            <text:p>0</text:p>
          </table:table-cell>
          <table:table-cell table:formula="of:=IF(ISNUMBER(MATCH([.$A50];[.Q$2:.Q$124];0));1;0)" office:value-type="float" office:value="1" calcext:value-type="float">
            <text:p>1</text:p>
          </table:table-cell>
          <table:table-cell table:formula="of:=IF(ISNUMBER(MATCH([.$A50];[.R$2:.R$124];0));1;0)" office:value-type="float" office:value="1" calcext:value-type="float">
            <text:p>1</text:p>
          </table:table-cell>
          <table:table-cell table:formula="of:=IF(ISNUMBER(MATCH([.$A50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0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unit-at-a-time</text:p>
          </table:table-cell>
          <table:table-cell office:value-type="string" calcext:value-type="string">
            <text:p>-fsplit-ivs-in-unroller</text:p>
          </table:table-cell>
          <table:table-cell office:value-type="string" calcext:value-type="string">
            <text:p>-fprefetch-loop-arrays</text:p>
          </table:table-cell>
          <table:table-cell office:value-type="string" calcext:value-type="string">
            <text:p>-foptimize-str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nline-small-functions</text:p>
          </table:table-cell>
          <table:table-cell table:formula="of:=IF(ISNUMBER(MATCH([.$A51];[.P$2:.P$124];0));1;0)" office:value-type="float" office:value="0" calcext:value-type="float">
            <text:p>0</text:p>
          </table:table-cell>
          <table:table-cell table:formula="of:=IF(ISNUMBER(MATCH([.$A51];[.Q$2:.Q$124];0));1;0)" office:value-type="float" office:value="0" calcext:value-type="float">
            <text:p>0</text:p>
          </table:table-cell>
          <table:table-cell table:formula="of:=IF(ISNUMBER(MATCH([.$A51];[.R$2:.R$124];0));1;0)" office:value-type="float" office:value="1" calcext:value-type="float">
            <text:p>1</text:p>
          </table:table-cell>
          <table:table-cell table:formula="of:=IF(ISNUMBER(MATCH([.$A51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1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var-tracking</text:p>
          </table:table-cell>
          <table:table-cell office:value-type="string" calcext:value-type="string">
            <text:p>-fsplit-wide-types</text:p>
          </table:table-cell>
          <table:table-cell office:value-type="string" calcext:value-type="string">
            <text:p>-freg-struct-return</text:p>
          </table:table-cell>
          <table:table-cell office:value-type="string" calcext:value-type="string">
            <text:p>-fpeeph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cp</text:p>
          </table:table-cell>
          <table:table-cell table:formula="of:=IF(ISNUMBER(MATCH([.$A52];[.P$2:.P$124];0));1;0)" office:value-type="float" office:value="0" calcext:value-type="float">
            <text:p>0</text:p>
          </table:table-cell>
          <table:table-cell table:formula="of:=IF(ISNUMBER(MATCH([.$A52];[.Q$2:.Q$124];0));1;0)" office:value-type="float" office:value="0" calcext:value-type="float">
            <text:p>0</text:p>
          </table:table-cell>
          <table:table-cell table:formula="of:=IF(ISNUMBER(MATCH([.$A52];[.R$2:.R$124];0));1;0)" office:value-type="float" office:value="1" calcext:value-type="float">
            <text:p>1</text:p>
          </table:table-cell>
          <table:table-cell table:formula="of:=IF(ISNUMBER(MATCH([.$A5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2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var-tracking-assignments</text:p>
          </table:table-cell>
          <table:table-cell office:value-type="string" calcext:value-type="string">
            <text:p>-fno-threadsafe-statics</text:p>
          </table:table-cell>
          <table:table-cell office:value-type="string" calcext:value-type="string">
            <text:p>-fregmove</text:p>
          </table:table-cell>
          <table:table-cell office:value-type="string" calcext:value-type="string">
            <text:p>-fpeephol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cp-clone</text:p>
          </table:table-cell>
          <table:table-cell table:formula="of:=IF(ISNUMBER(MATCH([.$A53];[.P$2:.P$124];0));1;0)" office:value-type="float" office:value="0" calcext:value-type="float">
            <text:p>0</text:p>
          </table:table-cell>
          <table:table-cell table:formula="of:=IF(ISNUMBER(MATCH([.$A53];[.Q$2:.Q$124];0));1;0)" office:value-type="float" office:value="0" calcext:value-type="float">
            <text:p>0</text:p>
          </table:table-cell>
          <table:table-cell table:formula="of:=IF(ISNUMBER(MATCH([.$A53];[.R$2:.R$124];0));1;0)" office:value-type="float" office:value="0" calcext:value-type="float">
            <text:p>0</text:p>
          </table:table-cell>
          <table:table-cell table:formula="of:=IF(ISNUMBER(MATCH([.$A5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3];['arm-none-eabi-gcc_4.9.3'.$A$2:.$A$192];0)))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-fweb</text:p>
          </table:table-cell>
          <table:table-cell office:value-type="string" calcext:value-type="string">
            <text:p>-ftoplevel-reorder</text:p>
          </table:table-cell>
          <table:table-cell office:value-type="string" calcext:value-type="string">
            <text:p>-frename-registers</text:p>
          </table:table-cell>
          <table:table-cell office:value-type="string" calcext:value-type="string">
            <text:p>-fpredictive-comm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profile</text:p>
          </table:table-cell>
          <table:table-cell table:formula="of:=IF(ISNUMBER(MATCH([.$A54];[.P$2:.P$124];0));1;0)" office:value-type="float" office:value="0" calcext:value-type="float">
            <text:p>0</text:p>
          </table:table-cell>
          <table:table-cell table:formula="of:=IF(ISNUMBER(MATCH([.$A54];[.Q$2:.Q$124];0));1;0)" office:value-type="float" office:value="1" calcext:value-type="float">
            <text:p>1</text:p>
          </table:table-cell>
          <table:table-cell table:formula="of:=IF(ISNUMBER(MATCH([.$A54];[.R$2:.R$124];0));1;0)" office:value-type="float" office:value="1" calcext:value-type="float">
            <text:p>1</text:p>
          </table:table-cell>
          <table:table-cell table:formula="of:=IF(ISNUMBER(MATCH([.$A5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4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apping-math</text:p>
          </table:table-cell>
          <table:table-cell office:value-type="string" calcext:value-type="string">
            <text:p>-freorder-blocks</text:p>
          </table:table-cell>
          <table:table-cell office:value-type="string" calcext:value-type="string">
            <text:p>-fprefetch-loop-arr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pta</text:p>
          </table:table-cell>
          <table:table-cell table:formula="of:=IF(ISNUMBER(MATCH([.$A55];[.P$2:.P$124];0));1;0)" office:value-type="float" office:value="0" calcext:value-type="float">
            <text:p>0</text:p>
          </table:table-cell>
          <table:table-cell table:formula="of:=IF(ISNUMBER(MATCH([.$A55];[.Q$2:.Q$124];0));1;0)" office:value-type="float" office:value="0" calcext:value-type="float">
            <text:p>0</text:p>
          </table:table-cell>
          <table:table-cell table:formula="of:=IF(ISNUMBER(MATCH([.$A55];[.R$2:.R$124];0));1;0)" office:value-type="float" office:value="0" calcext:value-type="float">
            <text:p>0</text:p>
          </table:table-cell>
          <table:table-cell table:formula="of:=IF(ISNUMBER(MATCH([.$A55];[.S$2:.S$124];0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an cause excessive mem and compile-time usage on large computation units</text:p>
          </table:table-cell>
          <table:table-cell table:number-columns-repeated="2"/>
          <table:table-cell table:formula="of:=NOT(ISERROR(MATCH([.A55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bit-ccp</text:p>
          </table:table-cell>
          <table:table-cell office:value-type="string" calcext:value-type="string">
            <text:p>-freorder-functions</text:p>
          </table:table-cell>
          <table:table-cell office:value-type="string" calcext:value-type="string">
            <text:p>-freg-struct-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pure-const</text:p>
          </table:table-cell>
          <table:table-cell table:formula="of:=IF(ISNUMBER(MATCH([.$A56];[.P$2:.P$124];0));1;0)" office:value-type="float" office:value="0" calcext:value-type="float">
            <text:p>0</text:p>
          </table:table-cell>
          <table:table-cell table:formula="of:=IF(ISNUMBER(MATCH([.$A56];[.Q$2:.Q$124];0));1;0)" office:value-type="float" office:value="1" calcext:value-type="float">
            <text:p>1</text:p>
          </table:table-cell>
          <table:table-cell table:formula="of:=IF(ISNUMBER(MATCH([.$A56];[.R$2:.R$124];0));1;0)" office:value-type="float" office:value="1" calcext:value-type="float">
            <text:p>1</text:p>
          </table:table-cell>
          <table:table-cell table:formula="of:=IF(ISNUMBER(MATCH([.$A5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6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cp</text:p>
          </table:table-cell>
          <table:table-cell office:value-type="string" calcext:value-type="string">
            <text:p>-frerun-cse-after-loop</text:p>
          </table:table-cell>
          <table:table-cell office:value-type="string" calcext:value-type="string">
            <text:p>-freg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reference</text:p>
          </table:table-cell>
          <table:table-cell table:formula="of:=IF(ISNUMBER(MATCH([.$A57];[.P$2:.P$124];0));1;0)" office:value-type="float" office:value="0" calcext:value-type="float">
            <text:p>0</text:p>
          </table:table-cell>
          <table:table-cell table:formula="of:=IF(ISNUMBER(MATCH([.$A57];[.Q$2:.Q$124];0));1;0)" office:value-type="float" office:value="1" calcext:value-type="float">
            <text:p>1</text:p>
          </table:table-cell>
          <table:table-cell table:formula="of:=IF(ISNUMBER(MATCH([.$A57];[.R$2:.R$124];0));1;0)" office:value-type="float" office:value="1" calcext:value-type="float">
            <text:p>1</text:p>
          </table:table-cell>
          <table:table-cell table:formula="of:=IF(ISNUMBER(MATCH([.$A5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7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h</text:p>
          </table:table-cell>
          <table:table-cell office:value-type="string" calcext:value-type="string">
            <text:p>-frtti</text:p>
          </table:table-cell>
          <table:table-cell office:value-type="string" calcext:value-type="string">
            <text:p>-frename-regis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pa-sra</text:p>
          </table:table-cell>
          <table:table-cell table:formula="of:=IF(ISNUMBER(MATCH([.$A58];[.P$2:.P$124];0));1;0)" office:value-type="float" office:value="0" calcext:value-type="float">
            <text:p>0</text:p>
          </table:table-cell>
          <table:table-cell table:formula="of:=IF(ISNUMBER(MATCH([.$A58];[.Q$2:.Q$124];0));1;0)" office:value-type="float" office:value="0" calcext:value-type="float">
            <text:p>0</text:p>
          </table:table-cell>
          <table:table-cell table:formula="of:=IF(ISNUMBER(MATCH([.$A58];[.R$2:.R$124];0));1;0)" office:value-type="float" office:value="1" calcext:value-type="float">
            <text:p>1</text:p>
          </table:table-cell>
          <table:table-cell table:formula="of:=IF(ISNUMBER(MATCH([.$A58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8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oalesce-vars</text:p>
          </table:table-cell>
          <table:table-cell office:value-type="string" calcext:value-type="string">
            <text:p>-fsched-critical-path-heuristic</text:p>
          </table:table-cell>
          <table:table-cell office:value-type="string" calcext:value-type="string">
            <text:p>-freorder-blo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ra-hoist-pressure</text:p>
          </table:table-cell>
          <table:table-cell table:formula="of:=IF(ISNUMBER(MATCH([.$A59];[.P$2:.P$124];0));1;0)" office:value-type="float" office:value="1" calcext:value-type="float">
            <text:p>1</text:p>
          </table:table-cell>
          <table:table-cell table:formula="of:=IF(ISNUMBER(MATCH([.$A59];[.Q$2:.Q$124];0));1;0)" office:value-type="float" office:value="1" calcext:value-type="float">
            <text:p>1</text:p>
          </table:table-cell>
          <table:table-cell table:formula="of:=IF(ISNUMBER(MATCH([.$A59];[.R$2:.R$124];0));1;0)" office:value-type="float" office:value="1" calcext:value-type="float">
            <text:p>1</text:p>
          </table:table-cell>
          <table:table-cell table:formula="of:=IF(ISNUMBER(MATCH([.$A59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59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opy-prop</text:p>
          </table:table-cell>
          <table:table-cell office:value-type="string" calcext:value-type="string">
            <text:p>-fsched-dep-count-heuristic</text:p>
          </table:table-cell>
          <table:table-cell office:value-type="string" calcext:value-type="string">
            <text:p>-freorder-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ivopts</text:p>
          </table:table-cell>
          <table:table-cell table:formula="of:=IF(ISNUMBER(MATCH([.$A60];[.P$2:.P$124];0));1;0)" office:value-type="float" office:value="1" calcext:value-type="float">
            <text:p>1</text:p>
          </table:table-cell>
          <table:table-cell table:formula="of:=IF(ISNUMBER(MATCH([.$A60];[.Q$2:.Q$124];0));1;0)" office:value-type="float" office:value="1" calcext:value-type="float">
            <text:p>1</text:p>
          </table:table-cell>
          <table:table-cell table:formula="of:=IF(ISNUMBER(MATCH([.$A60];[.R$2:.R$124];0));1;0)" office:value-type="float" office:value="1" calcext:value-type="float">
            <text:p>1</text:p>
          </table:table-cell>
          <table:table-cell table:formula="of:=IF(ISNUMBER(MATCH([.$A6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60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opyrename</text:p>
          </table:table-cell>
          <table:table-cell office:value-type="string" calcext:value-type="string">
            <text:p>-fsched-group-heuristic</text:p>
          </table:table-cell>
          <table:table-cell office:value-type="string" calcext:value-type="string">
            <text:p>-frerun-cse-after-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jump-tables</text:p>
          </table:table-cell>
          <table:table-cell table:formula="of:=IF(ISNUMBER(MATCH([.$A61];[.P$2:.P$124];0));1;0)" office:value-type="float" office:value="1" calcext:value-type="float">
            <text:p>1</text:p>
          </table:table-cell>
          <table:table-cell table:formula="of:=IF(ISNUMBER(MATCH([.$A61];[.Q$2:.Q$124];0));1;0)" office:value-type="float" office:value="1" calcext:value-type="float">
            <text:p>1</text:p>
          </table:table-cell>
          <table:table-cell table:formula="of:=IF(ISNUMBER(MATCH([.$A61];[.R$2:.R$124];0));1;0)" office:value-type="float" office:value="1" calcext:value-type="float">
            <text:p>1</text:p>
          </table:table-cell>
          <table:table-cell table:formula="of:=IF(ISNUMBER(MATCH([.$A61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t an opt – for dynamic linking</text:p>
          </table:table-cell>
          <table:table-cell office:value-type="string" calcext:value-type="string">
            <text:p>N</text:p>
          </table:table-cell>
          <table:table-cell/>
          <table:table-cell table:formula="of:=NOT(ISERROR(MATCH([.A61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cselim</text:p>
          </table:table-cell>
          <table:table-cell office:value-type="string" calcext:value-type="string">
            <text:p>-fsched-interblock</text:p>
          </table:table-cell>
          <table:table-cell office:value-type="string" calcext:value-type="string">
            <text:p>-frt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loop-block</text:p>
          </table:table-cell>
          <table:table-cell table:formula="of:=IF(ISNUMBER(MATCH([.$A62];[.P$2:.P$124];0));1;0)" office:value-type="float" office:value="0" calcext:value-type="float">
            <text:p>0</text:p>
          </table:table-cell>
          <table:table-cell table:formula="of:=IF(ISNUMBER(MATCH([.$A62];[.Q$2:.Q$124];0));1;0)" office:value-type="float" office:value="0" calcext:value-type="float">
            <text:p>0</text:p>
          </table:table-cell>
          <table:table-cell table:formula="of:=IF(ISNUMBER(MATCH([.$A62];[.R$2:.R$124];0));1;0)" office:value-type="float" office:value="0" calcext:value-type="float">
            <text:p>0</text:p>
          </table:table-cell>
          <table:table-cell table:formula="of:=IF(ISNUMBER(MATCH([.$A6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62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dce</text:p>
          </table:table-cell>
          <table:table-cell office:value-type="string" calcext:value-type="string">
            <text:p>-fsched-last-insn-heuristic</text:p>
          </table:table-cell>
          <table:table-cell office:value-type="string" calcext:value-type="string">
            <text:p>-fsched-critical-path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loop-interchange</text:p>
          </table:table-cell>
          <table:table-cell table:formula="of:=IF(ISNUMBER(MATCH([.$A63];[.P$2:.P$124];0));1;0)" office:value-type="float" office:value="0" calcext:value-type="float">
            <text:p>0</text:p>
          </table:table-cell>
          <table:table-cell table:formula="of:=IF(ISNUMBER(MATCH([.$A63];[.Q$2:.Q$124];0));1;0)" office:value-type="float" office:value="0" calcext:value-type="float">
            <text:p>0</text:p>
          </table:table-cell>
          <table:table-cell table:formula="of:=IF(ISNUMBER(MATCH([.$A63];[.R$2:.R$124];0));1;0)" office:value-type="float" office:value="0" calcext:value-type="float">
            <text:p>0</text:p>
          </table:table-cell>
          <table:table-cell table:formula="of:=IF(ISNUMBER(MATCH([.$A6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63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dominator-opts</text:p>
          </table:table-cell>
          <table:table-cell office:value-type="string" calcext:value-type="string">
            <text:p>-fsched-pressure</text:p>
          </table:table-cell>
          <table:table-cell office:value-type="string" calcext:value-type="string">
            <text:p>-fsched-dep-count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loop-nest-optimize</text:p>
          </table:table-cell>
          <table:table-cell table:formula="of:=IF(ISNUMBER(MATCH([.$A64];[.P$2:.P$124];0));1;0)" office:value-type="float" office:value="0" calcext:value-type="float">
            <text:p>0</text:p>
          </table:table-cell>
          <table:table-cell table:formula="of:=IF(ISNUMBER(MATCH([.$A64];[.Q$2:.Q$124];0));1;0)" office:value-type="float" office:value="0" calcext:value-type="float">
            <text:p>0</text:p>
          </table:table-cell>
          <table:table-cell table:formula="of:=IF(ISNUMBER(MATCH([.$A64];[.R$2:.R$124];0));1;0)" office:value-type="float" office:value="0" calcext:value-type="float">
            <text:p>0</text:p>
          </table:table-cell>
          <table:table-cell table:formula="of:=IF(ISNUMBER(MATCH([.$A6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64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dse</text:p>
          </table:table-cell>
          <table:table-cell office:value-type="string" calcext:value-type="string">
            <text:p>-fsched-rank-heuristic</text:p>
          </table:table-cell>
          <table:table-cell office:value-type="string" calcext:value-type="string">
            <text:p>-fsched-group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loop-parallelize-all</text:p>
          </table:table-cell>
          <table:table-cell table:formula="of:=IF(ISNUMBER(MATCH([.$A65];[.P$2:.P$124];0));1;0)" office:value-type="float" office:value="0" calcext:value-type="float">
            <text:p>0</text:p>
          </table:table-cell>
          <table:table-cell table:formula="of:=IF(ISNUMBER(MATCH([.$A65];[.Q$2:.Q$124];0));1;0)" office:value-type="float" office:value="0" calcext:value-type="float">
            <text:p>0</text:p>
          </table:table-cell>
          <table:table-cell table:formula="of:=IF(ISNUMBER(MATCH([.$A65];[.R$2:.R$124];0));1;0)" office:value-type="float" office:value="0" calcext:value-type="float">
            <text:p>0</text:p>
          </table:table-cell>
          <table:table-cell table:formula="of:=IF(ISNUMBER(MATCH([.$A65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65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forwprop</text:p>
          </table:table-cell>
          <table:table-cell office:value-type="string" calcext:value-type="string">
            <text:p>-fsched-spec</text:p>
          </table:table-cell>
          <table:table-cell office:value-type="string" calcext:value-type="string">
            <text:p>-fsched-interb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loop-strip-mine</text:p>
          </table:table-cell>
          <table:table-cell table:formula="of:=IF(ISNUMBER(MATCH([.$A66];[.P$2:.P$124];0));1;0)" office:value-type="float" office:value="0" calcext:value-type="float">
            <text:p>0</text:p>
          </table:table-cell>
          <table:table-cell table:formula="of:=IF(ISNUMBER(MATCH([.$A66];[.Q$2:.Q$124];0));1;0)" office:value-type="float" office:value="0" calcext:value-type="float">
            <text:p>0</text:p>
          </table:table-cell>
          <table:table-cell table:formula="of:=IF(ISNUMBER(MATCH([.$A66];[.R$2:.R$124];0));1;0)" office:value-type="float" office:value="0" calcext:value-type="float">
            <text:p>0</text:p>
          </table:table-cell>
          <table:table-cell table:formula="of:=IF(ISNUMBER(MATCH([.$A66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66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fre</text:p>
          </table:table-cell>
          <table:table-cell office:value-type="string" calcext:value-type="string">
            <text:p>-fsched-spec-insn-heuristic</text:p>
          </table:table-cell>
          <table:table-cell office:value-type="string" calcext:value-type="string">
            <text:p>-fsched-last-insn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math-errno</text:p>
          </table:table-cell>
          <table:table-cell table:formula="of:=IF(ISNUMBER(MATCH([.$A67];[.P$2:.P$124];0));1;0)" office:value-type="float" office:value="1" calcext:value-type="float">
            <text:p>1</text:p>
          </table:table-cell>
          <table:table-cell table:formula="of:=IF(ISNUMBER(MATCH([.$A67];[.Q$2:.Q$124];0));1;0)" office:value-type="float" office:value="1" calcext:value-type="float">
            <text:p>1</text:p>
          </table:table-cell>
          <table:table-cell table:formula="of:=IF(ISNUMBER(MATCH([.$A67];[.R$2:.R$124];0));1;0)" office:value-type="float" office:value="1" calcext:value-type="float">
            <text:p>1</text:p>
          </table:table-cell>
          <table:table-cell table:formula="of:=IF(ISNUMBER(MATCH([.$A6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67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loop-if-convert</text:p>
          </table:table-cell>
          <table:table-cell office:value-type="string" calcext:value-type="string">
            <text:p>-fsched-stalled-insns-dep</text:p>
          </table:table-cell>
          <table:table-cell office:value-type="string" calcext:value-type="string">
            <text:p>-fsched-pre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merge-all-constants</text:p>
          </table:table-cell>
          <table:table-cell table:formula="of:=IF(ISNUMBER(MATCH([.$A68];[.P$2:.P$124];0));1;0)" office:value-type="float" office:value="0" calcext:value-type="float">
            <text:p>0</text:p>
          </table:table-cell>
          <table:table-cell table:formula="of:=IF(ISNUMBER(MATCH([.$A68];[.Q$2:.Q$124];0));1;0)" office:value-type="float" office:value="0" calcext:value-type="float">
            <text:p>0</text:p>
          </table:table-cell>
          <table:table-cell table:formula="of:=IF(ISNUMBER(MATCH([.$A68];[.R$2:.R$124];0));1;0)" office:value-type="float" office:value="0" calcext:value-type="float">
            <text:p>0</text:p>
          </table:table-cell>
          <table:table-cell table:formula="of:=IF(ISNUMBER(MATCH([.$A68];[.S$2:.S$124];0));1;0)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standards</text:p>
          </table:table-cell>
          <table:table-cell table:style-name="Default" office:value-type="string" calcext:value-type="string">
            <text:p>S</text:p>
          </table:table-cell>
          <table:table-cell/>
          <table:table-cell table:formula="of:=NOT(ISERROR(MATCH([.A68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loop-im</text:p>
          </table:table-cell>
          <table:table-cell office:value-type="string" calcext:value-type="string">
            <text:p>-fschedule-insns</text:p>
          </table:table-cell>
          <table:table-cell office:value-type="string" calcext:value-type="string">
            <text:p>-fsched-rank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merge-constants</text:p>
          </table:table-cell>
          <table:table-cell table:formula="of:=IF(ISNUMBER(MATCH([.$A69];[.P$2:.P$124];0));1;0)" office:value-type="float" office:value="0" calcext:value-type="float">
            <text:p>0</text:p>
          </table:table-cell>
          <table:table-cell table:formula="of:=IF(ISNUMBER(MATCH([.$A69];[.Q$2:.Q$124];0));1;0)" office:value-type="float" office:value="1" calcext:value-type="float">
            <text:p>1</text:p>
          </table:table-cell>
          <table:table-cell table:formula="of:=IF(ISNUMBER(MATCH([.$A69];[.R$2:.R$124];0));1;0)" office:value-type="float" office:value="1" calcext:value-type="float">
            <text:p>1</text:p>
          </table:table-cell>
          <table:table-cell table:formula="of:=IF(ISNUMBER(MATCH([.$A69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69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loop-ivcanon</text:p>
          </table:table-cell>
          <table:table-cell office:value-type="string" calcext:value-type="string">
            <text:p>-fschedule-insns2</text:p>
          </table:table-cell>
          <table:table-cell office:value-type="string" calcext:value-type="string">
            <text:p>-fsched-sp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modulo-sched</text:p>
          </table:table-cell>
          <table:table-cell table:formula="of:=IF(ISNUMBER(MATCH([.$A70];[.P$2:.P$124];0));1;0)" office:value-type="float" office:value="0" calcext:value-type="float">
            <text:p>0</text:p>
          </table:table-cell>
          <table:table-cell table:formula="of:=IF(ISNUMBER(MATCH([.$A70];[.Q$2:.Q$124];0));1;0)" office:value-type="float" office:value="0" calcext:value-type="float">
            <text:p>0</text:p>
          </table:table-cell>
          <table:table-cell table:formula="of:=IF(ISNUMBER(MATCH([.$A70];[.R$2:.R$124];0));1;0)" office:value-type="float" office:value="0" calcext:value-type="float">
            <text:p>0</text:p>
          </table:table-cell>
          <table:table-cell table:formula="of:=IF(ISNUMBER(MATCH([.$A70];[.S$2:.S$124];0)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70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loop-optimize</text:p>
          </table:table-cell>
          <table:table-cell office:value-type="string" calcext:value-type="string">
            <text:p>-fsection-anchors</text:p>
          </table:table-cell>
          <table:table-cell office:value-type="string" calcext:value-type="string">
            <text:p>-fsched-spec-insn-heur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move-loop-invariants</text:p>
          </table:table-cell>
          <table:table-cell table:formula="of:=IF(ISNUMBER(MATCH([.$A71];[.P$2:.P$124];0));1;0)" office:value-type="float" office:value="1" calcext:value-type="float">
            <text:p>1</text:p>
          </table:table-cell>
          <table:table-cell table:formula="of:=IF(ISNUMBER(MATCH([.$A71];[.Q$2:.Q$124];0));1;0)" office:value-type="float" office:value="1" calcext:value-type="float">
            <text:p>1</text:p>
          </table:table-cell>
          <table:table-cell table:formula="of:=IF(ISNUMBER(MATCH([.$A71];[.R$2:.R$124];0));1;0)" office:value-type="float" office:value="1" calcext:value-type="float">
            <text:p>1</text:p>
          </table:table-cell>
          <table:table-cell table:formula="of:=IF(ISNUMBER(MATCH([.$A71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71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phiprop</text:p>
          </table:table-cell>
          <table:table-cell office:value-type="string" calcext:value-type="string">
            <text:p>-fshort-enums</text:p>
          </table:table-cell>
          <table:table-cell office:value-type="string" calcext:value-type="string">
            <text:p>-fsched-stalled-insns-d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n-call-exceptions</text:p>
          </table:table-cell>
          <table:table-cell table:formula="of:=IF(ISNUMBER(MATCH([.$A72];[.P$2:.P$124];0));1;0)" office:value-type="float" office:value="0" calcext:value-type="float">
            <text:p>0</text:p>
          </table:table-cell>
          <table:table-cell table:formula="of:=IF(ISNUMBER(MATCH([.$A72];[.Q$2:.Q$124];0));1;0)" office:value-type="float" office:value="0" calcext:value-type="float">
            <text:p>0</text:p>
          </table:table-cell>
          <table:table-cell table:formula="of:=IF(ISNUMBER(MATCH([.$A72];[.R$2:.R$124];0));1;0)" office:value-type="float" office:value="0" calcext:value-type="float">
            <text:p>0</text:p>
          </table:table-cell>
          <table:table-cell table:formula="of:=IF(ISNUMBER(MATCH([.$A7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E</text:p>
          </table:table-cell>
          <table:table-cell/>
          <table:table-cell table:formula="of:=NOT(ISERROR(MATCH([.A72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pta</text:p>
          </table:table-cell>
          <table:table-cell office:value-type="string" calcext:value-type="string">
            <text:p>-fshrink-wrap</text:p>
          </table:table-cell>
          <table:table-cell office:value-type="string" calcext:value-type="string">
            <text:p>-fschedule-ins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nothrow-opt</text:p>
          </table:table-cell>
          <table:table-cell table:formula="of:=IF(ISNUMBER(MATCH([.$A73];[.P$2:.P$124];0));1;0)" office:value-type="float" office:value="0" calcext:value-type="float">
            <text:p>0</text:p>
          </table:table-cell>
          <table:table-cell table:formula="of:=IF(ISNUMBER(MATCH([.$A73];[.Q$2:.Q$124];0));1;0)" office:value-type="float" office:value="0" calcext:value-type="float">
            <text:p>0</text:p>
          </table:table-cell>
          <table:table-cell table:formula="of:=IF(ISNUMBER(MATCH([.$A73];[.R$2:.R$124];0));1;0)" office:value-type="float" office:value="0" calcext:value-type="float">
            <text:p>0</text:p>
          </table:table-cell>
          <table:table-cell table:formula="of:=IF(ISNUMBER(MATCH([.$A7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73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reassoc</text:p>
          </table:table-cell>
          <table:table-cell office:value-type="string" calcext:value-type="string">
            <text:p>-fsigned-zeros</text:p>
          </table:table-cell>
          <table:table-cell office:value-type="string" calcext:value-type="string">
            <text:p>-fschedule-insn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omit-frame-pointer</text:p>
          </table:table-cell>
          <table:table-cell table:formula="of:=IF(ISNUMBER(MATCH([.$A74];[.P$2:.P$124];0));1;0)" office:value-type="float" office:value="0" calcext:value-type="float">
            <text:p>0</text:p>
          </table:table-cell>
          <table:table-cell table:formula="of:=IF(ISNUMBER(MATCH([.$A74];[.Q$2:.Q$124];0));1;0)" office:value-type="float" office:value="1" calcext:value-type="float">
            <text:p>1</text:p>
          </table:table-cell>
          <table:table-cell table:formula="of:=IF(ISNUMBER(MATCH([.$A74];[.R$2:.R$124];0));1;0)" office:value-type="float" office:value="1" calcext:value-type="float">
            <text:p>1</text:p>
          </table:table-cell>
          <table:table-cell table:formula="of:=IF(ISNUMBER(MATCH([.$A74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74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scev-cprop</text:p>
          </table:table-cell>
          <table:table-cell office:value-type="string" calcext:value-type="string">
            <text:p>-fsplit-ivs-in-unroller</text:p>
          </table:table-cell>
          <table:table-cell office:value-type="string" calcext:value-type="string">
            <text:p>-fsection-anch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opt-info</text:p>
          </table:table-cell>
          <table:table-cell table:formula="of:=IF(ISNUMBER(MATCH([.$A75];[.P$2:.P$124];0));1;0)" office:value-type="float" office:value="0" calcext:value-type="float">
            <text:p>0</text:p>
          </table:table-cell>
          <table:table-cell table:formula="of:=IF(ISNUMBER(MATCH([.$A75];[.Q$2:.Q$124];0));1;0)" office:value-type="float" office:value="0" calcext:value-type="float">
            <text:p>0</text:p>
          </table:table-cell>
          <table:table-cell table:formula="of:=IF(ISNUMBER(MATCH([.$A75];[.R$2:.R$124];0));1;0)" office:value-type="float" office:value="0" calcext:value-type="float">
            <text:p>0</text:p>
          </table:table-cell>
          <table:table-cell table:formula="of:=IF(ISNUMBER(MATCH([.$A75];[.S$2:.S$124];0));1;0)" office:value-type="float" office:value="0" calcext:value-type="float">
            <text:p>0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gives info about optimizations/missed opportunities, but doesn't perform optimizations itself</text:p>
          </table:table-cell>
          <table:table-cell office:value-type="string" calcext:value-type="string">
            <text:p>I</text:p>
          </table:table-cell>
          <table:table-cell/>
          <table:table-cell table:formula="of:=NOT(ISERROR(MATCH([.A75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sink</text:p>
          </table:table-cell>
          <table:table-cell office:value-type="string" calcext:value-type="string">
            <text:p>-fsplit-wide-types</text:p>
          </table:table-cell>
          <table:table-cell office:value-type="string" calcext:value-type="string">
            <text:p>-fshort-enu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optimize-register-move</text:p>
          </table:table-cell>
          <table:table-cell table:formula="of:=IF(ISNUMBER(MATCH([.$A76];[.P$2:.P$124];0));1;0)" office:value-type="float" office:value="0" calcext:value-type="float">
            <text:p>0</text:p>
          </table:table-cell>
          <table:table-cell table:formula="of:=IF(ISNUMBER(MATCH([.$A76];[.Q$2:.Q$124];0));1;0)" office:value-type="float" office:value="0" calcext:value-type="float">
            <text:p>0</text:p>
          </table:table-cell>
          <table:table-cell table:formula="of:=IF(ISNUMBER(MATCH([.$A76];[.R$2:.R$124];0));1;0)" office:value-type="float" office:value="1" calcext:value-type="float">
            <text:p>1</text:p>
          </table:table-cell>
          <table:table-cell table:formula="of:=IF(ISNUMBER(MATCH([.$A7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Identical to -foptimize-register-move</text:p>
          </table:table-cell>
          <table:table-cell office:value-type="string" calcext:value-type="string">
            <text:p>Duplicate</text:p>
          </table:table-cell>
          <table:table-cell/>
          <table:table-cell table:formula="of:=NOT(ISERROR(MATCH([.A76];['arm-none-eabi-gcc_4.9.3'.$A$2:.$A$192];0)))" office:value-type="boolean" office:boolean-value="false" calcext:value-type="boolean">
            <text:p>FALSE</text:p>
          </table:table-cell>
          <table:table-cell office:value-type="string" calcext:value-type="string">
            <text:p>appears to have been removed in changelog-2013</text:p>
          </table:table-cell>
          <table:table-cell table:number-columns-repeated="2"/>
          <table:table-cell office:value-type="string" calcext:value-type="string">
            <text:p>-ftree-slp-vectorize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-fshrink-wr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optimize-sibling-calls</text:p>
          </table:table-cell>
          <table:table-cell table:formula="of:=IF(ISNUMBER(MATCH([.$A77];[.P$2:.P$124];0));1;0)" office:value-type="float" office:value="0" calcext:value-type="float">
            <text:p>0</text:p>
          </table:table-cell>
          <table:table-cell table:formula="of:=IF(ISNUMBER(MATCH([.$A77];[.Q$2:.Q$124];0));1;0)" office:value-type="float" office:value="0" calcext:value-type="float">
            <text:p>0</text:p>
          </table:table-cell>
          <table:table-cell table:formula="of:=IF(ISNUMBER(MATCH([.$A77];[.R$2:.R$124];0));1;0)" office:value-type="float" office:value="1" calcext:value-type="float">
            <text:p>1</text:p>
          </table:table-cell>
          <table:table-cell table:formula="of:=IF(ISNUMBER(MATCH([.$A7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77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slsr</text:p>
          </table:table-cell>
          <table:table-cell office:value-type="string" calcext:value-type="string">
            <text:p>-fthread-jumps</text:p>
          </table:table-cell>
          <table:table-cell office:value-type="string" calcext:value-type="string">
            <text:p>-fsigned-ze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optimize-strlen</text:p>
          </table:table-cell>
          <table:table-cell table:formula="of:=IF(ISNUMBER(MATCH([.$A78];[.P$2:.P$124];0));1;0)" office:value-type="float" office:value="0" calcext:value-type="float">
            <text:p>0</text:p>
          </table:table-cell>
          <table:table-cell table:formula="of:=IF(ISNUMBER(MATCH([.$A78];[.Q$2:.Q$124];0));1;0)" office:value-type="float" office:value="0" calcext:value-type="float">
            <text:p>0</text:p>
          </table:table-cell>
          <table:table-cell table:formula="of:=IF(ISNUMBER(MATCH([.$A78];[.R$2:.R$124];0));1;0)" office:value-type="float" office:value="1" calcext:value-type="float">
            <text:p>1</text:p>
          </table:table-cell>
          <table:table-cell table:formula="of:=IF(ISNUMBER(MATCH([.$A7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78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sra</text:p>
          </table:table-cell>
          <table:table-cell office:value-type="string" calcext:value-type="string">
            <text:p>-fno-threadsafe-statics</text:p>
          </table:table-cell>
          <table:table-cell office:value-type="string" calcext:value-type="string">
            <text:p>-fsplit-ivs-in-unrol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ack-struct</text:p>
          </table:table-cell>
          <table:table-cell table:formula="of:=IF(ISNUMBER(MATCH([.$A79];[.P$2:.P$124];0));1;0)" office:value-type="float" office:value="0" calcext:value-type="float">
            <text:p>0</text:p>
          </table:table-cell>
          <table:table-cell table:formula="of:=IF(ISNUMBER(MATCH([.$A79];[.Q$2:.Q$124];0));1;0)" office:value-type="float" office:value="0" calcext:value-type="float">
            <text:p>0</text:p>
          </table:table-cell>
          <table:table-cell table:formula="of:=IF(ISNUMBER(MATCH([.$A79];[.R$2:.R$124];0));1;0)" office:value-type="float" office:value="0" calcext:value-type="float">
            <text:p>0</text:p>
          </table:table-cell>
          <table:table-cell table:formula="of:=IF(ISNUMBER(MATCH([.$A79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makes code sub-optimal and incompatible with other binaries generated without the switch</text:p>
          </table:table-cell>
          <table:table-cell office:value-type="string" calcext:value-type="string">
            <text:p>B</text:p>
          </table:table-cell>
          <table:table-cell/>
          <table:table-cell table:formula="of:=NOT(ISERROR(MATCH([.A79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ter</text:p>
          </table:table-cell>
          <table:table-cell office:value-type="string" calcext:value-type="string">
            <text:p>-ftoplevel-reorder</text:p>
          </table:table-cell>
          <table:table-cell office:value-type="string" calcext:value-type="string">
            <text:p>-fsplit-wide-ty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eel-loops</text:p>
          </table:table-cell>
          <table:table-cell table:formula="of:=IF(ISNUMBER(MATCH([.$A80];[.P$2:.P$124];0));1;0)" office:value-type="float" office:value="0" calcext:value-type="float">
            <text:p>0</text:p>
          </table:table-cell>
          <table:table-cell table:formula="of:=IF(ISNUMBER(MATCH([.$A80];[.Q$2:.Q$124];0));1;0)" office:value-type="float" office:value="0" calcext:value-type="float">
            <text:p>0</text:p>
          </table:table-cell>
          <table:table-cell table:formula="of:=IF(ISNUMBER(MATCH([.$A80];[.R$2:.R$124];0));1;0)" office:value-type="float" office:value="0" calcext:value-type="float">
            <text:p>0</text:p>
          </table:table-cell>
          <table:table-cell table:formula="of:=IF(ISNUMBER(MATCH([.$A80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Without profiling same as unroll-loops</text:p>
          </table:table-cell>
          <table:table-cell office:value-type="string" calcext:value-type="string">
            <text:p>P</text:p>
          </table:table-cell>
          <table:table-cell/>
          <table:table-cell table:formula="of:=NOT(ISERROR(MATCH([.A80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tree-vect-loop-version</text:p>
          </table:table-cell>
          <table:table-cell office:value-type="string" calcext:value-type="string">
            <text:p>-ftrapping-math</text:p>
          </table:table-cell>
          <table:table-cell office:value-type="string" calcext:value-type="string">
            <text:p>-fstrict-alias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eephole</text:p>
          </table:table-cell>
          <table:table-cell table:formula="of:=IF(ISNUMBER(MATCH([.$A81];[.P$2:.P$124];0));1;0)" office:value-type="float" office:value="1" calcext:value-type="float">
            <text:p>1</text:p>
          </table:table-cell>
          <table:table-cell table:formula="of:=IF(ISNUMBER(MATCH([.$A81];[.Q$2:.Q$124];0));1;0)" office:value-type="float" office:value="1" calcext:value-type="float">
            <text:p>1</text:p>
          </table:table-cell>
          <table:table-cell table:formula="of:=IF(ISNUMBER(MATCH([.$A81];[.R$2:.R$124];0));1;0)" office:value-type="float" office:value="1" calcext:value-type="float">
            <text:p>1</text:p>
          </table:table-cell>
          <table:table-cell table:formula="of:=IF(ISNUMBER(MATCH([.$A81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1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unit-at-a-time</text:p>
          </table:table-cell>
          <table:table-cell office:value-type="string" calcext:value-type="string">
            <text:p>-ftree-bit-ccp</text:p>
          </table:table-cell>
          <table:table-cell office:value-type="string" calcext:value-type="string">
            <text:p>-fthread-ju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eephole2</text:p>
          </table:table-cell>
          <table:table-cell table:formula="of:=IF(ISNUMBER(MATCH([.$A82];[.P$2:.P$124];0));1;0)" office:value-type="float" office:value="0" calcext:value-type="float">
            <text:p>0</text:p>
          </table:table-cell>
          <table:table-cell table:formula="of:=IF(ISNUMBER(MATCH([.$A82];[.Q$2:.Q$124];0));1;0)" office:value-type="float" office:value="0" calcext:value-type="float">
            <text:p>0</text:p>
          </table:table-cell>
          <table:table-cell table:formula="of:=IF(ISNUMBER(MATCH([.$A82];[.R$2:.R$124];0));1;0)" office:value-type="float" office:value="1" calcext:value-type="float">
            <text:p>1</text:p>
          </table:table-cell>
          <table:table-cell table:formula="of:=IF(ISNUMBER(MATCH([.$A8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2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var-tracking</text:p>
          </table:table-cell>
          <table:table-cell office:value-type="string" calcext:value-type="string">
            <text:p>-ftree-builtin-call-dce</text:p>
          </table:table-cell>
          <table:table-cell office:value-type="string" calcext:value-type="string">
            <text:p>-fno-threadsafe-sta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redictive-commoning</text:p>
          </table:table-cell>
          <table:table-cell table:formula="of:=IF(ISNUMBER(MATCH([.$A83];[.P$2:.P$124];0));1;0)" office:value-type="float" office:value="0" calcext:value-type="float">
            <text:p>0</text:p>
          </table:table-cell>
          <table:table-cell table:formula="of:=IF(ISNUMBER(MATCH([.$A83];[.Q$2:.Q$124];0));1;0)" office:value-type="float" office:value="0" calcext:value-type="float">
            <text:p>0</text:p>
          </table:table-cell>
          <table:table-cell table:formula="of:=IF(ISNUMBER(MATCH([.$A83];[.R$2:.R$124];0));1;0)" office:value-type="float" office:value="0" calcext:value-type="float">
            <text:p>0</text:p>
          </table:table-cell>
          <table:table-cell table:formula="of:=IF(ISNUMBER(MATCH([.$A8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3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var-tracking-assignments</text:p>
          </table:table-cell>
          <table:table-cell office:value-type="string" calcext:value-type="string">
            <text:p>-ftree-ccp</text:p>
          </table:table-cell>
          <table:table-cell office:value-type="string" calcext:value-type="string">
            <text:p>-ftoplevel-re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prefetch-loop-arrays</text:p>
          </table:table-cell>
          <table:table-cell table:formula="of:=IF(ISNUMBER(MATCH([.$A84];[.P$2:.P$124];0));1;0)" office:value-type="float" office:value="1" calcext:value-type="float">
            <text:p>1</text:p>
          </table:table-cell>
          <table:table-cell table:formula="of:=IF(ISNUMBER(MATCH([.$A84];[.Q$2:.Q$124];0));1;0)" office:value-type="float" office:value="1" calcext:value-type="float">
            <text:p>1</text:p>
          </table:table-cell>
          <table:table-cell table:formula="of:=IF(ISNUMBER(MATCH([.$A84];[.R$2:.R$124];0));1;0)" office:value-type="float" office:value="1" calcext:value-type="float">
            <text:p>1</text:p>
          </table:table-cell>
          <table:table-cell table:formula="of:=IF(ISNUMBER(MATCH([.$A8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ay be better or worse – highly dependent on loop structure</text:p>
          </table:table-cell>
          <table:table-cell table:number-columns-repeated="2"/>
          <table:table-cell table:formula="of:=NOT(ISERROR(MATCH([.A84];['arm-none-eabi-gcc_4.9.3'.$A$2:.$A$192];0)))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-fweb</text:p>
          </table:table-cell>
          <table:table-cell office:value-type="string" calcext:value-type="string">
            <text:p>-ftree-ch</text:p>
          </table:table-cell>
          <table:table-cell office:value-type="string" calcext:value-type="string">
            <text:p>-ftrapping-m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g-struct-return</text:p>
          </table:table-cell>
          <table:table-cell table:formula="of:=IF(ISNUMBER(MATCH([.$A85];[.P$2:.P$124];0));1;0)" office:value-type="float" office:value="1" calcext:value-type="float">
            <text:p>1</text:p>
          </table:table-cell>
          <table:table-cell table:formula="of:=IF(ISNUMBER(MATCH([.$A85];[.Q$2:.Q$124];0));1;0)" office:value-type="float" office:value="1" calcext:value-type="float">
            <text:p>1</text:p>
          </table:table-cell>
          <table:table-cell table:formula="of:=IF(ISNUMBER(MATCH([.$A85];[.R$2:.R$124];0));1;0)" office:value-type="float" office:value="1" calcext:value-type="float">
            <text:p>1</text:p>
          </table:table-cell>
          <table:table-cell table:formula="of:=IF(ISNUMBER(MATCH([.$A8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ompatibility, default on, and is probably more efficient with</text:p>
          </table:table-cell>
          <table:table-cell office:value-type="string" calcext:value-type="string">
            <text:p>B</text:p>
          </table:table-cell>
          <table:table-cell/>
          <table:table-cell table:formula="of:=NOT(ISERROR(MATCH([.A85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coalesce-vars</text:p>
          </table:table-cell>
          <table:table-cell office:value-type="string" calcext:value-type="string">
            <text:p>-ftree-bit-c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gmove</text:p>
          </table:table-cell>
          <table:table-cell table:formula="of:=IF(ISNUMBER(MATCH([.$A86];[.P$2:.P$124];0));1;0)" office:value-type="float" office:value="0" calcext:value-type="float">
            <text:p>0</text:p>
          </table:table-cell>
          <table:table-cell table:formula="of:=IF(ISNUMBER(MATCH([.$A86];[.Q$2:.Q$124];0));1;0)" office:value-type="float" office:value="0" calcext:value-type="float">
            <text:p>0</text:p>
          </table:table-cell>
          <table:table-cell table:formula="of:=IF(ISNUMBER(MATCH([.$A86];[.R$2:.R$124];0));1;0)" office:value-type="float" office:value="1" calcext:value-type="float">
            <text:p>1</text:p>
          </table:table-cell>
          <table:table-cell table:formula="of:=IF(ISNUMBER(MATCH([.$A86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6];['arm-none-eabi-gcc_4.9.3'.$A$2:.$A$192];0)))" office:value-type="boolean" office:boolean-value="false" calcext:value-type="boolean">
            <text:p>FALSE</text:p>
          </table:table-cell>
          <table:table-cell office:value-type="string" calcext:value-type="string">
            <text:p>appears to have been removed in changelog-2013</text:p>
          </table:table-cell>
          <table:table-cell table:number-columns-repeated="3"/>
          <table:table-cell office:value-type="string" calcext:value-type="string">
            <text:p>-ftree-copy-prop</text:p>
          </table:table-cell>
          <table:table-cell office:value-type="string" calcext:value-type="string">
            <text:p>-ftree-builtin-call-d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name-registers</text:p>
          </table:table-cell>
          <table:table-cell table:formula="of:=IF(ISNUMBER(MATCH([.$A87];[.P$2:.P$124];0));1;0)" office:value-type="float" office:value="1" calcext:value-type="float">
            <text:p>1</text:p>
          </table:table-cell>
          <table:table-cell table:formula="of:=IF(ISNUMBER(MATCH([.$A87];[.Q$2:.Q$124];0));1;0)" office:value-type="float" office:value="1" calcext:value-type="float">
            <text:p>1</text:p>
          </table:table-cell>
          <table:table-cell table:formula="of:=IF(ISNUMBER(MATCH([.$A87];[.R$2:.R$124];0));1;0)" office:value-type="float" office:value="1" calcext:value-type="float">
            <text:p>1</text:p>
          </table:table-cell>
          <table:table-cell table:formula="of:=IF(ISNUMBER(MATCH([.$A8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 doubt this would ever be bad</text:p>
          </table:table-cell>
          <table:table-cell table:number-columns-repeated="2"/>
          <table:table-cell table:formula="of:=NOT(ISERROR(MATCH([.A87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copyrename</text:p>
          </table:table-cell>
          <table:table-cell office:value-type="string" calcext:value-type="string">
            <text:p>-ftree-c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order-blocks</text:p>
          </table:table-cell>
          <table:table-cell table:formula="of:=IF(ISNUMBER(MATCH([.$A88];[.P$2:.P$124];0));1;0)" office:value-type="float" office:value="0" calcext:value-type="float">
            <text:p>0</text:p>
          </table:table-cell>
          <table:table-cell table:formula="of:=IF(ISNUMBER(MATCH([.$A88];[.Q$2:.Q$124];0));1;0)" office:value-type="float" office:value="0" calcext:value-type="float">
            <text:p>0</text:p>
          </table:table-cell>
          <table:table-cell table:formula="of:=IF(ISNUMBER(MATCH([.$A88];[.R$2:.R$124];0));1;0)" office:value-type="float" office:value="1" calcext:value-type="float">
            <text:p>1</text:p>
          </table:table-cell>
          <table:table-cell table:formula="of:=IF(ISNUMBER(MATCH([.$A8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88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cselim</text:p>
          </table:table-cell>
          <table:table-cell office:value-type="string" calcext:value-type="string">
            <text:p>-ftree-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order-blocks-and-partition</text:p>
          </table:table-cell>
          <table:table-cell table:formula="of:=IF(ISNUMBER(MATCH([.$A89];[.P$2:.P$124];0));1;0)" office:value-type="float" office:value="0" calcext:value-type="float">
            <text:p>0</text:p>
          </table:table-cell>
          <table:table-cell table:formula="of:=IF(ISNUMBER(MATCH([.$A89];[.Q$2:.Q$124];0));1;0)" office:value-type="float" office:value="0" calcext:value-type="float">
            <text:p>0</text:p>
          </table:table-cell>
          <table:table-cell table:formula="of:=IF(ISNUMBER(MATCH([.$A89];[.R$2:.R$124];0));1;0)" office:value-type="float" office:value="0" calcext:value-type="float">
            <text:p>0</text:p>
          </table:table-cell>
          <table:table-cell table:formula="of:=IF(ISNUMBER(MATCH([.$A89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/a on cm3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89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dce</text:p>
          </table:table-cell>
          <table:table-cell office:value-type="string" calcext:value-type="string">
            <text:p>-ftree-coalesce-v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order-functions</text:p>
          </table:table-cell>
          <table:table-cell table:formula="of:=IF(ISNUMBER(MATCH([.$A90];[.P$2:.P$124];0));1;0)" office:value-type="float" office:value="0" calcext:value-type="float">
            <text:p>0</text:p>
          </table:table-cell>
          <table:table-cell table:formula="of:=IF(ISNUMBER(MATCH([.$A90];[.Q$2:.Q$124];0));1;0)" office:value-type="float" office:value="0" calcext:value-type="float">
            <text:p>0</text:p>
          </table:table-cell>
          <table:table-cell table:formula="of:=IF(ISNUMBER(MATCH([.$A90];[.R$2:.R$124];0));1;0)" office:value-type="float" office:value="1" calcext:value-type="float">
            <text:p>1</text:p>
          </table:table-cell>
          <table:table-cell table:formula="of:=IF(ISNUMBER(MATCH([.$A90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0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dominator-opts</text:p>
          </table:table-cell>
          <table:table-cell office:value-type="string" calcext:value-type="string">
            <text:p>-ftree-copy-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run-cse-after-loop</text:p>
          </table:table-cell>
          <table:table-cell table:formula="of:=IF(ISNUMBER(MATCH([.$A91];[.P$2:.P$124];0));1;0)" office:value-type="float" office:value="0" calcext:value-type="float">
            <text:p>0</text:p>
          </table:table-cell>
          <table:table-cell table:formula="of:=IF(ISNUMBER(MATCH([.$A91];[.Q$2:.Q$124];0));1;0)" office:value-type="float" office:value="0" calcext:value-type="float">
            <text:p>0</text:p>
          </table:table-cell>
          <table:table-cell table:formula="of:=IF(ISNUMBER(MATCH([.$A91];[.R$2:.R$124];0));1;0)" office:value-type="float" office:value="1" calcext:value-type="float">
            <text:p>1</text:p>
          </table:table-cell>
          <table:table-cell table:formula="of:=IF(ISNUMBER(MATCH([.$A91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1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dse</text:p>
          </table:table-cell>
          <table:table-cell office:value-type="string" calcext:value-type="string">
            <text:p>-ftree-copyre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eschedule-modulo-scheduled-loops</text:p>
          </table:table-cell>
          <table:table-cell table:formula="of:=IF(ISNUMBER(MATCH([.$A92];[.P$2:.P$124];0));1;0)" office:value-type="float" office:value="0" calcext:value-type="float">
            <text:p>0</text:p>
          </table:table-cell>
          <table:table-cell table:formula="of:=IF(ISNUMBER(MATCH([.$A92];[.Q$2:.Q$124];0));1;0)" office:value-type="float" office:value="0" calcext:value-type="float">
            <text:p>0</text:p>
          </table:table-cell>
          <table:table-cell table:formula="of:=IF(ISNUMBER(MATCH([.$A92];[.R$2:.R$124];0));1;0)" office:value-type="float" office:value="0" calcext:value-type="float">
            <text:p>0</text:p>
          </table:table-cell>
          <table:table-cell table:formula="of:=IF(ISNUMBER(MATCH([.$A9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2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forwprop</text:p>
          </table:table-cell>
          <table:table-cell office:value-type="string" calcext:value-type="string">
            <text:p>-ftree-csel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ounding-math</text:p>
          </table:table-cell>
          <table:table-cell table:formula="of:=IF(ISNUMBER(MATCH([.$A93];[.P$2:.P$124];0));1;0)" office:value-type="float" office:value="0" calcext:value-type="float">
            <text:p>0</text:p>
          </table:table-cell>
          <table:table-cell table:formula="of:=IF(ISNUMBER(MATCH([.$A93];[.Q$2:.Q$124];0));1;0)" office:value-type="float" office:value="0" calcext:value-type="float">
            <text:p>0</text:p>
          </table:table-cell>
          <table:table-cell table:formula="of:=IF(ISNUMBER(MATCH([.$A93];[.R$2:.R$124];0));1;0)" office:value-type="float" office:value="0" calcext:value-type="float">
            <text:p>0</text:p>
          </table:table-cell>
          <table:table-cell table:formula="of:=IF(ISNUMBER(MATCH([.$A9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isables opts that assume default fp rounding</text:p>
          </table:table-cell>
          <table:table-cell office:value-type="string" calcext:value-type="string">
            <text:p>N</text:p>
          </table:table-cell>
          <table:table-cell/>
          <table:table-cell table:formula="of:=NOT(ISERROR(MATCH([.A93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fre</text:p>
          </table:table-cell>
          <table:table-cell office:value-type="string" calcext:value-type="string">
            <text:p>-ftree-d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tti</text:p>
          </table:table-cell>
          <table:table-cell table:formula="of:=IF(ISNUMBER(MATCH([.$A94];[.P$2:.P$124];0));1;0)" office:value-type="float" office:value="1" calcext:value-type="float">
            <text:p>1</text:p>
          </table:table-cell>
          <table:table-cell table:formula="of:=IF(ISNUMBER(MATCH([.$A94];[.Q$2:.Q$124];0));1;0)" office:value-type="float" office:value="1" calcext:value-type="float">
            <text:p>1</text:p>
          </table:table-cell>
          <table:table-cell table:formula="of:=IF(ISNUMBER(MATCH([.$A94];[.R$2:.R$124];0));1;0)" office:value-type="float" office:value="1" calcext:value-type="float">
            <text:p>1</text:p>
          </table:table-cell>
          <table:table-cell table:formula="of:=IF(ISNUMBER(MATCH([.$A9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94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loop-if-convert</text:p>
          </table:table-cell>
          <table:table-cell office:value-type="string" calcext:value-type="string">
            <text:p>-ftree-dominator-op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critical-path-heuristic</text:p>
          </table:table-cell>
          <table:table-cell table:formula="of:=IF(ISNUMBER(MATCH([.$A95];[.P$2:.P$124];0));1;0)" office:value-type="float" office:value="1" calcext:value-type="float">
            <text:p>1</text:p>
          </table:table-cell>
          <table:table-cell table:formula="of:=IF(ISNUMBER(MATCH([.$A95];[.Q$2:.Q$124];0));1;0)" office:value-type="float" office:value="1" calcext:value-type="float">
            <text:p>1</text:p>
          </table:table-cell>
          <table:table-cell table:formula="of:=IF(ISNUMBER(MATCH([.$A95];[.R$2:.R$124];0));1;0)" office:value-type="float" office:value="1" calcext:value-type="float">
            <text:p>1</text:p>
          </table:table-cell>
          <table:table-cell table:formula="of:=IF(ISNUMBER(MATCH([.$A9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5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loop-im</text:p>
          </table:table-cell>
          <table:table-cell office:value-type="string" calcext:value-type="string">
            <text:p>-ftree-d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dep-count-heuristic</text:p>
          </table:table-cell>
          <table:table-cell table:formula="of:=IF(ISNUMBER(MATCH([.$A96];[.P$2:.P$124];0));1;0)" office:value-type="float" office:value="1" calcext:value-type="float">
            <text:p>1</text:p>
          </table:table-cell>
          <table:table-cell table:formula="of:=IF(ISNUMBER(MATCH([.$A96];[.Q$2:.Q$124];0));1;0)" office:value-type="float" office:value="1" calcext:value-type="float">
            <text:p>1</text:p>
          </table:table-cell>
          <table:table-cell table:formula="of:=IF(ISNUMBER(MATCH([.$A96];[.R$2:.R$124];0));1;0)" office:value-type="float" office:value="1" calcext:value-type="float">
            <text:p>1</text:p>
          </table:table-cell>
          <table:table-cell table:formula="of:=IF(ISNUMBER(MATCH([.$A9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6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loop-ivcanon</text:p>
          </table:table-cell>
          <table:table-cell office:value-type="string" calcext:value-type="string">
            <text:p>-ftree-forw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group-heuristic</text:p>
          </table:table-cell>
          <table:table-cell table:formula="of:=IF(ISNUMBER(MATCH([.$A97];[.P$2:.P$124];0));1;0)" office:value-type="float" office:value="1" calcext:value-type="float">
            <text:p>1</text:p>
          </table:table-cell>
          <table:table-cell table:formula="of:=IF(ISNUMBER(MATCH([.$A97];[.Q$2:.Q$124];0));1;0)" office:value-type="float" office:value="1" calcext:value-type="float">
            <text:p>1</text:p>
          </table:table-cell>
          <table:table-cell table:formula="of:=IF(ISNUMBER(MATCH([.$A97];[.R$2:.R$124];0));1;0)" office:value-type="float" office:value="1" calcext:value-type="float">
            <text:p>1</text:p>
          </table:table-cell>
          <table:table-cell table:formula="of:=IF(ISNUMBER(MATCH([.$A97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7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loop-optimize</text:p>
          </table:table-cell>
          <table:table-cell office:value-type="string" calcext:value-type="string">
            <text:p>-ftree-f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interblock</text:p>
          </table:table-cell>
          <table:table-cell table:formula="of:=IF(ISNUMBER(MATCH([.$A98];[.P$2:.P$124];0));1;0)" office:value-type="float" office:value="1" calcext:value-type="float">
            <text:p>1</text:p>
          </table:table-cell>
          <table:table-cell table:formula="of:=IF(ISNUMBER(MATCH([.$A98];[.Q$2:.Q$124];0));1;0)" office:value-type="float" office:value="1" calcext:value-type="float">
            <text:p>1</text:p>
          </table:table-cell>
          <table:table-cell table:formula="of:=IF(ISNUMBER(MATCH([.$A98];[.R$2:.R$124];0));1;0)" office:value-type="float" office:value="1" calcext:value-type="float">
            <text:p>1</text:p>
          </table:table-cell>
          <table:table-cell table:formula="of:=IF(ISNUMBER(MATCH([.$A98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8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phiprop</text:p>
          </table:table-cell>
          <table:table-cell office:value-type="string" calcext:value-type="string">
            <text:p>-ftree-loop-distribute-patte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last-insn-heuristic</text:p>
          </table:table-cell>
          <table:table-cell table:formula="of:=IF(ISNUMBER(MATCH([.$A99];[.P$2:.P$124];0));1;0)" office:value-type="float" office:value="1" calcext:value-type="float">
            <text:p>1</text:p>
          </table:table-cell>
          <table:table-cell table:formula="of:=IF(ISNUMBER(MATCH([.$A99];[.Q$2:.Q$124];0));1;0)" office:value-type="float" office:value="1" calcext:value-type="float">
            <text:p>1</text:p>
          </table:table-cell>
          <table:table-cell table:formula="of:=IF(ISNUMBER(MATCH([.$A99];[.R$2:.R$124];0));1;0)" office:value-type="float" office:value="1" calcext:value-type="float">
            <text:p>1</text:p>
          </table:table-cell>
          <table:table-cell table:formula="of:=IF(ISNUMBER(MATCH([.$A9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99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pre</text:p>
          </table:table-cell>
          <table:table-cell office:value-type="string" calcext:value-type="string">
            <text:p>-ftree-loop-if-conv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pressure</text:p>
          </table:table-cell>
          <table:table-cell table:formula="of:=IF(ISNUMBER(MATCH([.$A100];[.P$2:.P$124];0));1;0)" office:value-type="float" office:value="0" calcext:value-type="float">
            <text:p>0</text:p>
          </table:table-cell>
          <table:table-cell table:formula="of:=IF(ISNUMBER(MATCH([.$A100];[.Q$2:.Q$124];0));1;0)" office:value-type="float" office:value="1" calcext:value-type="float">
            <text:p>1</text:p>
          </table:table-cell>
          <table:table-cell table:formula="of:=IF(ISNUMBER(MATCH([.$A100];[.R$2:.R$124];0));1;0)" office:value-type="float" office:value="1" calcext:value-type="float">
            <text:p>1</text:p>
          </table:table-cell>
          <table:table-cell table:formula="of:=IF(ISNUMBER(MATCH([.$A10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0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pta</text:p>
          </table:table-cell>
          <table:table-cell office:value-type="string" calcext:value-type="string">
            <text:p>-ftree-loop-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rank-heuristic</text:p>
          </table:table-cell>
          <table:table-cell table:formula="of:=IF(ISNUMBER(MATCH([.$A101];[.P$2:.P$124];0));1;0)" office:value-type="float" office:value="1" calcext:value-type="float">
            <text:p>1</text:p>
          </table:table-cell>
          <table:table-cell table:formula="of:=IF(ISNUMBER(MATCH([.$A101];[.Q$2:.Q$124];0));1;0)" office:value-type="float" office:value="1" calcext:value-type="float">
            <text:p>1</text:p>
          </table:table-cell>
          <table:table-cell table:formula="of:=IF(ISNUMBER(MATCH([.$A101];[.R$2:.R$124];0));1;0)" office:value-type="float" office:value="1" calcext:value-type="float">
            <text:p>1</text:p>
          </table:table-cell>
          <table:table-cell table:formula="of:=IF(ISNUMBER(MATCH([.$A101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1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reassoc</text:p>
          </table:table-cell>
          <table:table-cell office:value-type="string" calcext:value-type="string">
            <text:p>-ftree-loop-ivca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pec</text:p>
          </table:table-cell>
          <table:table-cell table:formula="of:=IF(ISNUMBER(MATCH([.$A102];[.P$2:.P$124];0));1;0)" office:value-type="float" office:value="1" calcext:value-type="float">
            <text:p>1</text:p>
          </table:table-cell>
          <table:table-cell table:formula="of:=IF(ISNUMBER(MATCH([.$A102];[.Q$2:.Q$124];0));1;0)" office:value-type="float" office:value="1" calcext:value-type="float">
            <text:p>1</text:p>
          </table:table-cell>
          <table:table-cell table:formula="of:=IF(ISNUMBER(MATCH([.$A102];[.R$2:.R$124];0));1;0)" office:value-type="float" office:value="1" calcext:value-type="float">
            <text:p>1</text:p>
          </table:table-cell>
          <table:table-cell table:formula="of:=IF(ISNUMBER(MATCH([.$A102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2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cev-cprop</text:p>
          </table:table-cell>
          <table:table-cell office:value-type="string" calcext:value-type="string">
            <text:p>-ftree-loop-optim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pec-insn-heuristic</text:p>
          </table:table-cell>
          <table:table-cell table:formula="of:=IF(ISNUMBER(MATCH([.$A103];[.P$2:.P$124];0));1;0)" office:value-type="float" office:value="1" calcext:value-type="float">
            <text:p>1</text:p>
          </table:table-cell>
          <table:table-cell table:formula="of:=IF(ISNUMBER(MATCH([.$A103];[.Q$2:.Q$124];0));1;0)" office:value-type="float" office:value="1" calcext:value-type="float">
            <text:p>1</text:p>
          </table:table-cell>
          <table:table-cell table:formula="of:=IF(ISNUMBER(MATCH([.$A103];[.R$2:.R$124];0));1;0)" office:value-type="float" office:value="1" calcext:value-type="float">
            <text:p>1</text:p>
          </table:table-cell>
          <table:table-cell table:formula="of:=IF(ISNUMBER(MATCH([.$A10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3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ink</text:p>
          </table:table-cell>
          <table:table-cell office:value-type="string" calcext:value-type="string">
            <text:p>-ftree-partial-p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pec-load</text:p>
          </table:table-cell>
          <table:table-cell table:formula="of:=IF(ISNUMBER(MATCH([.$A104];[.P$2:.P$124];0));1;0)" office:value-type="float" office:value="0" calcext:value-type="float">
            <text:p>0</text:p>
          </table:table-cell>
          <table:table-cell table:formula="of:=IF(ISNUMBER(MATCH([.$A104];[.Q$2:.Q$124];0));1;0)" office:value-type="float" office:value="0" calcext:value-type="float">
            <text:p>0</text:p>
          </table:table-cell>
          <table:table-cell table:formula="of:=IF(ISNUMBER(MATCH([.$A104];[.R$2:.R$124];0));1;0)" office:value-type="float" office:value="0" calcext:value-type="float">
            <text:p>0</text:p>
          </table:table-cell>
          <table:table-cell table:formula="of:=IF(ISNUMBER(MATCH([.$A10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nly makes sense with -fschedule-insns</text:p>
          </table:table-cell>
          <table:table-cell table:formula="of:=NOT(ISERROR(MATCH([.A104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lp-vectorize</text:p>
          </table:table-cell>
          <table:table-cell office:value-type="string" calcext:value-type="string">
            <text:p>-ftree-phi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pec-load-dangerous</text:p>
          </table:table-cell>
          <table:table-cell table:formula="of:=IF(ISNUMBER(MATCH([.$A105];[.P$2:.P$124];0));1;0)" office:value-type="float" office:value="0" calcext:value-type="float">
            <text:p>0</text:p>
          </table:table-cell>
          <table:table-cell table:formula="of:=IF(ISNUMBER(MATCH([.$A105];[.Q$2:.Q$124];0));1;0)" office:value-type="float" office:value="0" calcext:value-type="float">
            <text:p>0</text:p>
          </table:table-cell>
          <table:table-cell table:formula="of:=IF(ISNUMBER(MATCH([.$A105];[.R$2:.R$124];0));1;0)" office:value-type="float" office:value="0" calcext:value-type="float">
            <text:p>0</text:p>
          </table:table-cell>
          <table:table-cell table:formula="of:=IF(ISNUMBER(MATCH([.$A105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incorrect code?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05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lsr</text:p>
          </table:table-cell>
          <table:table-cell office:value-type="string" calcext:value-type="string">
            <text:p>-ftree-p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talled-insns</text:p>
          </table:table-cell>
          <table:table-cell table:formula="of:=IF(ISNUMBER(MATCH([.$A106];[.P$2:.P$124];0));1;0)" office:value-type="float" office:value="0" calcext:value-type="float">
            <text:p>0</text:p>
          </table:table-cell>
          <table:table-cell table:formula="of:=IF(ISNUMBER(MATCH([.$A106];[.Q$2:.Q$124];0));1;0)" office:value-type="float" office:value="0" calcext:value-type="float">
            <text:p>0</text:p>
          </table:table-cell>
          <table:table-cell table:formula="of:=IF(ISNUMBER(MATCH([.$A106];[.R$2:.R$124];0));1;0)" office:value-type="float" office:value="0" calcext:value-type="float">
            <text:p>0</text:p>
          </table:table-cell>
          <table:table-cell table:formula="of:=IF(ISNUMBER(MATCH([.$A106];[.S$2:.S$124];0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6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ra</text:p>
          </table:table-cell>
          <table:table-cell office:value-type="string" calcext:value-type="string">
            <text:p>-ftree-p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-stalled-insns-dep</text:p>
          </table:table-cell>
          <table:table-cell table:formula="of:=IF(ISNUMBER(MATCH([.$A107];[.P$2:.P$124];0));1;0)" office:value-type="float" office:value="1" calcext:value-type="float">
            <text:p>1</text:p>
          </table:table-cell>
          <table:table-cell table:formula="of:=IF(ISNUMBER(MATCH([.$A107];[.Q$2:.Q$124];0));1;0)" office:value-type="float" office:value="1" calcext:value-type="float">
            <text:p>1</text:p>
          </table:table-cell>
          <table:table-cell table:formula="of:=IF(ISNUMBER(MATCH([.$A107];[.R$2:.R$124];0));1;0)" office:value-type="float" office:value="1" calcext:value-type="float">
            <text:p>1</text:p>
          </table:table-cell>
          <table:table-cell table:formula="of:=IF(ISNUMBER(MATCH([.$A107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7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switch-conversion</text:p>
          </table:table-cell>
          <table:table-cell office:value-type="string" calcext:value-type="string">
            <text:p>-ftree-reass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2-use-superblocks</text:p>
          </table:table-cell>
          <table:table-cell table:formula="of:=IF(ISNUMBER(MATCH([.$A108];[.P$2:.P$124];0));1;0)" office:value-type="float" office:value="0" calcext:value-type="float">
            <text:p>0</text:p>
          </table:table-cell>
          <table:table-cell table:formula="of:=IF(ISNUMBER(MATCH([.$A108];[.Q$2:.Q$124];0));1;0)" office:value-type="float" office:value="0" calcext:value-type="float">
            <text:p>0</text:p>
          </table:table-cell>
          <table:table-cell table:formula="of:=IF(ISNUMBER(MATCH([.$A108];[.R$2:.R$124];0));1;0)" office:value-type="float" office:value="0" calcext:value-type="float">
            <text:p>0</text:p>
          </table:table-cell>
          <table:table-cell table:formula="of:=IF(ISNUMBER(MATCH([.$A108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Experimental – some CPUs unreliable results since they are not modelled well enough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08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tail-merge</text:p>
          </table:table-cell>
          <table:table-cell office:value-type="string" calcext:value-type="string">
            <text:p>-ftree-scev-c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ule-insns</text:p>
          </table:table-cell>
          <table:table-cell table:formula="of:=IF(ISNUMBER(MATCH([.$A109];[.P$2:.P$124];0));1;0)" office:value-type="float" office:value="0" calcext:value-type="float">
            <text:p>0</text:p>
          </table:table-cell>
          <table:table-cell table:formula="of:=IF(ISNUMBER(MATCH([.$A109];[.Q$2:.Q$124];0));1;0)" office:value-type="float" office:value="0" calcext:value-type="float">
            <text:p>0</text:p>
          </table:table-cell>
          <table:table-cell table:formula="of:=IF(ISNUMBER(MATCH([.$A109];[.R$2:.R$124];0));1;0)" office:value-type="float" office:value="1" calcext:value-type="float">
            <text:p>1</text:p>
          </table:table-cell>
          <table:table-cell table:formula="of:=IF(ISNUMBER(MATCH([.$A10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09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ter</text:p>
          </table:table-cell>
          <table:table-cell office:value-type="string" calcext:value-type="string">
            <text:p>-ftree-s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chedule-insns2</text:p>
          </table:table-cell>
          <table:table-cell table:formula="of:=IF(ISNUMBER(MATCH([.$A110];[.P$2:.P$124];0));1;0)" office:value-type="float" office:value="0" calcext:value-type="float">
            <text:p>0</text:p>
          </table:table-cell>
          <table:table-cell table:formula="of:=IF(ISNUMBER(MATCH([.$A110];[.Q$2:.Q$124];0));1;0)" office:value-type="float" office:value="0" calcext:value-type="float">
            <text:p>0</text:p>
          </table:table-cell>
          <table:table-cell table:formula="of:=IF(ISNUMBER(MATCH([.$A110];[.R$2:.R$124];0));1;0)" office:value-type="float" office:value="1" calcext:value-type="float">
            <text:p>1</text:p>
          </table:table-cell>
          <table:table-cell table:formula="of:=IF(ISNUMBER(MATCH([.$A11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10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vect-loop-version</text:p>
          </table:table-cell>
          <table:table-cell office:value-type="string" calcext:value-type="string">
            <text:p>-ftree-slp-vector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ction-anchors</text:p>
          </table:table-cell>
          <table:table-cell table:formula="of:=IF(ISNUMBER(MATCH([.$A111];[.P$2:.P$124];0));1;0)" office:value-type="float" office:value="0" calcext:value-type="float">
            <text:p>0</text:p>
          </table:table-cell>
          <table:table-cell table:formula="of:=IF(ISNUMBER(MATCH([.$A111];[.Q$2:.Q$124];0));1;0)" office:value-type="float" office:value="1" calcext:value-type="float">
            <text:p>1</text:p>
          </table:table-cell>
          <table:table-cell table:formula="of:=IF(ISNUMBER(MATCH([.$A111];[.R$2:.R$124];0));1;0)" office:value-type="float" office:value="1" calcext:value-type="float">
            <text:p>1</text:p>
          </table:table-cell>
          <table:table-cell table:formula="of:=IF(ISNUMBER(MATCH([.$A111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must disable if toplevel-reorder disabled</text:p>
          </table:table-cell>
          <table:table-cell table:formula="of:=NOT(ISERROR(MATCH([.A111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tree-vrp</text:p>
          </table:table-cell>
          <table:table-cell office:value-type="string" calcext:value-type="string">
            <text:p>-ftree-sl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l-sched-pipelining</text:p>
          </table:table-cell>
          <table:table-cell table:formula="of:=IF(ISNUMBER(MATCH([.$A112];[.P$2:.P$124];0));1;0)" office:value-type="float" office:value="0" calcext:value-type="float">
            <text:p>0</text:p>
          </table:table-cell>
          <table:table-cell table:formula="of:=IF(ISNUMBER(MATCH([.$A112];[.Q$2:.Q$124];0));1;0)" office:value-type="float" office:value="0" calcext:value-type="float">
            <text:p>0</text:p>
          </table:table-cell>
          <table:table-cell table:formula="of:=IF(ISNUMBER(MATCH([.$A112];[.R$2:.R$124];0));1;0)" office:value-type="float" office:value="0" calcext:value-type="float">
            <text:p>0</text:p>
          </table:table-cell>
          <table:table-cell table:formula="of:=IF(ISNUMBER(MATCH([.$A11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 effect without at least one of -fselective-scheduling or -fselective-scheduling2 is on</text:p>
          </table:table-cell>
          <table:table-cell table:formula="of:=NOT(ISERROR(MATCH([.A112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unit-at-a-time</text:p>
          </table:table-cell>
          <table:table-cell office:value-type="string" calcext:value-type="string">
            <text:p>-ftree-s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l-sched-pipelining-outer-loops</text:p>
          </table:table-cell>
          <table:table-cell table:formula="of:=IF(ISNUMBER(MATCH([.$A113];[.P$2:.P$124];0));1;0)" office:value-type="float" office:value="0" calcext:value-type="float">
            <text:p>0</text:p>
          </table:table-cell>
          <table:table-cell table:formula="of:=IF(ISNUMBER(MATCH([.$A113];[.Q$2:.Q$124];0));1;0)" office:value-type="float" office:value="0" calcext:value-type="float">
            <text:p>0</text:p>
          </table:table-cell>
          <table:table-cell table:formula="of:=IF(ISNUMBER(MATCH([.$A113];[.R$2:.R$124];0));1;0)" office:value-type="float" office:value="0" calcext:value-type="float">
            <text:p>0</text:p>
          </table:table-cell>
          <table:table-cell table:formula="of:=IF(ISNUMBER(MATCH([.$A113];[.S$2:.S$124];0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 effect without -fsel-sched-pipelining</text:p>
          </table:table-cell>
          <table:table-cell table:formula="of:=NOT(ISERROR(MATCH([.A113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var-tracking</text:p>
          </table:table-cell>
          <table:table-cell office:value-type="string" calcext:value-type="string">
            <text:p>-ftree-switch-con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l-sched-reschedule-pipelined</text:p>
          </table:table-cell>
          <table:table-cell table:formula="of:=IF(ISNUMBER(MATCH([.$A114];[.P$2:.P$124];0));1;0)" office:value-type="float" office:value="0" calcext:value-type="float">
            <text:p>0</text:p>
          </table:table-cell>
          <table:table-cell table:formula="of:=IF(ISNUMBER(MATCH([.$A114];[.Q$2:.Q$124];0));1;0)" office:value-type="float" office:value="0" calcext:value-type="float">
            <text:p>0</text:p>
          </table:table-cell>
          <table:table-cell table:formula="of:=IF(ISNUMBER(MATCH([.$A114];[.R$2:.R$124];0));1;0)" office:value-type="float" office:value="0" calcext:value-type="float">
            <text:p>0</text:p>
          </table:table-cell>
          <table:table-cell table:formula="of:=IF(ISNUMBER(MATCH([.$A11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14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var-tracking-assignments</text:p>
          </table:table-cell>
          <table:table-cell office:value-type="string" calcext:value-type="string">
            <text:p>-ftree-tail-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lective-scheduling</text:p>
          </table:table-cell>
          <table:table-cell table:formula="of:=IF(ISNUMBER(MATCH([.$A115];[.P$2:.P$124];0));1;0)" office:value-type="float" office:value="0" calcext:value-type="float">
            <text:p>0</text:p>
          </table:table-cell>
          <table:table-cell table:formula="of:=IF(ISNUMBER(MATCH([.$A115];[.Q$2:.Q$124];0));1;0)" office:value-type="float" office:value="0" calcext:value-type="float">
            <text:p>0</text:p>
          </table:table-cell>
          <table:table-cell table:formula="of:=IF(ISNUMBER(MATCH([.$A115];[.R$2:.R$124];0));1;0)" office:value-type="float" office:value="0" calcext:value-type="float">
            <text:p>0</text:p>
          </table:table-cell>
          <table:table-cell table:formula="of:=IF(ISNUMBER(MATCH([.$A115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15];['arm-none-eabi-gcc_4.9.3'.$A$2:.$A$192];0))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-fweb</text:p>
          </table:table-cell>
          <table:table-cell office:value-type="string" calcext:value-type="string">
            <text:p>-ftree-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elective-scheduling2</text:p>
          </table:table-cell>
          <table:table-cell table:formula="of:=IF(ISNUMBER(MATCH([.$A116];[.P$2:.P$124];0));1;0)" office:value-type="float" office:value="0" calcext:value-type="float">
            <text:p>0</text:p>
          </table:table-cell>
          <table:table-cell table:formula="of:=IF(ISNUMBER(MATCH([.$A116];[.Q$2:.Q$124];0));1;0)" office:value-type="float" office:value="0" calcext:value-type="float">
            <text:p>0</text:p>
          </table:table-cell>
          <table:table-cell table:formula="of:=IF(ISNUMBER(MATCH([.$A116];[.R$2:.R$124];0));1;0)" office:value-type="float" office:value="0" calcext:value-type="float">
            <text:p>0</text:p>
          </table:table-cell>
          <table:table-cell table:formula="of:=IF(ISNUMBER(MATCH([.$A116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16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tree-vect-loop-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hort-double</text:p>
          </table:table-cell>
          <table:table-cell table:formula="of:=IF(ISNUMBER(MATCH([.$A117];[.P$2:.P$124];0));1;0)" office:value-type="float" office:value="0" calcext:value-type="float">
            <text:p>0</text:p>
          </table:table-cell>
          <table:table-cell table:formula="of:=IF(ISNUMBER(MATCH([.$A117];[.Q$2:.Q$124];0));1;0)" office:value-type="float" office:value="0" calcext:value-type="float">
            <text:p>0</text:p>
          </table:table-cell>
          <table:table-cell table:formula="of:=IF(ISNUMBER(MATCH([.$A117];[.R$2:.R$124];0));1;0)" office:value-type="float" office:value="0" calcext:value-type="float">
            <text:p>0</text:p>
          </table:table-cell>
          <table:table-cell table:formula="of:=IF(ISNUMBER(MATCH([.$A11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17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tree-vector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hort-enums</text:p>
          </table:table-cell>
          <table:table-cell table:formula="of:=IF(ISNUMBER(MATCH([.$A118];[.P$2:.P$124];0));1;0)" office:value-type="float" office:value="1" calcext:value-type="float">
            <text:p>1</text:p>
          </table:table-cell>
          <table:table-cell table:formula="of:=IF(ISNUMBER(MATCH([.$A118];[.Q$2:.Q$124];0));1;0)" office:value-type="float" office:value="1" calcext:value-type="float">
            <text:p>1</text:p>
          </table:table-cell>
          <table:table-cell table:formula="of:=IF(ISNUMBER(MATCH([.$A118];[.R$2:.R$124];0));1;0)" office:value-type="float" office:value="1" calcext:value-type="float">
            <text:p>1</text:p>
          </table:table-cell>
          <table:table-cell table:formula="of:=IF(ISNUMBER(MATCH([.$A11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118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tree-v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hort-wchar</text:p>
          </table:table-cell>
          <table:table-cell table:formula="of:=IF(ISNUMBER(MATCH([.$A119];[.P$2:.P$124];0));1;0)" office:value-type="float" office:value="0" calcext:value-type="float">
            <text:p>0</text:p>
          </table:table-cell>
          <table:table-cell table:formula="of:=IF(ISNUMBER(MATCH([.$A119];[.Q$2:.Q$124];0));1;0)" office:value-type="float" office:value="0" calcext:value-type="float">
            <text:p>0</text:p>
          </table:table-cell>
          <table:table-cell table:formula="of:=IF(ISNUMBER(MATCH([.$A119];[.R$2:.R$124];0));1;0)" office:value-type="float" office:value="0" calcext:value-type="float">
            <text:p>0</text:p>
          </table:table-cell>
          <table:table-cell table:formula="of:=IF(ISNUMBER(MATCH([.$A119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19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unit-at-a-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hrink-wrap</text:p>
          </table:table-cell>
          <table:table-cell table:formula="of:=IF(ISNUMBER(MATCH([.$A120];[.P$2:.P$124];0));1;0)" office:value-type="float" office:value="0" calcext:value-type="float">
            <text:p>0</text:p>
          </table:table-cell>
          <table:table-cell table:formula="of:=IF(ISNUMBER(MATCH([.$A120];[.Q$2:.Q$124];0));1;0)" office:value-type="float" office:value="1" calcext:value-type="float">
            <text:p>1</text:p>
          </table:table-cell>
          <table:table-cell table:formula="of:=IF(ISNUMBER(MATCH([.$A120];[.R$2:.R$124];0));1;0)" office:value-type="float" office:value="1" calcext:value-type="float">
            <text:p>1</text:p>
          </table:table-cell>
          <table:table-cell table:formula="of:=IF(ISNUMBER(MATCH([.$A120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0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unswitch-lo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ignaling-nans</text:p>
          </table:table-cell>
          <table:table-cell table:formula="of:=IF(ISNUMBER(MATCH([.$A121];[.P$2:.P$124];0));1;0)" office:value-type="float" office:value="0" calcext:value-type="float">
            <text:p>0</text:p>
          </table:table-cell>
          <table:table-cell table:formula="of:=IF(ISNUMBER(MATCH([.$A121];[.Q$2:.Q$124];0));1;0)" office:value-type="float" office:value="0" calcext:value-type="float">
            <text:p>0</text:p>
          </table:table-cell>
          <table:table-cell table:formula="of:=IF(ISNUMBER(MATCH([.$A121];[.R$2:.R$124];0));1;0)" office:value-type="float" office:value="0" calcext:value-type="float">
            <text:p>0</text:p>
          </table:table-cell>
          <table:table-cell table:formula="of:=IF(ISNUMBER(MATCH([.$A121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/experimental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21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var-trac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igned-zeros</text:p>
          </table:table-cell>
          <table:table-cell table:formula="of:=IF(ISNUMBER(MATCH([.$A122];[.P$2:.P$124];0));1;0)" office:value-type="float" office:value="1" calcext:value-type="float">
            <text:p>1</text:p>
          </table:table-cell>
          <table:table-cell table:formula="of:=IF(ISNUMBER(MATCH([.$A122];[.Q$2:.Q$124];0));1;0)" office:value-type="float" office:value="1" calcext:value-type="float">
            <text:p>1</text:p>
          </table:table-cell>
          <table:table-cell table:formula="of:=IF(ISNUMBER(MATCH([.$A122];[.R$2:.R$124];0));1;0)" office:value-type="float" office:value="1" calcext:value-type="float">
            <text:p>1</text:p>
          </table:table-cell>
          <table:table-cell table:formula="of:=IF(ISNUMBER(MATCH([.$A12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22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var-tracking-assign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ingle-precision-constant</text:p>
          </table:table-cell>
          <table:table-cell table:formula="of:=IF(ISNUMBER(MATCH([.$A123];[.P$2:.P$124];0));1;0)" office:value-type="float" office:value="0" calcext:value-type="float">
            <text:p>0</text:p>
          </table:table-cell>
          <table:table-cell table:formula="of:=IF(ISNUMBER(MATCH([.$A123];[.Q$2:.Q$124];0));1;0)" office:value-type="float" office:value="0" calcext:value-type="float">
            <text:p>0</text:p>
          </table:table-cell>
          <table:table-cell table:formula="of:=IF(ISNUMBER(MATCH([.$A123];[.R$2:.R$124];0));1;0)" office:value-type="float" office:value="0" calcext:value-type="float">
            <text:p>0</text:p>
          </table:table-cell>
          <table:table-cell table:formula="of:=IF(ISNUMBER(MATCH([.$A123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23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vect-cost-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plit-ivs-in-unroller</text:p>
          </table:table-cell>
          <table:table-cell table:formula="of:=IF(ISNUMBER(MATCH([.$A124];[.P$2:.P$124];0));1;0)" office:value-type="float" office:value="1" calcext:value-type="float">
            <text:p>1</text:p>
          </table:table-cell>
          <table:table-cell table:formula="of:=IF(ISNUMBER(MATCH([.$A124];[.Q$2:.Q$124];0));1;0)" office:value-type="float" office:value="1" calcext:value-type="float">
            <text:p>1</text:p>
          </table:table-cell>
          <table:table-cell table:formula="of:=IF(ISNUMBER(MATCH([.$A124];[.R$2:.R$124];0));1;0)" office:value-type="float" office:value="1" calcext:value-type="float">
            <text:p>1</text:p>
          </table:table-cell>
          <table:table-cell table:formula="of:=IF(ISNUMBER(MATCH([.$A12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4];['arm-none-eabi-gcc_4.9.3'.$A$2:.$A$192];0))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-fw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split-wide-types</text:p>
          </table:table-cell>
          <table:table-cell table:formula="of:=IF(ISNUMBER(MATCH([.$A125];[.P$2:.P$124];0));1;0)" office:value-type="float" office:value="0" calcext:value-type="float">
            <text:p>0</text:p>
          </table:table-cell>
          <table:table-cell table:formula="of:=IF(ISNUMBER(MATCH([.$A125];[.Q$2:.Q$124];0));1;0)" office:value-type="float" office:value="1" calcext:value-type="float">
            <text:p>1</text:p>
          </table:table-cell>
          <table:table-cell table:formula="of:=IF(ISNUMBER(MATCH([.$A125];[.R$2:.R$124];0));1;0)" office:value-type="float" office:value="1" calcext:value-type="float">
            <text:p>1</text:p>
          </table:table-cell>
          <table:table-cell table:formula="of:=IF(ISNUMBER(MATCH([.$A12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strict-aliasing</text:p>
          </table:table-cell>
          <table:table-cell table:formula="of:=IF(ISNUMBER(MATCH([.$A126];[.P$2:.P$124];0));1;0)" office:value-type="float" office:value="0" calcext:value-type="float">
            <text:p>0</text:p>
          </table:table-cell>
          <table:table-cell table:formula="of:=IF(ISNUMBER(MATCH([.$A126];[.Q$2:.Q$124];0));1;0)" office:value-type="float" office:value="0" calcext:value-type="float">
            <text:p>0</text:p>
          </table:table-cell>
          <table:table-cell table:formula="of:=IF(ISNUMBER(MATCH([.$A126];[.R$2:.R$124];0));1;0)" office:value-type="float" office:value="1" calcext:value-type="float">
            <text:p>1</text:p>
          </table:table-cell>
          <table:table-cell table:formula="of:=IF(ISNUMBER(MATCH([.$A126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strict-enums</text:p>
          </table:table-cell>
          <table:table-cell table:formula="of:=IF(ISNUMBER(MATCH([.$A127];[.P$2:.P$124];0));1;0)" office:value-type="float" office:value="0" calcext:value-type="float">
            <text:p>0</text:p>
          </table:table-cell>
          <table:table-cell table:formula="of:=IF(ISNUMBER(MATCH([.$A127];[.Q$2:.Q$124];0));1;0)" office:value-type="float" office:value="0" calcext:value-type="float">
            <text:p>0</text:p>
          </table:table-cell>
          <table:table-cell table:formula="of:=IF(ISNUMBER(MATCH([.$A127];[.R$2:.R$124];0));1;0)" office:value-type="float" office:value="0" calcext:value-type="float">
            <text:p>0</text:p>
          </table:table-cell>
          <table:table-cell table:formula="of:=IF(ISNUMBER(MATCH([.$A12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12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hread-jumps</text:p>
          </table:table-cell>
          <table:table-cell table:formula="of:=IF(ISNUMBER(MATCH([.$A128];[.P$2:.P$124];0));1;0)" office:value-type="float" office:value="0" calcext:value-type="float">
            <text:p>0</text:p>
          </table:table-cell>
          <table:table-cell table:formula="of:=IF(ISNUMBER(MATCH([.$A128];[.Q$2:.Q$124];0));1;0)" office:value-type="float" office:value="0" calcext:value-type="float">
            <text:p>0</text:p>
          </table:table-cell>
          <table:table-cell table:formula="of:=IF(ISNUMBER(MATCH([.$A128];[.R$2:.R$124];0));1;0)" office:value-type="float" office:value="1" calcext:value-type="float">
            <text:p>1</text:p>
          </table:table-cell>
          <table:table-cell table:formula="of:=IF(ISNUMBER(MATCH([.$A128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28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no-threadsafe-statics</text:p>
          </table:table-cell>
          <table:table-cell table:formula="of:=IF(ISNUMBER(MATCH([.$A129];[.P$2:.P$124];0));1;0)" office:value-type="float" office:value="1" calcext:value-type="float">
            <text:p>1</text:p>
          </table:table-cell>
          <table:table-cell table:formula="of:=IF(ISNUMBER(MATCH([.$A129];[.Q$2:.Q$124];0));1;0)" office:value-type="float" office:value="1" calcext:value-type="float">
            <text:p>1</text:p>
          </table:table-cell>
          <table:table-cell table:formula="of:=IF(ISNUMBER(MATCH([.$A129];[.R$2:.R$124];0));1;0)" office:value-type="float" office:value="1" calcext:value-type="float">
            <text:p>1</text:p>
          </table:table-cell>
          <table:table-cell table:formula="of:=IF(ISNUMBER(MATCH([.$A12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N/A</text:p>
          </table:table-cell>
          <table:table-cell/>
          <table:table-cell table:formula="of:=NOT(ISERROR(MATCH([.A12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oplevel-reorder</text:p>
          </table:table-cell>
          <table:table-cell table:formula="of:=IF(ISNUMBER(MATCH([.$A130];[.P$2:.P$124];0));1;0)" office:value-type="float" office:value="1" calcext:value-type="float">
            <text:p>1</text:p>
          </table:table-cell>
          <table:table-cell table:formula="of:=IF(ISNUMBER(MATCH([.$A130];[.Q$2:.Q$124];0));1;0)" office:value-type="float" office:value="1" calcext:value-type="float">
            <text:p>1</text:p>
          </table:table-cell>
          <table:table-cell table:formula="of:=IF(ISNUMBER(MATCH([.$A130];[.R$2:.R$124];0));1;0)" office:value-type="float" office:value="1" calcext:value-type="float">
            <text:p>1</text:p>
          </table:table-cell>
          <table:table-cell table:formula="of:=IF(ISNUMBER(MATCH([.$A130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-fno-toplevel-reorder implies -fno-section-anchors</text:p>
          </table:table-cell>
          <table:table-cell table:formula="of:=NOT(ISERROR(MATCH([.A13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apping-math</text:p>
          </table:table-cell>
          <table:table-cell table:formula="of:=IF(ISNUMBER(MATCH([.$A131];[.P$2:.P$124];0));1;0)" office:value-type="float" office:value="1" calcext:value-type="float">
            <text:p>1</text:p>
          </table:table-cell>
          <table:table-cell table:formula="of:=IF(ISNUMBER(MATCH([.$A131];[.Q$2:.Q$124];0));1;0)" office:value-type="float" office:value="1" calcext:value-type="float">
            <text:p>1</text:p>
          </table:table-cell>
          <table:table-cell table:formula="of:=IF(ISNUMBER(MATCH([.$A131];[.R$2:.R$124];0));1;0)" office:value-type="float" office:value="1" calcext:value-type="float">
            <text:p>1</text:p>
          </table:table-cell>
          <table:table-cell table:formula="of:=IF(ISNUMBER(MATCH([.$A131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3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apv</text:p>
          </table:table-cell>
          <table:table-cell table:formula="of:=IF(ISNUMBER(MATCH([.$A132];[.P$2:.P$124];0));1;0)" office:value-type="float" office:value="0" calcext:value-type="float">
            <text:p>0</text:p>
          </table:table-cell>
          <table:table-cell table:formula="of:=IF(ISNUMBER(MATCH([.$A132];[.Q$2:.Q$124];0));1;0)" office:value-type="float" office:value="0" calcext:value-type="float">
            <text:p>0</text:p>
          </table:table-cell>
          <table:table-cell table:formula="of:=IF(ISNUMBER(MATCH([.$A132];[.R$2:.R$124];0));1;0)" office:value-type="float" office:value="0" calcext:value-type="float">
            <text:p>0</text:p>
          </table:table-cell>
          <table:table-cell table:formula="of:=IF(ISNUMBER(MATCH([.$A13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E</text:p>
          </table:table-cell>
          <table:table-cell/>
          <table:table-cell table:formula="of:=NOT(ISERROR(MATCH([.A13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bit-ccp</text:p>
          </table:table-cell>
          <table:table-cell table:formula="of:=IF(ISNUMBER(MATCH([.$A133];[.P$2:.P$124];0));1;0)" office:value-type="float" office:value="0" calcext:value-type="float">
            <text:p>0</text:p>
          </table:table-cell>
          <table:table-cell table:formula="of:=IF(ISNUMBER(MATCH([.$A133];[.Q$2:.Q$124];0));1;0)" office:value-type="float" office:value="1" calcext:value-type="float">
            <text:p>1</text:p>
          </table:table-cell>
          <table:table-cell table:formula="of:=IF(ISNUMBER(MATCH([.$A133];[.R$2:.R$124];0));1;0)" office:value-type="float" office:value="1" calcext:value-type="float">
            <text:p>1</text:p>
          </table:table-cell>
          <table:table-cell table:formula="of:=IF(ISNUMBER(MATCH([.$A133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3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builtin-call-dce</text:p>
          </table:table-cell>
          <table:table-cell table:formula="of:=IF(ISNUMBER(MATCH([.$A134];[.P$2:.P$124];0));1;0)" office:value-type="float" office:value="0" calcext:value-type="float">
            <text:p>0</text:p>
          </table:table-cell>
          <table:table-cell table:formula="of:=IF(ISNUMBER(MATCH([.$A134];[.Q$2:.Q$124];0));1;0)" office:value-type="float" office:value="0" calcext:value-type="float">
            <text:p>0</text:p>
          </table:table-cell>
          <table:table-cell table:formula="of:=IF(ISNUMBER(MATCH([.$A134];[.R$2:.R$124];0));1;0)" office:value-type="float" office:value="1" calcext:value-type="float">
            <text:p>1</text:p>
          </table:table-cell>
          <table:table-cell table:formula="of:=IF(ISNUMBER(MATCH([.$A13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cp</text:p>
          </table:table-cell>
          <table:table-cell table:formula="of:=IF(ISNUMBER(MATCH([.$A135];[.P$2:.P$124];0));1;0)" office:value-type="float" office:value="0" calcext:value-type="float">
            <text:p>0</text:p>
          </table:table-cell>
          <table:table-cell table:formula="of:=IF(ISNUMBER(MATCH([.$A135];[.Q$2:.Q$124];0));1;0)" office:value-type="float" office:value="1" calcext:value-type="float">
            <text:p>1</text:p>
          </table:table-cell>
          <table:table-cell table:formula="of:=IF(ISNUMBER(MATCH([.$A135];[.R$2:.R$124];0));1;0)" office:value-type="float" office:value="1" calcext:value-type="float">
            <text:p>1</text:p>
          </table:table-cell>
          <table:table-cell table:formula="of:=IF(ISNUMBER(MATCH([.$A13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h</text:p>
          </table:table-cell>
          <table:table-cell table:formula="of:=IF(ISNUMBER(MATCH([.$A136];[.P$2:.P$124];0));1;0)" office:value-type="float" office:value="0" calcext:value-type="float">
            <text:p>0</text:p>
          </table:table-cell>
          <table:table-cell table:formula="of:=IF(ISNUMBER(MATCH([.$A136];[.Q$2:.Q$124];0));1;0)" office:value-type="float" office:value="1" calcext:value-type="float">
            <text:p>1</text:p>
          </table:table-cell>
          <table:table-cell table:formula="of:=IF(ISNUMBER(MATCH([.$A136];[.R$2:.R$124];0));1;0)" office:value-type="float" office:value="1" calcext:value-type="float">
            <text:p>1</text:p>
          </table:table-cell>
          <table:table-cell table:formula="of:=IF(ISNUMBER(MATCH([.$A13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oalesce-inlined-vars</text:p>
          </table:table-cell>
          <table:table-cell table:formula="of:=IF(ISNUMBER(MATCH([.$A137];[.P$2:.P$124];0));1;0)" office:value-type="float" office:value="0" calcext:value-type="float">
            <text:p>0</text:p>
          </table:table-cell>
          <table:table-cell table:formula="of:=IF(ISNUMBER(MATCH([.$A137];[.Q$2:.Q$124];0));1;0)" office:value-type="float" office:value="0" calcext:value-type="float">
            <text:p>0</text:p>
          </table:table-cell>
          <table:table-cell table:formula="of:=IF(ISNUMBER(MATCH([.$A137];[.R$2:.R$124];0));1;0)" office:value-type="float" office:value="0" calcext:value-type="float">
            <text:p>0</text:p>
          </table:table-cell>
          <table:table-cell table:formula="of:=IF(ISNUMBER(MATCH([.$A137];[.S$2:.S$124];0)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oalesce-vars</text:p>
          </table:table-cell>
          <table:table-cell table:formula="of:=IF(ISNUMBER(MATCH([.$A138];[.P$2:.P$124];0));1;0)" office:value-type="float" office:value="1" calcext:value-type="float">
            <text:p>1</text:p>
          </table:table-cell>
          <table:table-cell table:formula="of:=IF(ISNUMBER(MATCH([.$A138];[.Q$2:.Q$124];0));1;0)" office:value-type="float" office:value="1" calcext:value-type="float">
            <text:p>1</text:p>
          </table:table-cell>
          <table:table-cell table:formula="of:=IF(ISNUMBER(MATCH([.$A138];[.R$2:.R$124];0));1;0)" office:value-type="float" office:value="1" calcext:value-type="float">
            <text:p>1</text:p>
          </table:table-cell>
          <table:table-cell table:formula="of:=IF(ISNUMBER(MATCH([.$A138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8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opy-prop</text:p>
          </table:table-cell>
          <table:table-cell table:formula="of:=IF(ISNUMBER(MATCH([.$A139];[.P$2:.P$124];0));1;0)" office:value-type="float" office:value="0" calcext:value-type="float">
            <text:p>0</text:p>
          </table:table-cell>
          <table:table-cell table:formula="of:=IF(ISNUMBER(MATCH([.$A139];[.Q$2:.Q$124];0));1;0)" office:value-type="float" office:value="1" calcext:value-type="float">
            <text:p>1</text:p>
          </table:table-cell>
          <table:table-cell table:formula="of:=IF(ISNUMBER(MATCH([.$A139];[.R$2:.R$124];0));1;0)" office:value-type="float" office:value="1" calcext:value-type="float">
            <text:p>1</text:p>
          </table:table-cell>
          <table:table-cell table:formula="of:=IF(ISNUMBER(MATCH([.$A139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3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opyrename</text:p>
          </table:table-cell>
          <table:table-cell table:formula="of:=IF(ISNUMBER(MATCH([.$A140];[.P$2:.P$124];0));1;0)" office:value-type="float" office:value="0" calcext:value-type="float">
            <text:p>0</text:p>
          </table:table-cell>
          <table:table-cell table:formula="of:=IF(ISNUMBER(MATCH([.$A140];[.Q$2:.Q$124];0));1;0)" office:value-type="float" office:value="1" calcext:value-type="float">
            <text:p>1</text:p>
          </table:table-cell>
          <table:table-cell table:formula="of:=IF(ISNUMBER(MATCH([.$A140];[.R$2:.R$124];0));1;0)" office:value-type="float" office:value="1" calcext:value-type="float">
            <text:p>1</text:p>
          </table:table-cell>
          <table:table-cell table:formula="of:=IF(ISNUMBER(MATCH([.$A14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cselim</text:p>
          </table:table-cell>
          <table:table-cell table:formula="of:=IF(ISNUMBER(MATCH([.$A141];[.P$2:.P$124];0));1;0)" office:value-type="float" office:value="1" calcext:value-type="float">
            <text:p>1</text:p>
          </table:table-cell>
          <table:table-cell table:formula="of:=IF(ISNUMBER(MATCH([.$A141];[.Q$2:.Q$124];0));1;0)" office:value-type="float" office:value="1" calcext:value-type="float">
            <text:p>1</text:p>
          </table:table-cell>
          <table:table-cell table:formula="of:=IF(ISNUMBER(MATCH([.$A141];[.R$2:.R$124];0));1;0)" office:value-type="float" office:value="1" calcext:value-type="float">
            <text:p>1</text:p>
          </table:table-cell>
          <table:table-cell table:formula="of:=IF(ISNUMBER(MATCH([.$A141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o doc</text:p>
          </table:table-cell>
          <table:table-cell table:number-columns-repeated="2"/>
          <table:table-cell table:formula="of:=NOT(ISERROR(MATCH([.A14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dce</text:p>
          </table:table-cell>
          <table:table-cell table:formula="of:=IF(ISNUMBER(MATCH([.$A142];[.P$2:.P$124];0));1;0)" office:value-type="float" office:value="0" calcext:value-type="float">
            <text:p>0</text:p>
          </table:table-cell>
          <table:table-cell table:formula="of:=IF(ISNUMBER(MATCH([.$A142];[.Q$2:.Q$124];0));1;0)" office:value-type="float" office:value="1" calcext:value-type="float">
            <text:p>1</text:p>
          </table:table-cell>
          <table:table-cell table:formula="of:=IF(ISNUMBER(MATCH([.$A142];[.R$2:.R$124];0));1;0)" office:value-type="float" office:value="1" calcext:value-type="float">
            <text:p>1</text:p>
          </table:table-cell>
          <table:table-cell table:formula="of:=IF(ISNUMBER(MATCH([.$A14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dominator-opts</text:p>
          </table:table-cell>
          <table:table-cell table:formula="of:=IF(ISNUMBER(MATCH([.$A143];[.P$2:.P$124];0));1;0)" office:value-type="float" office:value="0" calcext:value-type="float">
            <text:p>0</text:p>
          </table:table-cell>
          <table:table-cell table:formula="of:=IF(ISNUMBER(MATCH([.$A143];[.Q$2:.Q$124];0));1;0)" office:value-type="float" office:value="1" calcext:value-type="float">
            <text:p>1</text:p>
          </table:table-cell>
          <table:table-cell table:formula="of:=IF(ISNUMBER(MATCH([.$A143];[.R$2:.R$124];0));1;0)" office:value-type="float" office:value="1" calcext:value-type="float">
            <text:p>1</text:p>
          </table:table-cell>
          <table:table-cell table:formula="of:=IF(ISNUMBER(MATCH([.$A143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3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dse</text:p>
          </table:table-cell>
          <table:table-cell table:formula="of:=IF(ISNUMBER(MATCH([.$A144];[.P$2:.P$124];0));1;0)" office:value-type="float" office:value="0" calcext:value-type="float">
            <text:p>0</text:p>
          </table:table-cell>
          <table:table-cell table:formula="of:=IF(ISNUMBER(MATCH([.$A144];[.Q$2:.Q$124];0));1;0)" office:value-type="float" office:value="1" calcext:value-type="float">
            <text:p>1</text:p>
          </table:table-cell>
          <table:table-cell table:formula="of:=IF(ISNUMBER(MATCH([.$A144];[.R$2:.R$124];0));1;0)" office:value-type="float" office:value="1" calcext:value-type="float">
            <text:p>1</text:p>
          </table:table-cell>
          <table:table-cell table:formula="of:=IF(ISNUMBER(MATCH([.$A144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forwprop</text:p>
          </table:table-cell>
          <table:table-cell table:formula="of:=IF(ISNUMBER(MATCH([.$A145];[.P$2:.P$124];0));1;0)" office:value-type="float" office:value="1" calcext:value-type="float">
            <text:p>1</text:p>
          </table:table-cell>
          <table:table-cell table:formula="of:=IF(ISNUMBER(MATCH([.$A145];[.Q$2:.Q$124];0));1;0)" office:value-type="float" office:value="1" calcext:value-type="float">
            <text:p>1</text:p>
          </table:table-cell>
          <table:table-cell table:formula="of:=IF(ISNUMBER(MATCH([.$A145];[.R$2:.R$124];0));1;0)" office:value-type="float" office:value="1" calcext:value-type="float">
            <text:p>1</text:p>
          </table:table-cell>
          <table:table-cell table:formula="of:=IF(ISNUMBER(MATCH([.$A145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fre</text:p>
          </table:table-cell>
          <table:table-cell table:formula="of:=IF(ISNUMBER(MATCH([.$A146];[.P$2:.P$124];0));1;0)" office:value-type="float" office:value="0" calcext:value-type="float">
            <text:p>0</text:p>
          </table:table-cell>
          <table:table-cell table:formula="of:=IF(ISNUMBER(MATCH([.$A146];[.Q$2:.Q$124];0));1;0)" office:value-type="float" office:value="1" calcext:value-type="float">
            <text:p>1</text:p>
          </table:table-cell>
          <table:table-cell table:formula="of:=IF(ISNUMBER(MATCH([.$A146];[.R$2:.R$124];0));1;0)" office:value-type="float" office:value="1" calcext:value-type="float">
            <text:p>1</text:p>
          </table:table-cell>
          <table:table-cell table:formula="of:=IF(ISNUMBER(MATCH([.$A146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distribute-patterns</text:p>
          </table:table-cell>
          <table:table-cell table:formula="of:=IF(ISNUMBER(MATCH([.$A147];[.P$2:.P$124];0));1;0)" office:value-type="float" office:value="0" calcext:value-type="float">
            <text:p>0</text:p>
          </table:table-cell>
          <table:table-cell table:formula="of:=IF(ISNUMBER(MATCH([.$A147];[.Q$2:.Q$124];0));1;0)" office:value-type="float" office:value="0" calcext:value-type="float">
            <text:p>0</text:p>
          </table:table-cell>
          <table:table-cell table:formula="of:=IF(ISNUMBER(MATCH([.$A147];[.R$2:.R$124];0));1;0)" office:value-type="float" office:value="0" calcext:value-type="float">
            <text:p>0</text:p>
          </table:table-cell>
          <table:table-cell table:formula="of:=IF(ISNUMBER(MATCH([.$A14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distribution</text:p>
          </table:table-cell>
          <table:table-cell table:formula="of:=IF(ISNUMBER(MATCH([.$A148];[.P$2:.P$124];0));1;0)" office:value-type="float" office:value="0" calcext:value-type="float">
            <text:p>0</text:p>
          </table:table-cell>
          <table:table-cell table:formula="of:=IF(ISNUMBER(MATCH([.$A148];[.Q$2:.Q$124];0));1;0)" office:value-type="float" office:value="0" calcext:value-type="float">
            <text:p>0</text:p>
          </table:table-cell>
          <table:table-cell table:formula="of:=IF(ISNUMBER(MATCH([.$A148];[.R$2:.R$124];0));1;0)" office:value-type="float" office:value="0" calcext:value-type="float">
            <text:p>0</text:p>
          </table:table-cell>
          <table:table-cell table:formula="of:=IF(ISNUMBER(MATCH([.$A148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8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if-convert</text:p>
          </table:table-cell>
          <table:table-cell table:formula="of:=IF(ISNUMBER(MATCH([.$A149];[.P$2:.P$124];0));1;0)" office:value-type="float" office:value="1" calcext:value-type="float">
            <text:p>1</text:p>
          </table:table-cell>
          <table:table-cell table:formula="of:=IF(ISNUMBER(MATCH([.$A149];[.Q$2:.Q$124];0));1;0)" office:value-type="float" office:value="1" calcext:value-type="float">
            <text:p>1</text:p>
          </table:table-cell>
          <table:table-cell table:formula="of:=IF(ISNUMBER(MATCH([.$A149];[.R$2:.R$124];0));1;0)" office:value-type="float" office:value="1" calcext:value-type="float">
            <text:p>1</text:p>
          </table:table-cell>
          <table:table-cell table:formula="of:=IF(ISNUMBER(MATCH([.$A14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4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if-convert-stores</text:p>
          </table:table-cell>
          <table:table-cell table:formula="of:=IF(ISNUMBER(MATCH([.$A150];[.P$2:.P$124];0));1;0)" office:value-type="float" office:value="0" calcext:value-type="float">
            <text:p>0</text:p>
          </table:table-cell>
          <table:table-cell table:formula="of:=IF(ISNUMBER(MATCH([.$A150];[.Q$2:.Q$124];0));1;0)" office:value-type="float" office:value="0" calcext:value-type="float">
            <text:p>0</text:p>
          </table:table-cell>
          <table:table-cell table:formula="of:=IF(ISNUMBER(MATCH([.$A150];[.R$2:.R$124];0));1;0)" office:value-type="float" office:value="0" calcext:value-type="float">
            <text:p>0</text:p>
          </table:table-cell>
          <table:table-cell table:formula="of:=IF(ISNUMBER(MATCH([.$A150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unsafe for multi-threaded (turns cond. stores into uncond.)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5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im</text:p>
          </table:table-cell>
          <table:table-cell table:formula="of:=IF(ISNUMBER(MATCH([.$A151];[.P$2:.P$124];0));1;0)" office:value-type="float" office:value="1" calcext:value-type="float">
            <text:p>1</text:p>
          </table:table-cell>
          <table:table-cell table:formula="of:=IF(ISNUMBER(MATCH([.$A151];[.Q$2:.Q$124];0));1;0)" office:value-type="float" office:value="1" calcext:value-type="float">
            <text:p>1</text:p>
          </table:table-cell>
          <table:table-cell table:formula="of:=IF(ISNUMBER(MATCH([.$A151];[.R$2:.R$124];0));1;0)" office:value-type="float" office:value="1" calcext:value-type="float">
            <text:p>1</text:p>
          </table:table-cell>
          <table:table-cell table:formula="of:=IF(ISNUMBER(MATCH([.$A151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ivcanon</text:p>
          </table:table-cell>
          <table:table-cell table:formula="of:=IF(ISNUMBER(MATCH([.$A152];[.P$2:.P$124];0));1;0)" office:value-type="float" office:value="1" calcext:value-type="float">
            <text:p>1</text:p>
          </table:table-cell>
          <table:table-cell table:formula="of:=IF(ISNUMBER(MATCH([.$A152];[.Q$2:.Q$124];0));1;0)" office:value-type="float" office:value="1" calcext:value-type="float">
            <text:p>1</text:p>
          </table:table-cell>
          <table:table-cell table:formula="of:=IF(ISNUMBER(MATCH([.$A152];[.R$2:.R$124];0));1;0)" office:value-type="float" office:value="1" calcext:value-type="float">
            <text:p>1</text:p>
          </table:table-cell>
          <table:table-cell table:formula="of:=IF(ISNUMBER(MATCH([.$A15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oop-optimize</text:p>
          </table:table-cell>
          <table:table-cell table:formula="of:=IF(ISNUMBER(MATCH([.$A153];[.P$2:.P$124];0));1;0)" office:value-type="float" office:value="1" calcext:value-type="float">
            <text:p>1</text:p>
          </table:table-cell>
          <table:table-cell table:formula="of:=IF(ISNUMBER(MATCH([.$A153];[.Q$2:.Q$124];0));1;0)" office:value-type="float" office:value="1" calcext:value-type="float">
            <text:p>1</text:p>
          </table:table-cell>
          <table:table-cell table:formula="of:=IF(ISNUMBER(MATCH([.$A153];[.R$2:.R$124];0));1;0)" office:value-type="float" office:value="1" calcext:value-type="float">
            <text:p>1</text:p>
          </table:table-cell>
          <table:table-cell table:formula="of:=IF(ISNUMBER(MATCH([.$A15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3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lrs</text:p>
          </table:table-cell>
          <table:table-cell table:formula="of:=IF(ISNUMBER(MATCH([.$A154];[.P$2:.P$124];0));1;0)" office:value-type="float" office:value="0" calcext:value-type="float">
            <text:p>0</text:p>
          </table:table-cell>
          <table:table-cell table:formula="of:=IF(ISNUMBER(MATCH([.$A154];[.Q$2:.Q$124];0));1;0)" office:value-type="float" office:value="0" calcext:value-type="float">
            <text:p>0</text:p>
          </table:table-cell>
          <table:table-cell table:formula="of:=IF(ISNUMBER(MATCH([.$A154];[.R$2:.R$124];0));1;0)" office:value-type="float" office:value="0" calcext:value-type="float">
            <text:p>0</text:p>
          </table:table-cell>
          <table:table-cell table:formula="of:=IF(ISNUMBER(MATCH([.$A15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 doc. <text:a xlink:href="https://www.google.co.uk/url?sa=t&amp;rct=j&amp;q=&amp;esrc=s&amp;source=web&amp;cd=1&amp;cad=rja&amp;uact=8&amp;ved=0CCMQFjAA&amp;url=http%3A%2F%2Fgcc.gnu.org%2Fml%2Fgcc-patches%2F2007-02%2Fmsg01517.html&amp;ei=yco-VKnpG8bg7QaEloC4CQ&amp;usg=AFQjCNHY3FQ-rF4hY9k6uZjwKynTABdLqg&amp;bvm=bv.77412846,d.ZGU" xlink:type="simple">https://www.google.co.uk/url?sa=t&amp;rct=j&amp;q=&amp;esrc=s&amp;source=web&amp;cd=1&amp;cad=rja&amp;uact=8&amp;ved=0CCMQFjAA&amp;url=http%3A%2F%2Fgcc.gnu.org%2Fml%2Fgcc-patches%2F2007-02%2Fmsg01517.html&amp;ei=yco-VKnpG8bg7QaEloC4CQ&amp;usg=AFQjCNHY3FQ-rF4hY9k6uZjwKynTABdLqg&amp;bvm=bv.77412846,d.ZGU</text:a></text:p>
          </table:table-cell>
          <table:table-cell office:value-type="string" calcext:value-type="string">
            <text:p>N</text:p>
          </table:table-cell>
          <table:table-cell/>
          <table:table-cell table:formula="of:=NOT(ISERROR(MATCH([.A15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partial-pre</text:p>
          </table:table-cell>
          <table:table-cell table:formula="of:=IF(ISNUMBER(MATCH([.$A155];[.P$2:.P$124];0));1;0)" office:value-type="float" office:value="0" calcext:value-type="float">
            <text:p>0</text:p>
          </table:table-cell>
          <table:table-cell table:formula="of:=IF(ISNUMBER(MATCH([.$A155];[.Q$2:.Q$124];0));1;0)" office:value-type="float" office:value="0" calcext:value-type="float">
            <text:p>0</text:p>
          </table:table-cell>
          <table:table-cell table:formula="of:=IF(ISNUMBER(MATCH([.$A155];[.R$2:.R$124];0));1;0)" office:value-type="float" office:value="0" calcext:value-type="float">
            <text:p>0</text:p>
          </table:table-cell>
          <table:table-cell table:formula="of:=IF(ISNUMBER(MATCH([.$A155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phiprop</text:p>
          </table:table-cell>
          <table:table-cell table:formula="of:=IF(ISNUMBER(MATCH([.$A156];[.P$2:.P$124];0));1;0)" office:value-type="float" office:value="1" calcext:value-type="float">
            <text:p>1</text:p>
          </table:table-cell>
          <table:table-cell table:formula="of:=IF(ISNUMBER(MATCH([.$A156];[.Q$2:.Q$124];0));1;0)" office:value-type="float" office:value="1" calcext:value-type="float">
            <text:p>1</text:p>
          </table:table-cell>
          <table:table-cell table:formula="of:=IF(ISNUMBER(MATCH([.$A156];[.R$2:.R$124];0));1;0)" office:value-type="float" office:value="1" calcext:value-type="float">
            <text:p>1</text:p>
          </table:table-cell>
          <table:table-cell table:formula="of:=IF(ISNUMBER(MATCH([.$A156];[.S$2:.S$124];0))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pre</text:p>
          </table:table-cell>
          <table:table-cell table:formula="of:=IF(ISNUMBER(MATCH([.$A157];[.P$2:.P$124];0));1;0)" office:value-type="float" office:value="0" calcext:value-type="float">
            <text:p>0</text:p>
          </table:table-cell>
          <table:table-cell table:formula="of:=IF(ISNUMBER(MATCH([.$A157];[.Q$2:.Q$124];0));1;0)" office:value-type="float" office:value="0" calcext:value-type="float">
            <text:p>0</text:p>
          </table:table-cell>
          <table:table-cell table:formula="of:=IF(ISNUMBER(MATCH([.$A157];[.R$2:.R$124];0));1;0)" office:value-type="float" office:value="1" calcext:value-type="float">
            <text:p>1</text:p>
          </table:table-cell>
          <table:table-cell table:formula="of:=IF(ISNUMBER(MATCH([.$A15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pta</text:p>
          </table:table-cell>
          <table:table-cell table:formula="of:=IF(ISNUMBER(MATCH([.$A158];[.P$2:.P$124];0));1;0)" office:value-type="float" office:value="1" calcext:value-type="float">
            <text:p>1</text:p>
          </table:table-cell>
          <table:table-cell table:formula="of:=IF(ISNUMBER(MATCH([.$A158];[.Q$2:.Q$124];0));1;0)" office:value-type="float" office:value="1" calcext:value-type="float">
            <text:p>1</text:p>
          </table:table-cell>
          <table:table-cell table:formula="of:=IF(ISNUMBER(MATCH([.$A158];[.R$2:.R$124];0));1;0)" office:value-type="float" office:value="1" calcext:value-type="float">
            <text:p>1</text:p>
          </table:table-cell>
          <table:table-cell table:formula="of:=IF(ISNUMBER(MATCH([.$A158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8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reassoc</text:p>
          </table:table-cell>
          <table:table-cell table:formula="of:=IF(ISNUMBER(MATCH([.$A159];[.P$2:.P$124];0));1;0)" office:value-type="float" office:value="1" calcext:value-type="float">
            <text:p>1</text:p>
          </table:table-cell>
          <table:table-cell table:formula="of:=IF(ISNUMBER(MATCH([.$A159];[.Q$2:.Q$124];0));1;0)" office:value-type="float" office:value="1" calcext:value-type="float">
            <text:p>1</text:p>
          </table:table-cell>
          <table:table-cell table:formula="of:=IF(ISNUMBER(MATCH([.$A159];[.R$2:.R$124];0));1;0)" office:value-type="float" office:value="1" calcext:value-type="float">
            <text:p>1</text:p>
          </table:table-cell>
          <table:table-cell table:formula="of:=IF(ISNUMBER(MATCH([.$A15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5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-ftree-scev-cprop</text:p>
          </table:table-cell>
          <table:table-cell table:formula="of:=IF(ISNUMBER(MATCH([.$A160];[.P$2:.P$124];0));1;0)" office:value-type="float" office:value="1" calcext:value-type="float">
            <text:p>1</text:p>
          </table:table-cell>
          <table:table-cell table:formula="of:=IF(ISNUMBER(MATCH([.$A160];[.Q$2:.Q$124];0));1;0)" office:value-type="float" office:value="1" calcext:value-type="float">
            <text:p>1</text:p>
          </table:table-cell>
          <table:table-cell table:formula="of:=IF(ISNUMBER(MATCH([.$A160];[.R$2:.R$124];0));1;0)" office:value-type="float" office:value="1" calcext:value-type="float">
            <text:p>1</text:p>
          </table:table-cell>
          <table:table-cell table:formula="of:=IF(ISNUMBER(MATCH([.$A16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o doc</text:p>
          </table:table-cell>
          <table:table-cell table:number-columns-repeated="2"/>
          <table:table-cell table:formula="of:=NOT(ISERROR(MATCH([.A16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sink</text:p>
          </table:table-cell>
          <table:table-cell table:formula="of:=IF(ISNUMBER(MATCH([.$A161];[.P$2:.P$124];0));1;0)" office:value-type="float" office:value="0" calcext:value-type="float">
            <text:p>0</text:p>
          </table:table-cell>
          <table:table-cell table:formula="of:=IF(ISNUMBER(MATCH([.$A161];[.Q$2:.Q$124];0));1;0)" office:value-type="float" office:value="1" calcext:value-type="float">
            <text:p>1</text:p>
          </table:table-cell>
          <table:table-cell table:formula="of:=IF(ISNUMBER(MATCH([.$A161];[.R$2:.R$124];0));1;0)" office:value-type="float" office:value="1" calcext:value-type="float">
            <text:p>1</text:p>
          </table:table-cell>
          <table:table-cell table:formula="of:=IF(ISNUMBER(MATCH([.$A161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slp-vectorize</text:p>
          </table:table-cell>
          <table:table-cell table:formula="of:=IF(ISNUMBER(MATCH([.$A162];[.P$2:.P$124];0));1;0)" office:value-type="float" office:value="1" calcext:value-type="float">
            <text:p>1</text:p>
          </table:table-cell>
          <table:table-cell table:formula="of:=IF(ISNUMBER(MATCH([.$A162];[.Q$2:.Q$124];0));1;0)" office:value-type="float" office:value="1" calcext:value-type="float">
            <text:p>1</text:p>
          </table:table-cell>
          <table:table-cell table:formula="of:=IF(ISNUMBER(MATCH([.$A162];[.R$2:.R$124];0));1;0)" office:value-type="float" office:value="1" calcext:value-type="float">
            <text:p>1</text:p>
          </table:table-cell>
          <table:table-cell table:formula="of:=IF(ISNUMBER(MATCH([.$A162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slsr</text:p>
          </table:table-cell>
          <table:table-cell table:formula="of:=IF(ISNUMBER(MATCH([.$A163];[.P$2:.P$124];0));1;0)" office:value-type="float" office:value="0" calcext:value-type="float">
            <text:p>0</text:p>
          </table:table-cell>
          <table:table-cell table:formula="of:=IF(ISNUMBER(MATCH([.$A163];[.Q$2:.Q$124];0));1;0)" office:value-type="float" office:value="1" calcext:value-type="float">
            <text:p>1</text:p>
          </table:table-cell>
          <table:table-cell table:formula="of:=IF(ISNUMBER(MATCH([.$A163];[.R$2:.R$124];0));1;0)" office:value-type="float" office:value="1" calcext:value-type="float">
            <text:p>1</text:p>
          </table:table-cell>
          <table:table-cell table:formula="of:=IF(ISNUMBER(MATCH([.$A163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3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sra</text:p>
          </table:table-cell>
          <table:table-cell table:formula="of:=IF(ISNUMBER(MATCH([.$A164];[.P$2:.P$124];0));1;0)" office:value-type="float" office:value="0" calcext:value-type="float">
            <text:p>0</text:p>
          </table:table-cell>
          <table:table-cell table:formula="of:=IF(ISNUMBER(MATCH([.$A164];[.Q$2:.Q$124];0));1;0)" office:value-type="float" office:value="1" calcext:value-type="float">
            <text:p>1</text:p>
          </table:table-cell>
          <table:table-cell table:formula="of:=IF(ISNUMBER(MATCH([.$A164];[.R$2:.R$124];0));1;0)" office:value-type="float" office:value="1" calcext:value-type="float">
            <text:p>1</text:p>
          </table:table-cell>
          <table:table-cell table:formula="of:=IF(ISNUMBER(MATCH([.$A164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switch-conversion</text:p>
          </table:table-cell>
          <table:table-cell table:formula="of:=IF(ISNUMBER(MATCH([.$A165];[.P$2:.P$124];0));1;0)" office:value-type="float" office:value="0" calcext:value-type="float">
            <text:p>0</text:p>
          </table:table-cell>
          <table:table-cell table:formula="of:=IF(ISNUMBER(MATCH([.$A165];[.Q$2:.Q$124];0));1;0)" office:value-type="float" office:value="0" calcext:value-type="float">
            <text:p>0</text:p>
          </table:table-cell>
          <table:table-cell table:formula="of:=IF(ISNUMBER(MATCH([.$A165];[.R$2:.R$124];0));1;0)" office:value-type="float" office:value="1" calcext:value-type="float">
            <text:p>1</text:p>
          </table:table-cell>
          <table:table-cell table:formula="of:=IF(ISNUMBER(MATCH([.$A165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tail-merge</text:p>
          </table:table-cell>
          <table:table-cell table:formula="of:=IF(ISNUMBER(MATCH([.$A166];[.P$2:.P$124];0));1;0)" office:value-type="float" office:value="0" calcext:value-type="float">
            <text:p>0</text:p>
          </table:table-cell>
          <table:table-cell table:formula="of:=IF(ISNUMBER(MATCH([.$A166];[.Q$2:.Q$124];0));1;0)" office:value-type="float" office:value="0" calcext:value-type="float">
            <text:p>0</text:p>
          </table:table-cell>
          <table:table-cell table:formula="of:=IF(ISNUMBER(MATCH([.$A166];[.R$2:.R$124];0));1;0)" office:value-type="float" office:value="1" calcext:value-type="float">
            <text:p>1</text:p>
          </table:table-cell>
          <table:table-cell table:formula="of:=IF(ISNUMBER(MATCH([.$A166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ter</text:p>
          </table:table-cell>
          <table:table-cell table:formula="of:=IF(ISNUMBER(MATCH([.$A167];[.P$2:.P$124];0));1;0)" office:value-type="float" office:value="0" calcext:value-type="float">
            <text:p>0</text:p>
          </table:table-cell>
          <table:table-cell table:formula="of:=IF(ISNUMBER(MATCH([.$A167];[.Q$2:.Q$124];0));1;0)" office:value-type="float" office:value="1" calcext:value-type="float">
            <text:p>1</text:p>
          </table:table-cell>
          <table:table-cell table:formula="of:=IF(ISNUMBER(MATCH([.$A167];[.R$2:.R$124];0));1;0)" office:value-type="float" office:value="1" calcext:value-type="float">
            <text:p>1</text:p>
          </table:table-cell>
          <table:table-cell table:formula="of:=IF(ISNUMBER(MATCH([.$A167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vect-loop-version</text:p>
          </table:table-cell>
          <table:table-cell table:formula="of:=IF(ISNUMBER(MATCH([.$A168];[.P$2:.P$124];0));1;0)" office:value-type="float" office:value="1" calcext:value-type="float">
            <text:p>1</text:p>
          </table:table-cell>
          <table:table-cell table:formula="of:=IF(ISNUMBER(MATCH([.$A168];[.Q$2:.Q$124];0));1;0)" office:value-type="float" office:value="1" calcext:value-type="float">
            <text:p>1</text:p>
          </table:table-cell>
          <table:table-cell table:formula="of:=IF(ISNUMBER(MATCH([.$A168];[.R$2:.R$124];0));1;0)" office:value-type="float" office:value="1" calcext:value-type="float">
            <text:p>1</text:p>
          </table:table-cell>
          <table:table-cell table:formula="of:=IF(ISNUMBER(MATCH([.$A16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o doc</text:p>
          </table:table-cell>
          <table:table-cell table:number-columns-repeated="2"/>
          <table:table-cell table:formula="of:=NOT(ISERROR(MATCH([.A168];['arm-none-eabi-gcc_4.9.3'.$A$2:.$A$192];0)))" office:value-type="boolean" office:boolean-value="false" calcext:value-type="boolean">
            <text:p>FALSE</text:p>
          </table:table-cell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ftree-vectorize</text:p>
          </table:table-cell>
          <table:table-cell table:formula="of:=IF(ISNUMBER(MATCH([.$A169];[.P$2:.P$124];0));1;0)" office:value-type="float" office:value="0" calcext:value-type="float">
            <text:p>0</text:p>
          </table:table-cell>
          <table:table-cell table:formula="of:=IF(ISNUMBER(MATCH([.$A169];[.Q$2:.Q$124];0));1;0)" office:value-type="float" office:value="0" calcext:value-type="float">
            <text:p>0</text:p>
          </table:table-cell>
          <table:table-cell table:formula="of:=IF(ISNUMBER(MATCH([.$A169];[.R$2:.R$124];0));1;0)" office:value-type="float" office:value="0" calcext:value-type="float">
            <text:p>0</text:p>
          </table:table-cell>
          <table:table-cell table:formula="of:=IF(ISNUMBER(MATCH([.$A16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6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tree-vrp</text:p>
          </table:table-cell>
          <table:table-cell table:formula="of:=IF(ISNUMBER(MATCH([.$A170];[.P$2:.P$124];0));1;0)" office:value-type="float" office:value="0" calcext:value-type="float">
            <text:p>0</text:p>
          </table:table-cell>
          <table:table-cell table:formula="of:=IF(ISNUMBER(MATCH([.$A170];[.Q$2:.Q$124];0));1;0)" office:value-type="float" office:value="0" calcext:value-type="float">
            <text:p>0</text:p>
          </table:table-cell>
          <table:table-cell table:formula="of:=IF(ISNUMBER(MATCH([.$A170];[.R$2:.R$124];0));1;0)" office:value-type="float" office:value="1" calcext:value-type="float">
            <text:p>1</text:p>
          </table:table-cell>
          <table:table-cell table:formula="of:=IF(ISNUMBER(MATCH([.$A170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7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it-at-a-time</text:p>
          </table:table-cell>
          <table:table-cell table:formula="of:=IF(ISNUMBER(MATCH([.$A171];[.P$2:.P$124];0));1;0)" office:value-type="float" office:value="1" calcext:value-type="float">
            <text:p>1</text:p>
          </table:table-cell>
          <table:table-cell table:formula="of:=IF(ISNUMBER(MATCH([.$A171];[.Q$2:.Q$124];0));1;0)" office:value-type="float" office:value="1" calcext:value-type="float">
            <text:p>1</text:p>
          </table:table-cell>
          <table:table-cell table:formula="of:=IF(ISNUMBER(MATCH([.$A171];[.R$2:.R$124];0));1;0)" office:value-type="float" office:value="1" calcext:value-type="float">
            <text:p>1</text:p>
          </table:table-cell>
          <table:table-cell table:formula="of:=IF(ISNUMBER(MATCH([.$A171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precated</text:p>
          </table:table-cell>
          <table:table-cell office:value-type="string" calcext:value-type="string">
            <text:p>N</text:p>
          </table:table-cell>
          <table:table-cell/>
          <table:table-cell table:formula="of:=NOT(ISERROR(MATCH([.A17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roll-all-loops</text:p>
          </table:table-cell>
          <table:table-cell table:formula="of:=IF(ISNUMBER(MATCH([.$A172];[.P$2:.P$124];0));1;0)" office:value-type="float" office:value="0" calcext:value-type="float">
            <text:p>0</text:p>
          </table:table-cell>
          <table:table-cell table:formula="of:=IF(ISNUMBER(MATCH([.$A172];[.Q$2:.Q$124];0));1;0)" office:value-type="float" office:value="0" calcext:value-type="float">
            <text:p>0</text:p>
          </table:table-cell>
          <table:table-cell table:formula="of:=IF(ISNUMBER(MATCH([.$A172];[.R$2:.R$124];0));1;0)" office:value-type="float" office:value="0" calcext:value-type="float">
            <text:p>0</text:p>
          </table:table-cell>
          <table:table-cell table:formula="of:=IF(ISNUMBER(MATCH([.$A17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7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roll-loops</text:p>
          </table:table-cell>
          <table:table-cell table:formula="of:=IF(ISNUMBER(MATCH([.$A173];[.P$2:.P$124];0));1;0)" office:value-type="float" office:value="0" calcext:value-type="float">
            <text:p>0</text:p>
          </table:table-cell>
          <table:table-cell table:formula="of:=IF(ISNUMBER(MATCH([.$A173];[.Q$2:.Q$124];0));1;0)" office:value-type="float" office:value="0" calcext:value-type="float">
            <text:p>0</text:p>
          </table:table-cell>
          <table:table-cell table:formula="of:=IF(ISNUMBER(MATCH([.$A173];[.R$2:.R$124];0));1;0)" office:value-type="float" office:value="0" calcext:value-type="float">
            <text:p>0</text:p>
          </table:table-cell>
          <table:table-cell table:formula="of:=IF(ISNUMBER(MATCH([.$A173];[.S$2:.S$124];0))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73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safe-loop-optimizations</text:p>
          </table:table-cell>
          <table:table-cell table:formula="of:=IF(ISNUMBER(MATCH([.$A174];[.P$2:.P$124];0));1;0)" office:value-type="float" office:value="0" calcext:value-type="float">
            <text:p>0</text:p>
          </table:table-cell>
          <table:table-cell table:formula="of:=IF(ISNUMBER(MATCH([.$A174];[.Q$2:.Q$124];0));1;0)" office:value-type="float" office:value="0" calcext:value-type="float">
            <text:p>0</text:p>
          </table:table-cell>
          <table:table-cell table:formula="of:=IF(ISNUMBER(MATCH([.$A174];[.R$2:.R$124];0));1;0)" office:value-type="float" office:value="0" calcext:value-type="float">
            <text:p>0</text:p>
          </table:table-cell>
          <table:table-cell table:formula="of:=IF(ISNUMBER(MATCH([.$A17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incorrect code?</text:p>
          </table:table-cell>
          <table:table-cell office:value-type="string" calcext:value-type="string">
            <text:p>X</text:p>
          </table:table-cell>
          <table:table-cell/>
          <table:table-cell table:formula="of:=NOT(ISERROR(MATCH([.A17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safe-math-optimizations</text:p>
          </table:table-cell>
          <table:table-cell table:formula="of:=IF(ISNUMBER(MATCH([.$A175];[.P$2:.P$124];0));1;0)" office:value-type="float" office:value="0" calcext:value-type="float">
            <text:p>0</text:p>
          </table:table-cell>
          <table:table-cell table:formula="of:=IF(ISNUMBER(MATCH([.$A175];[.Q$2:.Q$124];0));1;0)" office:value-type="float" office:value="0" calcext:value-type="float">
            <text:p>0</text:p>
          </table:table-cell>
          <table:table-cell table:formula="of:=IF(ISNUMBER(MATCH([.$A175];[.R$2:.R$124];0));1;0)" office:value-type="float" office:value="0" calcext:value-type="float">
            <text:p>0</text:p>
          </table:table-cell>
          <table:table-cell table:formula="of:=IF(ISNUMBER(MATCH([.$A175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7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switch-loops</text:p>
          </table:table-cell>
          <table:table-cell table:formula="of:=IF(ISNUMBER(MATCH([.$A176];[.P$2:.P$124];0));1;0)" office:value-type="float" office:value="0" calcext:value-type="float">
            <text:p>0</text:p>
          </table:table-cell>
          <table:table-cell table:formula="of:=IF(ISNUMBER(MATCH([.$A176];[.Q$2:.Q$124];0));1;0)" office:value-type="float" office:value="0" calcext:value-type="float">
            <text:p>0</text:p>
          </table:table-cell>
          <table:table-cell table:formula="of:=IF(ISNUMBER(MATCH([.$A176];[.R$2:.R$124];0));1;0)" office:value-type="float" office:value="0" calcext:value-type="float">
            <text:p>0</text:p>
          </table:table-cell>
          <table:table-cell table:formula="of:=IF(ISNUMBER(MATCH([.$A176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7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unwind-tables</text:p>
          </table:table-cell>
          <table:table-cell table:formula="of:=IF(ISNUMBER(MATCH([.$A177];[.P$2:.P$124];0));1;0)" office:value-type="float" office:value="0" calcext:value-type="float">
            <text:p>0</text:p>
          </table:table-cell>
          <table:table-cell table:formula="of:=IF(ISNUMBER(MATCH([.$A177];[.Q$2:.Q$124];0));1;0)" office:value-type="float" office:value="0" calcext:value-type="float">
            <text:p>0</text:p>
          </table:table-cell>
          <table:table-cell table:formula="of:=IF(ISNUMBER(MATCH([.$A177];[.R$2:.R$124];0));1;0)" office:value-type="float" office:value="0" calcext:value-type="float">
            <text:p>0</text:p>
          </table:table-cell>
          <table:table-cell table:formula="of:=IF(ISNUMBER(MATCH([.$A17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17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ar-tracking</text:p>
          </table:table-cell>
          <table:table-cell table:formula="of:=IF(ISNUMBER(MATCH([.$A178];[.P$2:.P$124];0));1;0)" office:value-type="float" office:value="1" calcext:value-type="float">
            <text:p>1</text:p>
          </table:table-cell>
          <table:table-cell table:formula="of:=IF(ISNUMBER(MATCH([.$A178];[.Q$2:.Q$124];0));1;0)" office:value-type="float" office:value="1" calcext:value-type="float">
            <text:p>1</text:p>
          </table:table-cell>
          <table:table-cell table:formula="of:=IF(ISNUMBER(MATCH([.$A178];[.R$2:.R$124];0));1;0)" office:value-type="float" office:value="1" calcext:value-type="float">
            <text:p>1</text:p>
          </table:table-cell>
          <table:table-cell table:formula="of:=IF(ISNUMBER(MATCH([.$A178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178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ar-tracking-assignments</text:p>
          </table:table-cell>
          <table:table-cell table:formula="of:=IF(ISNUMBER(MATCH([.$A179];[.P$2:.P$124];0));1;0)" office:value-type="float" office:value="1" calcext:value-type="float">
            <text:p>1</text:p>
          </table:table-cell>
          <table:table-cell table:formula="of:=IF(ISNUMBER(MATCH([.$A179];[.Q$2:.Q$124];0));1;0)" office:value-type="float" office:value="1" calcext:value-type="float">
            <text:p>1</text:p>
          </table:table-cell>
          <table:table-cell table:formula="of:=IF(ISNUMBER(MATCH([.$A179];[.R$2:.R$124];0));1;0)" office:value-type="float" office:value="1" calcext:value-type="float">
            <text:p>1</text:p>
          </table:table-cell>
          <table:table-cell table:formula="of:=IF(ISNUMBER(MATCH([.$A179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179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ar-tracking-assignments-toggle</text:p>
          </table:table-cell>
          <table:table-cell table:formula="of:=IF(ISNUMBER(MATCH([.$A180];[.P$2:.P$124];0));1;0)" office:value-type="float" office:value="0" calcext:value-type="float">
            <text:p>0</text:p>
          </table:table-cell>
          <table:table-cell table:formula="of:=IF(ISNUMBER(MATCH([.$A180];[.Q$2:.Q$124];0));1;0)" office:value-type="float" office:value="0" calcext:value-type="float">
            <text:p>0</text:p>
          </table:table-cell>
          <table:table-cell table:formula="of:=IF(ISNUMBER(MATCH([.$A180];[.R$2:.R$124];0));1;0)" office:value-type="float" office:value="0" calcext:value-type="float">
            <text:p>0</text:p>
          </table:table-cell>
          <table:table-cell table:formula="of:=IF(ISNUMBER(MATCH([.$A180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180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ar-tracking-uninit</text:p>
          </table:table-cell>
          <table:table-cell table:formula="of:=IF(ISNUMBER(MATCH([.$A181];[.P$2:.P$124];0));1;0)" office:value-type="float" office:value="0" calcext:value-type="float">
            <text:p>0</text:p>
          </table:table-cell>
          <table:table-cell table:formula="of:=IF(ISNUMBER(MATCH([.$A181];[.Q$2:.Q$124];0));1;0)" office:value-type="float" office:value="0" calcext:value-type="float">
            <text:p>0</text:p>
          </table:table-cell>
          <table:table-cell table:formula="of:=IF(ISNUMBER(MATCH([.$A181];[.R$2:.R$124];0));1;0)" office:value-type="float" office:value="0" calcext:value-type="float">
            <text:p>0</text:p>
          </table:table-cell>
          <table:table-cell table:formula="of:=IF(ISNUMBER(MATCH([.$A181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</text:p>
          </table:table-cell>
          <table:table-cell/>
          <table:table-cell table:formula="of:=NOT(ISERROR(MATCH([.A181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ariable-expansion-in-unroller</text:p>
          </table:table-cell>
          <table:table-cell table:formula="of:=IF(ISNUMBER(MATCH([.$A182];[.P$2:.P$124];0));1;0)" office:value-type="float" office:value="0" calcext:value-type="float">
            <text:p>0</text:p>
          </table:table-cell>
          <table:table-cell table:formula="of:=IF(ISNUMBER(MATCH([.$A182];[.Q$2:.Q$124];0));1;0)" office:value-type="float" office:value="0" calcext:value-type="float">
            <text:p>0</text:p>
          </table:table-cell>
          <table:table-cell table:formula="of:=IF(ISNUMBER(MATCH([.$A182];[.R$2:.R$124];0));1;0)" office:value-type="float" office:value="0" calcext:value-type="float">
            <text:p>0</text:p>
          </table:table-cell>
          <table:table-cell table:formula="of:=IF(ISNUMBER(MATCH([.$A182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82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vect-cost-model</text:p>
          </table:table-cell>
          <table:table-cell table:formula="of:=IF(ISNUMBER(MATCH([.$A183];[.P$2:.P$124];0));1;0)" office:value-type="float" office:value="0" calcext:value-type="float">
            <text:p>0</text:p>
          </table:table-cell>
          <table:table-cell table:formula="of:=IF(ISNUMBER(MATCH([.$A183];[.Q$2:.Q$124];0));1;0)" office:value-type="float" office:value="0" calcext:value-type="float">
            <text:p>0</text:p>
          </table:table-cell>
          <table:table-cell table:formula="of:=IF(ISNUMBER(MATCH([.$A183];[.R$2:.R$124];0));1;0)" office:value-type="float" office:value="0" calcext:value-type="float">
            <text:p>0</text:p>
          </table:table-cell>
          <table:table-cell table:formula="of:=IF(ISNUMBER(MATCH([.$A183];[.S$2:.S$124];0))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default cost mode is dynamic or cheap, depending on other flags</text:p>
          </table:table-cell>
          <table:table-cell table:number-columns-repeated="2"/>
          <table:table-cell table:formula="of:=NOT(ISERROR(MATCH([.A183];['arm-none-eabi-gcc_4.9.3'.$A$2:.$A$192];0)))" office:value-type="boolean" office:boolean-value="false" calcext:value-type="boolean">
            <text:p>FALSE</text:p>
          </table:table-cell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fvpt</text:p>
          </table:table-cell>
          <table:table-cell table:formula="of:=IF(ISNUMBER(MATCH([.$A184];[.P$2:.P$124];0));1;0)" office:value-type="float" office:value="0" calcext:value-type="float">
            <text:p>0</text:p>
          </table:table-cell>
          <table:table-cell table:formula="of:=IF(ISNUMBER(MATCH([.$A184];[.Q$2:.Q$124];0));1;0)" office:value-type="float" office:value="0" calcext:value-type="float">
            <text:p>0</text:p>
          </table:table-cell>
          <table:table-cell table:formula="of:=IF(ISNUMBER(MATCH([.$A184];[.R$2:.R$124];0));1;0)" office:value-type="float" office:value="0" calcext:value-type="float">
            <text:p>0</text:p>
          </table:table-cell>
          <table:table-cell table:formula="of:=IF(ISNUMBER(MATCH([.$A184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requires profile</text:p>
          </table:table-cell>
          <table:table-cell office:value-type="string" calcext:value-type="string">
            <text:p>P</text:p>
          </table:table-cell>
          <table:table-cell/>
          <table:table-cell table:formula="of:=NOT(ISERROR(MATCH([.A184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web</text:p>
          </table:table-cell>
          <table:table-cell table:formula="of:=IF(ISNUMBER(MATCH([.$A185];[.P$2:.P$124];0));1;0)" office:value-type="float" office:value="1" calcext:value-type="float">
            <text:p>1</text:p>
          </table:table-cell>
          <table:table-cell table:formula="of:=IF(ISNUMBER(MATCH([.$A185];[.Q$2:.Q$124];0));1;0)" office:value-type="float" office:value="1" calcext:value-type="float">
            <text:p>1</text:p>
          </table:table-cell>
          <table:table-cell table:formula="of:=IF(ISNUMBER(MATCH([.$A185];[.R$2:.R$124];0));1;0)" office:value-type="float" office:value="1" calcext:value-type="float">
            <text:p>1</text:p>
          </table:table-cell>
          <table:table-cell table:formula="of:=IF(ISNUMBER(MATCH([.$A185];[.S$2:.S$124];0))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formula="of:=NOT(ISERROR(MATCH([.A185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whole-program</text:p>
          </table:table-cell>
          <table:table-cell table:formula="of:=IF(ISNUMBER(MATCH([.$A186];[.P$2:.P$124];0));1;0)" office:value-type="float" office:value="0" calcext:value-type="float">
            <text:p>0</text:p>
          </table:table-cell>
          <table:table-cell table:formula="of:=IF(ISNUMBER(MATCH([.$A186];[.Q$2:.Q$124];0));1;0)" office:value-type="float" office:value="0" calcext:value-type="float">
            <text:p>0</text:p>
          </table:table-cell>
          <table:table-cell table:formula="of:=IF(ISNUMBER(MATCH([.$A186];[.R$2:.R$124];0));1;0)" office:value-type="float" office:value="0" calcext:value-type="float">
            <text:p>0</text:p>
          </table:table-cell>
          <table:table-cell table:formula="of:=IF(ISNUMBER(MATCH([.$A186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oesn't compile</text:p>
          </table:table-cell>
          <table:table-cell office:value-type="string" calcext:value-type="string">
            <text:p>N</text:p>
          </table:table-cell>
          <table:table-cell/>
          <table:table-cell table:formula="of:=NOT(ISERROR(MATCH([.A186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fwrapv</text:p>
          </table:table-cell>
          <table:table-cell table:formula="of:=IF(ISNUMBER(MATCH([.$A187];[.P$2:.P$124];0));1;0)" office:value-type="float" office:value="0" calcext:value-type="float">
            <text:p>0</text:p>
          </table:table-cell>
          <table:table-cell table:formula="of:=IF(ISNUMBER(MATCH([.$A187];[.Q$2:.Q$124];0));1;0)" office:value-type="float" office:value="0" calcext:value-type="float">
            <text:p>0</text:p>
          </table:table-cell>
          <table:table-cell table:formula="of:=IF(ISNUMBER(MATCH([.$A187];[.R$2:.R$124];0));1;0)" office:value-type="float" office:value="0" calcext:value-type="float">
            <text:p>0</text:p>
          </table:table-cell>
          <table:table-cell table:formula="of:=IF(ISNUMBER(MATCH([.$A187];[.S$2:.S$124];0))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S</text:p>
          </table:table-cell>
          <table:table-cell/>
          <table:table-cell table:formula="of:=NOT(ISERROR(MATCH([.A187];['arm-none-eabi-gcc_4.9.3'.$A$2:.$A$192];0))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/>
          <table:table-cell table:formula="of:=SUM([.B2:.B187])" office:value-type="float" office:value="52" calcext:value-type="float">
            <text:p>52</text:p>
          </table:table-cell>
          <table:table-cell table:formula="of:=SUM([.C2:.C187])" office:value-type="float" office:value="83" calcext:value-type="float">
            <text:p>83</text:p>
          </table:table-cell>
          <table:table-cell table:formula="of:=SUM([.D2:.D187])" office:value-type="float" office:value="114" calcext:value-type="float">
            <text:p>114</text:p>
          </table:table-cell>
          <table:table-cell table:formula="of:=SUM([.E2:.E187])" office:value-type="float" office:value="123" calcext:value-type="float">
            <text:p>123</text:p>
          </table:table-cell>
          <table:table-cell table:formula="of:=COUNTIF([.F2:.F187];1)" office:value-type="float" office:value="33" calcext:value-type="float">
            <text:p>33</text:p>
          </table:table-cell>
          <table:table-cell table:number-columns-repeated="2"/>
          <table:table-cell table:style-name="Default" table:formula="of:=COUNTA([.I2:.I187])" office:value-type="float" office:value="186" calcext:value-type="float">
            <text:p>186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5"/>
          <table:table-cell table:formula="of:=COUNTIF([.F2:.F187];0)" office:value-type="float" office:value="19" calcext:value-type="float">
            <text:p>19</text:p>
          </table:table-cell>
          <table:table-cell table:number-columns-repeated="2"/>
          <table:table-cell table:style-name="Default" table:formula="of:=COUNTIF([.$I$2:.$I$187];&quot;Y&quot;)" office:value-type="float" office:value="133" calcext:value-type="float">
            <text:p>13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8"/>
          <table:table-cell table:style-name="Default" table:formula="of:=COUNTIF([.$I$2:.$I$187];&quot;?&quot;)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8"/>
          <table:table-cell table:style-name="Default" table:formula="of:=COUNTIF([.$I$2:.$I$187];&quot;N&quot;)" office:value-type="float" office:value="53" calcext:value-type="float">
            <text:p>53</text:p>
          </table:table-cell>
          <table:table-cell table:style-name="Default" table:number-columns-repeated="5"/>
          <table:table-cell table:number-columns-repeated="8"/>
        </table:table-row>
      </table:table>
      <table:table table:name="arm-none-eabi-gcc_4.9.3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lags</text:p>
          </table:table-cell>
          <table:table-cell table:style-name="Default" office:value-type="string" calcext:value-type="string">
            <text:p>In arm-none-eabi-gcc 4.8.2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-faggressive-loop-optimizations</text:p>
          </table:table-cell>
          <table:table-cell table:formula="of:=NOT(ISERROR(MATCH([.A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align-functions</text:p>
          </table:table-cell>
          <table:table-cell table:formula="of:=NOT(ISERROR(MATCH([.A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align-jumps</text:p>
          </table:table-cell>
          <table:table-cell table:formula="of:=NOT(ISERROR(MATCH([.A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align-labels</text:p>
          </table:table-cell>
          <table:table-cell table:formula="of:=NOT(ISERROR(MATCH([.A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align-loops</text:p>
          </table:table-cell>
          <table:table-cell table:formula="of:=NOT(ISERROR(MATCH([.A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asynchronous-unwind-tables</text:p>
          </table:table-cell>
          <table:table-cell table:formula="of:=NOT(ISERROR(MATCH([.A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branch-count-reg</text:p>
          </table:table-cell>
          <table:table-cell table:formula="of:=NOT(ISERROR(MATCH([.A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branch-probabilities</text:p>
          </table:table-cell>
          <table:table-cell table:formula="of:=NOT(ISERROR(MATCH([.A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branch-target-load-optimize</text:p>
          </table:table-cell>
          <table:table-cell table:formula="of:=NOT(ISERROR(MATCH([.A1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branch-target-load-optimize2</text:p>
          </table:table-cell>
          <table:table-cell table:formula="of:=NOT(ISERROR(MATCH([.A1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btr-bb-exclusive</text:p>
          </table:table-cell>
          <table:table-cell table:formula="of:=NOT(ISERROR(MATCH([.A1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aller-saves</text:p>
          </table:table-cell>
          <table:table-cell table:formula="of:=NOT(ISERROR(MATCH([.A1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ombine-stack-adjustments</text:p>
          </table:table-cell>
          <table:table-cell table:formula="of:=NOT(ISERROR(MATCH([.A1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ommon</text:p>
          </table:table-cell>
          <table:table-cell table:formula="of:=NOT(ISERROR(MATCH([.A1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ompare-elim</text:p>
          </table:table-cell>
          <table:table-cell table:formula="of:=NOT(ISERROR(MATCH([.A1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onserve-stack</text:p>
          </table:table-cell>
          <table:table-cell table:formula="of:=NOT(ISERROR(MATCH([.A1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prop-registers</text:p>
          </table:table-cell>
          <table:table-cell table:formula="of:=NOT(ISERROR(MATCH([.A1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rossjumping</text:p>
          </table:table-cell>
          <table:table-cell table:formula="of:=NOT(ISERROR(MATCH([.A1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se-follow-jumps</text:p>
          </table:table-cell>
          <table:table-cell table:formula="of:=NOT(ISERROR(MATCH([.A2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x-fortran-rules</text:p>
          </table:table-cell>
          <table:table-cell table:formula="of:=NOT(ISERROR(MATCH([.A2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cx-limited-range</text:p>
          </table:table-cell>
          <table:table-cell table:formula="of:=NOT(ISERROR(MATCH([.A2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ata-sections</text:p>
          </table:table-cell>
          <table:table-cell table:formula="of:=NOT(ISERROR(MATCH([.A2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ce</text:p>
          </table:table-cell>
          <table:table-cell table:formula="of:=NOT(ISERROR(MATCH([.A2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efer-pop</text:p>
          </table:table-cell>
          <table:table-cell table:formula="of:=NOT(ISERROR(MATCH([.A2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elayed-branch</text:p>
          </table:table-cell>
          <table:table-cell table:formula="of:=NOT(ISERROR(MATCH([.A2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elete-null-pointer-checks</text:p>
          </table:table-cell>
          <table:table-cell table:formula="of:=NOT(ISERROR(MATCH([.A2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evirtualize</text:p>
          </table:table-cell>
          <table:table-cell table:formula="of:=NOT(ISERROR(MATCH([.A2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devirtualize-speculatively</text:p>
          </table:table-cell>
          <table:table-cell table:formula="of:=NOT(ISERROR(MATCH([.A29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dse</text:p>
          </table:table-cell>
          <table:table-cell table:formula="of:=NOT(ISERROR(MATCH([.A3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early-inlining</text:p>
          </table:table-cell>
          <table:table-cell table:formula="of:=NOT(ISERROR(MATCH([.A3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exceptions</text:p>
          </table:table-cell>
          <table:table-cell table:formula="of:=NOT(ISERROR(MATCH([.A3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expensive-optimizations</text:p>
          </table:table-cell>
          <table:table-cell table:formula="of:=NOT(ISERROR(MATCH([.A3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finite-math-only</text:p>
          </table:table-cell>
          <table:table-cell table:formula="of:=NOT(ISERROR(MATCH([.A3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float-store</text:p>
          </table:table-cell>
          <table:table-cell table:formula="of:=NOT(ISERROR(MATCH([.A3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forward-propagate</text:p>
          </table:table-cell>
          <table:table-cell table:formula="of:=NOT(ISERROR(MATCH([.A3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cse</text:p>
          </table:table-cell>
          <table:table-cell table:formula="of:=NOT(ISERROR(MATCH([.A3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cse-after-reload</text:p>
          </table:table-cell>
          <table:table-cell table:formula="of:=NOT(ISERROR(MATCH([.A3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cse-las</text:p>
          </table:table-cell>
          <table:table-cell table:formula="of:=NOT(ISERROR(MATCH([.A3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cse-lm</text:p>
          </table:table-cell>
          <table:table-cell table:formula="of:=NOT(ISERROR(MATCH([.A4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cse-sm</text:p>
          </table:table-cell>
          <table:table-cell table:formula="of:=NOT(ISERROR(MATCH([.A4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raphite-identity</text:p>
          </table:table-cell>
          <table:table-cell table:formula="of:=NOT(ISERROR(MATCH([.A4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guess-branch-probability</text:p>
          </table:table-cell>
          <table:table-cell table:formula="of:=NOT(ISERROR(MATCH([.A4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handle-exceptions <text:s text:c="12"/></text:p>
          </table:table-cell>
          <table:table-cell table:formula="of:=NOT(ISERROR(MATCH([.A44];[$'arm-none-eabi-gcc_4.8.2'.$A$2:.$A$187];0)))" office:value-type="boolean" office:boolean-value="true" calcext:value-type="boolean">
            <text:p>TRUE</text:p>
          </table:table-cell>
          <table:table-cell office:value-type="string" calcext:value-type="string">
            <text:p>renamed to -fexceptions</text:p>
          </table:table-cell>
        </table:table-row>
        <table:table-row table:style-name="ro1">
          <table:table-cell office:value-type="string" calcext:value-type="string">
            <text:p>-fhoist-adjacent-loads</text:p>
          </table:table-cell>
          <table:table-cell table:formula="of:=NOT(ISERROR(MATCH([.A4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f-conversion</text:p>
          </table:table-cell>
          <table:table-cell table:formula="of:=NOT(ISERROR(MATCH([.A4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f-conversion2</text:p>
          </table:table-cell>
          <table:table-cell table:formula="of:=NOT(ISERROR(MATCH([.A4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nline</text:p>
          </table:table-cell>
          <table:table-cell table:formula="of:=NOT(ISERROR(MATCH([.A4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nline-atomics</text:p>
          </table:table-cell>
          <table:table-cell table:formula="of:=NOT(ISERROR(MATCH([.A4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nline-functions</text:p>
          </table:table-cell>
          <table:table-cell table:formula="of:=NOT(ISERROR(MATCH([.A5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nline-functions-called-once</text:p>
          </table:table-cell>
          <table:table-cell table:formula="of:=NOT(ISERROR(MATCH([.A5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nline-small-functions</text:p>
          </table:table-cell>
          <table:table-cell table:formula="of:=NOT(ISERROR(MATCH([.A5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cp</text:p>
          </table:table-cell>
          <table:table-cell table:formula="of:=NOT(ISERROR(MATCH([.A5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cp-clone</text:p>
          </table:table-cell>
          <table:table-cell table:formula="of:=NOT(ISERROR(MATCH([.A5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profile</text:p>
          </table:table-cell>
          <table:table-cell table:formula="of:=NOT(ISERROR(MATCH([.A5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pta</text:p>
          </table:table-cell>
          <table:table-cell table:formula="of:=NOT(ISERROR(MATCH([.A5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pure-const</text:p>
          </table:table-cell>
          <table:table-cell table:formula="of:=NOT(ISERROR(MATCH([.A5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reference</text:p>
          </table:table-cell>
          <table:table-cell table:formula="of:=NOT(ISERROR(MATCH([.A5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pa-sra</text:p>
          </table:table-cell>
          <table:table-cell table:formula="of:=NOT(ISERROR(MATCH([.A5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ra-hoist-pressure</text:p>
          </table:table-cell>
          <table:table-cell table:formula="of:=NOT(ISERROR(MATCH([.A6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ira-loop-pressure</text:p>
          </table:table-cell>
          <table:table-cell table:formula="of:=NOT(ISERROR(MATCH([.A61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isolate-erroneous-paths-attribute</text:p>
          </table:table-cell>
          <table:table-cell table:formula="of:=NOT(ISERROR(MATCH([.A62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isolate-erroneous-paths-dereference</text:p>
          </table:table-cell>
          <table:table-cell table:formula="of:=NOT(ISERROR(MATCH([.A63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ivopts</text:p>
          </table:table-cell>
          <table:table-cell table:formula="of:=NOT(ISERROR(MATCH([.A6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jump-tables</text:p>
          </table:table-cell>
          <table:table-cell table:formula="of:=NOT(ISERROR(MATCH([.A6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lifetime-dse</text:p>
          </table:table-cell>
          <table:table-cell table:formula="of:=NOT(ISERROR(MATCH([.A66];[$'arm-none-eabi-gcc_4.8.2'.$A$2:.$A$187];0)))" office:value-type="boolean" office:boolean-value="false" calcext:value-type="boolean">
            <text:p>FALSE</text:p>
          </table:table-cell>
          <table:table-cell office:value-type="string" calcext:value-type="string">
            <text:p>c++ flag</text:p>
          </table:table-cell>
        </table:table-row>
        <table:table-row table:style-name="ro1">
          <table:table-cell office:value-type="string" calcext:value-type="string">
            <text:p>-flive-range-shrinkage</text:p>
          </table:table-cell>
          <table:table-cell table:formula="of:=NOT(ISERROR(MATCH([.A67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loop-block</text:p>
          </table:table-cell>
          <table:table-cell table:formula="of:=NOT(ISERROR(MATCH([.A6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loop-interchange</text:p>
          </table:table-cell>
          <table:table-cell table:formula="of:=NOT(ISERROR(MATCH([.A6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loop-nest-optimize</text:p>
          </table:table-cell>
          <table:table-cell table:formula="of:=NOT(ISERROR(MATCH([.A7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loop-parallelize-all</text:p>
          </table:table-cell>
          <table:table-cell table:formula="of:=NOT(ISERROR(MATCH([.A7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loop-strip-mine</text:p>
          </table:table-cell>
          <table:table-cell table:formula="of:=NOT(ISERROR(MATCH([.A7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math-errno</text:p>
          </table:table-cell>
          <table:table-cell table:formula="of:=NOT(ISERROR(MATCH([.A7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merge-all-constants</text:p>
          </table:table-cell>
          <table:table-cell table:formula="of:=NOT(ISERROR(MATCH([.A7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merge-constants</text:p>
          </table:table-cell>
          <table:table-cell table:formula="of:=NOT(ISERROR(MATCH([.A7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modulo-sched</text:p>
          </table:table-cell>
          <table:table-cell table:formula="of:=NOT(ISERROR(MATCH([.A7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move-loop-invariants</text:p>
          </table:table-cell>
          <table:table-cell table:formula="of:=NOT(ISERROR(MATCH([.A7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non-call-exceptions</text:p>
          </table:table-cell>
          <table:table-cell table:formula="of:=NOT(ISERROR(MATCH([.A7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nothrow-opt</text:p>
          </table:table-cell>
          <table:table-cell table:formula="of:=NOT(ISERROR(MATCH([.A7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omit-frame-pointer</text:p>
          </table:table-cell>
          <table:table-cell table:formula="of:=NOT(ISERROR(MATCH([.A8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opt-info</text:p>
          </table:table-cell>
          <table:table-cell table:formula="of:=NOT(ISERROR(MATCH([.A8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optimize-sibling-calls</text:p>
          </table:table-cell>
          <table:table-cell table:formula="of:=NOT(ISERROR(MATCH([.A8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optimize-strlen</text:p>
          </table:table-cell>
          <table:table-cell table:formula="of:=NOT(ISERROR(MATCH([.A8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ack-struct</text:p>
          </table:table-cell>
          <table:table-cell table:formula="of:=NOT(ISERROR(MATCH([.A8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ack-struct=&lt;number&gt; <text:s text:c="9"/></text:p>
          </table:table-cell>
          <table:table-cell table:formula="of:=NOT(ISERROR(MATCH([.A85];[$'arm-none-eabi-gcc_4.8.2'.$A$2:.$A$187];0)))" office:value-type="boolean" office:boolean-value="false" calcext:value-type="boolean">
            <text:p>FALSE</text:p>
          </table:table-cell>
          <table:table-cell office:value-type="string" calcext:value-type="string">
            <text:p>not binary</text:p>
          </table:table-cell>
        </table:table-row>
        <table:table-row table:style-name="ro1">
          <table:table-cell office:value-type="string" calcext:value-type="string">
            <text:p>-fpeel-loops</text:p>
          </table:table-cell>
          <table:table-cell table:formula="of:=NOT(ISERROR(MATCH([.A8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eephole</text:p>
          </table:table-cell>
          <table:table-cell table:formula="of:=NOT(ISERROR(MATCH([.A8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eephole2</text:p>
          </table:table-cell>
          <table:table-cell table:formula="of:=NOT(ISERROR(MATCH([.A8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redictive-commoning</text:p>
          </table:table-cell>
          <table:table-cell table:formula="of:=NOT(ISERROR(MATCH([.A8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prefetch-loop-arrays</text:p>
          </table:table-cell>
          <table:table-cell table:formula="of:=NOT(ISERROR(MATCH([.A9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g-struct-return</text:p>
          </table:table-cell>
          <table:table-cell table:formula="of:=NOT(ISERROR(MATCH([.A9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name-registers</text:p>
          </table:table-cell>
          <table:table-cell table:formula="of:=NOT(ISERROR(MATCH([.A9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order-blocks</text:p>
          </table:table-cell>
          <table:table-cell table:formula="of:=NOT(ISERROR(MATCH([.A9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order-blocks-and-partition</text:p>
          </table:table-cell>
          <table:table-cell table:formula="of:=NOT(ISERROR(MATCH([.A9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order-functions</text:p>
          </table:table-cell>
          <table:table-cell table:formula="of:=NOT(ISERROR(MATCH([.A9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run-cse-after-loop</text:p>
          </table:table-cell>
          <table:table-cell table:formula="of:=NOT(ISERROR(MATCH([.A9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eschedule-modulo-scheduled-loops</text:p>
          </table:table-cell>
          <table:table-cell table:formula="of:=NOT(ISERROR(MATCH([.A9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ounding-math</text:p>
          </table:table-cell>
          <table:table-cell table:formula="of:=NOT(ISERROR(MATCH([.A9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rtti</text:p>
          </table:table-cell>
          <table:table-cell table:formula="of:=NOT(ISERROR(MATCH([.A9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critical-path-heuristic</text:p>
          </table:table-cell>
          <table:table-cell table:formula="of:=NOT(ISERROR(MATCH([.A10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dep-count-heuristic</text:p>
          </table:table-cell>
          <table:table-cell table:formula="of:=NOT(ISERROR(MATCH([.A10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group-heuristic</text:p>
          </table:table-cell>
          <table:table-cell table:formula="of:=NOT(ISERROR(MATCH([.A10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interblock</text:p>
          </table:table-cell>
          <table:table-cell table:formula="of:=NOT(ISERROR(MATCH([.A10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last-insn-heuristic</text:p>
          </table:table-cell>
          <table:table-cell table:formula="of:=NOT(ISERROR(MATCH([.A10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pressure</text:p>
          </table:table-cell>
          <table:table-cell table:formula="of:=NOT(ISERROR(MATCH([.A10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rank-heuristic</text:p>
          </table:table-cell>
          <table:table-cell table:formula="of:=NOT(ISERROR(MATCH([.A10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pec</text:p>
          </table:table-cell>
          <table:table-cell table:formula="of:=NOT(ISERROR(MATCH([.A10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pec-insn-heuristic</text:p>
          </table:table-cell>
          <table:table-cell table:formula="of:=NOT(ISERROR(MATCH([.A10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pec-load</text:p>
          </table:table-cell>
          <table:table-cell table:formula="of:=NOT(ISERROR(MATCH([.A10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pec-load-dangerous</text:p>
          </table:table-cell>
          <table:table-cell table:formula="of:=NOT(ISERROR(MATCH([.A11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talled-insns</text:p>
          </table:table-cell>
          <table:table-cell table:formula="of:=NOT(ISERROR(MATCH([.A11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-stalled-insns-dep</text:p>
          </table:table-cell>
          <table:table-cell table:formula="of:=NOT(ISERROR(MATCH([.A11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2-use-superblocks</text:p>
          </table:table-cell>
          <table:table-cell table:formula="of:=NOT(ISERROR(MATCH([.A11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ule-insns</text:p>
          </table:table-cell>
          <table:table-cell table:formula="of:=NOT(ISERROR(MATCH([.A11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chedule-insns2</text:p>
          </table:table-cell>
          <table:table-cell table:formula="of:=NOT(ISERROR(MATCH([.A11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ction-anchors</text:p>
          </table:table-cell>
          <table:table-cell table:formula="of:=NOT(ISERROR(MATCH([.A11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l-sched-pipelining</text:p>
          </table:table-cell>
          <table:table-cell table:formula="of:=NOT(ISERROR(MATCH([.A11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l-sched-pipelining-outer-loops</text:p>
          </table:table-cell>
          <table:table-cell table:formula="of:=NOT(ISERROR(MATCH([.A11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l-sched-reschedule-pipelined</text:p>
          </table:table-cell>
          <table:table-cell table:formula="of:=NOT(ISERROR(MATCH([.A11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lective-scheduling</text:p>
          </table:table-cell>
          <table:table-cell table:formula="of:=NOT(ISERROR(MATCH([.A12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elective-scheduling2</text:p>
          </table:table-cell>
          <table:table-cell table:formula="of:=NOT(ISERROR(MATCH([.A12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hort-double</text:p>
          </table:table-cell>
          <table:table-cell table:formula="of:=NOT(ISERROR(MATCH([.A12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hort-enums</text:p>
          </table:table-cell>
          <table:table-cell table:formula="of:=NOT(ISERROR(MATCH([.A12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hort-wchar</text:p>
          </table:table-cell>
          <table:table-cell table:formula="of:=NOT(ISERROR(MATCH([.A12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hrink-wrap</text:p>
          </table:table-cell>
          <table:table-cell table:formula="of:=NOT(ISERROR(MATCH([.A12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ignaling-nans</text:p>
          </table:table-cell>
          <table:table-cell table:formula="of:=NOT(ISERROR(MATCH([.A12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igned-zeros</text:p>
          </table:table-cell>
          <table:table-cell table:formula="of:=NOT(ISERROR(MATCH([.A12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ingle-precision-constant</text:p>
          </table:table-cell>
          <table:table-cell table:formula="of:=NOT(ISERROR(MATCH([.A12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plit-ivs-in-unroller</text:p>
          </table:table-cell>
          <table:table-cell table:formula="of:=NOT(ISERROR(MATCH([.A12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plit-wide-types</text:p>
          </table:table-cell>
          <table:table-cell table:formula="of:=NOT(ISERROR(MATCH([.A13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trict-aliasing</text:p>
          </table:table-cell>
          <table:table-cell table:formula="of:=NOT(ISERROR(MATCH([.A13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strict-enums</text:p>
          </table:table-cell>
          <table:table-cell table:formula="of:=NOT(ISERROR(MATCH([.A13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hread-jumps</text:p>
          </table:table-cell>
          <table:table-cell table:formula="of:=NOT(ISERROR(MATCH([.A13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no-threadsafe-statics</text:p>
          </table:table-cell>
          <table:table-cell table:formula="of:=NOT(ISERROR(MATCH([.A13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oplevel-reorder</text:p>
          </table:table-cell>
          <table:table-cell table:formula="of:=NOT(ISERROR(MATCH([.A13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apping-math</text:p>
          </table:table-cell>
          <table:table-cell table:formula="of:=NOT(ISERROR(MATCH([.A13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apv</text:p>
          </table:table-cell>
          <table:table-cell table:formula="of:=NOT(ISERROR(MATCH([.A13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bit-ccp</text:p>
          </table:table-cell>
          <table:table-cell table:formula="of:=NOT(ISERROR(MATCH([.A13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builtin-call-dce</text:p>
          </table:table-cell>
          <table:table-cell table:formula="of:=NOT(ISERROR(MATCH([.A13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cp</text:p>
          </table:table-cell>
          <table:table-cell table:formula="of:=NOT(ISERROR(MATCH([.A14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h</text:p>
          </table:table-cell>
          <table:table-cell table:formula="of:=NOT(ISERROR(MATCH([.A14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oalesce-inlined-vars</text:p>
          </table:table-cell>
          <table:table-cell table:formula="of:=NOT(ISERROR(MATCH([.A14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oalesce-vars</text:p>
          </table:table-cell>
          <table:table-cell table:formula="of:=NOT(ISERROR(MATCH([.A14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opy-prop</text:p>
          </table:table-cell>
          <table:table-cell table:formula="of:=NOT(ISERROR(MATCH([.A14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opyrename</text:p>
          </table:table-cell>
          <table:table-cell table:formula="of:=NOT(ISERROR(MATCH([.A14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cselim</text:p>
          </table:table-cell>
          <table:table-cell table:formula="of:=NOT(ISERROR(MATCH([.A14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dce</text:p>
          </table:table-cell>
          <table:table-cell table:formula="of:=NOT(ISERROR(MATCH([.A14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dominator-opts</text:p>
          </table:table-cell>
          <table:table-cell table:formula="of:=NOT(ISERROR(MATCH([.A14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dse</text:p>
          </table:table-cell>
          <table:table-cell table:formula="of:=NOT(ISERROR(MATCH([.A14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forwprop</text:p>
          </table:table-cell>
          <table:table-cell table:formula="of:=NOT(ISERROR(MATCH([.A15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fre</text:p>
          </table:table-cell>
          <table:table-cell table:formula="of:=NOT(ISERROR(MATCH([.A15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distribute-patterns</text:p>
          </table:table-cell>
          <table:table-cell table:formula="of:=NOT(ISERROR(MATCH([.A15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distribution</text:p>
          </table:table-cell>
          <table:table-cell table:formula="of:=NOT(ISERROR(MATCH([.A15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if-convert</text:p>
          </table:table-cell>
          <table:table-cell table:formula="of:=NOT(ISERROR(MATCH([.A15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if-convert-stores</text:p>
          </table:table-cell>
          <table:table-cell table:formula="of:=NOT(ISERROR(MATCH([.A15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im</text:p>
          </table:table-cell>
          <table:table-cell table:formula="of:=NOT(ISERROR(MATCH([.A15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ivcanon</text:p>
          </table:table-cell>
          <table:table-cell table:formula="of:=NOT(ISERROR(MATCH([.A15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optimize</text:p>
          </table:table-cell>
          <table:table-cell table:formula="of:=NOT(ISERROR(MATCH([.A15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loop-vectorize</text:p>
          </table:table-cell>
          <table:table-cell table:formula="of:=NOT(ISERROR(MATCH([.A159];[$'arm-none-eabi-gcc_4.8.2'.$A$2:.$A$187];0)))" office:value-type="boolean" office:boolean-value="false" calcext:value-type="boolean">
            <text:p>FALSE</text:p>
          </table:table-cell>
          <table:table-cell office:value-type="string" calcext:value-type="string">
            <text:p>-ftree-vectorize = -ftree-loop-vectorize + -ftree-slp-vectorize</text:p>
          </table:table-cell>
        </table:table-row>
        <table:table-row table:style-name="ro1">
          <table:table-cell office:value-type="string" calcext:value-type="string">
            <text:p>-ftree-lrs</text:p>
          </table:table-cell>
          <table:table-cell table:formula="of:=NOT(ISERROR(MATCH([.A16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partial-pre</text:p>
          </table:table-cell>
          <table:table-cell table:formula="of:=NOT(ISERROR(MATCH([.A16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phiprop</text:p>
          </table:table-cell>
          <table:table-cell table:formula="of:=NOT(ISERROR(MATCH([.A16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pre</text:p>
          </table:table-cell>
          <table:table-cell table:formula="of:=NOT(ISERROR(MATCH([.A16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pta</text:p>
          </table:table-cell>
          <table:table-cell table:formula="of:=NOT(ISERROR(MATCH([.A16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reassoc</text:p>
          </table:table-cell>
          <table:table-cell table:formula="of:=NOT(ISERROR(MATCH([.A16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cev-cprop</text:p>
          </table:table-cell>
          <table:table-cell table:formula="of:=NOT(ISERROR(MATCH([.A16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ink</text:p>
          </table:table-cell>
          <table:table-cell table:formula="of:=NOT(ISERROR(MATCH([.A16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lp-vectorize</text:p>
          </table:table-cell>
          <table:table-cell table:formula="of:=NOT(ISERROR(MATCH([.A16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lsr</text:p>
          </table:table-cell>
          <table:table-cell table:formula="of:=NOT(ISERROR(MATCH([.A16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ra</text:p>
          </table:table-cell>
          <table:table-cell table:formula="of:=NOT(ISERROR(MATCH([.A17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witch-conversion</text:p>
          </table:table-cell>
          <table:table-cell table:formula="of:=NOT(ISERROR(MATCH([.A17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switch-shortcut</text:p>
          </table:table-cell>
          <table:table-cell table:formula="of:=NOT(ISERROR(MATCH([.A172];[$'arm-none-eabi-gcc_4.8.2'.$A$2:.$A$187];0)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-ftree-tail-merge</text:p>
          </table:table-cell>
          <table:table-cell table:formula="of:=NOT(ISERROR(MATCH([.A17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ter</text:p>
          </table:table-cell>
          <table:table-cell table:formula="of:=NOT(ISERROR(MATCH([.A17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vectorize</text:p>
          </table:table-cell>
          <table:table-cell table:formula="of:=NOT(ISERROR(MATCH([.A17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tree-vrp</text:p>
          </table:table-cell>
          <table:table-cell table:formula="of:=NOT(ISERROR(MATCH([.A17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it-at-a-time</text:p>
          </table:table-cell>
          <table:table-cell table:formula="of:=NOT(ISERROR(MATCH([.A17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roll-all-loops</text:p>
          </table:table-cell>
          <table:table-cell table:formula="of:=NOT(ISERROR(MATCH([.A17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roll-loops</text:p>
          </table:table-cell>
          <table:table-cell table:formula="of:=NOT(ISERROR(MATCH([.A17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safe-loop-optimizations</text:p>
          </table:table-cell>
          <table:table-cell table:formula="of:=NOT(ISERROR(MATCH([.A18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safe-math-optimizations</text:p>
          </table:table-cell>
          <table:table-cell table:formula="of:=NOT(ISERROR(MATCH([.A18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switch-loops</text:p>
          </table:table-cell>
          <table:table-cell table:formula="of:=NOT(ISERROR(MATCH([.A182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unwind-tables</text:p>
          </table:table-cell>
          <table:table-cell table:formula="of:=NOT(ISERROR(MATCH([.A183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ar-tracking</text:p>
          </table:table-cell>
          <table:table-cell table:formula="of:=NOT(ISERROR(MATCH([.A184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ar-tracking-assignments</text:p>
          </table:table-cell>
          <table:table-cell table:formula="of:=NOT(ISERROR(MATCH([.A185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ar-tracking-assignments-toggle</text:p>
          </table:table-cell>
          <table:table-cell table:formula="of:=NOT(ISERROR(MATCH([.A186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ar-tracking-uninit</text:p>
          </table:table-cell>
          <table:table-cell table:formula="of:=NOT(ISERROR(MATCH([.A187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ariable-expansion-in-unroller</text:p>
          </table:table-cell>
          <table:table-cell table:formula="of:=NOT(ISERROR(MATCH([.A188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vpt</text:p>
          </table:table-cell>
          <table:table-cell table:formula="of:=NOT(ISERROR(MATCH([.A189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web</text:p>
          </table:table-cell>
          <table:table-cell table:formula="of:=NOT(ISERROR(MATCH([.A190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whole-program</text:p>
          </table:table-cell>
          <table:table-cell table:formula="of:=NOT(ISERROR(MATCH([.A191];[$'arm-none-eabi-gcc_4.8.2'.$A$2:.$A$187];0)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-fwrapv</text:p>
          </table:table-cell>
          <table:table-cell table:formula="of:=NOT(ISERROR(MATCH([.A192];[$'arm-none-eabi-gcc_4.8.2'.$A$2:.$A$187];0)))" office:value-type="boolean" office:boolean-value="true" calcext:value-type="boolean">
            <text:p>TRUE</text:p>
          </table:table-cell>
          <table:table-cell/>
        </table:table-row>
      </table:table>
      <table:named-expressions/>
      <table:database-ranges>
        <table:database-range table:name="__Anonymous_Sheet_DB__0" table:target-range-address="'arm-none-eabi-gcc_4.8.2'.A1:'arm-none-eabi-gcc_4.8.2'.L191" table:orientation="column"/>
        <table:database-range table:name="__Anonymous_Sheet_DB__1" table:target-range-address="'arm-none-eabi-gcc_4.9.3'.A1:'arm-none-eabi-gcc_4.9.3'.C19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1:13:09.845152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2:54:05.778762389</meta:creation-date>
    <dc:date>2016-06-09T15:57:45.294100159</dc:date>
    <meta:editing-duration>PT15H20M17S</meta:editing-duration>
    <meta:editing-cycles>21</meta:editing-cycles>
    <meta:generator>LibreOffice/5.1.4.2$Linux_X86_64 LibreOffice_project/10m0$Build-2</meta:generator>
    <meta:document-statistic meta:table-count="2" meta:cell-count="2330" meta:object-count="0"/>
  </office:meta>
</office:document-meta>
</file>